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ExtendedModel">
            <text:p>ExtendedMode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Extended Model of Synechocystis">
            <text:p>Extended Model of Synechocysti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I">
            <text:p>KI</text:p>
          </table:table-cell>
          <table:table-cell office:value-type="string" office:string-value="Inhibition constant matrix">
            <text:p>Inhibition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opt">
            <text:p>qopt</text:p>
          </table:table-cell>
          <table:table-cell office:value-type="string" office:string-value="Optimal solutions per condition">
            <text:p>Optimal solutions per condition</text:p>
          </table:table-cell>
        </table:table-row>
      </table:table>
      <table:table table:name="M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-0.99">
            <text:p>-0.9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-0.1">
            <text:p>-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H+">
            <text:p>H+</text:p>
          </table:table-cell>
          <table:table-cell office:value-type="float" office:value="0.0">
            <text:p/>
          </table:table-cell>
          <table:table-cell office:value-type="float" office:value="0.02">
            <text:p>0.02</text:p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">
            <text:p>P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9">
            <text:p>0.99</text:p>
          </table:table-cell>
          <table:table-cell office:value-type="float" office:value="-0.7">
            <text:p>-0.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-">
            <text:p>PC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69">
            <text:p>0.6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">
            <text:p>PQ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H2">
            <text:p>PQH2</text:p>
          </table:table-cell>
          <table:table-cell office:value-type="float" office:value="0.0">
            <text:p/>
          </table:table-cell>
          <table:table-cell office:value-type="float" office:value="0.98">
            <text:p>0.98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-0.01">
            <text:p>-0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05">
            <text:p>-0.05</text:p>
          </table:table-cell>
          <table:table-cell office:value-type="float" office:value="-0.05">
            <text:p>-0.05</text:p>
          </table:table-cell>
          <table:table-cell office:value-type="float" office:value="-0.3">
            <text:p>-0.3</text:p>
          </table:table-cell>
        </table:table-row>
        <table:table-row>
          <table:table-cell table:style-name="pd1" office:value-type="string" office:string-value="NADPH">
            <text:p>NADP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-0.05">
            <text:p>-0.0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3">
            <text:p>C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51.544473190226">
            <text:p>51.544473190226</text:p>
          </table:table-cell>
          <table:table-cell office:value-type="float" office:value="3.69205776839722">
            <text:p>3.69205776839722</text:p>
          </table:table-cell>
          <table:table-cell office:value-type="float" office:value="37.9659872964601">
            <text:p>37.9659872964601</text:p>
          </table:table-cell>
          <table:table-cell office:value-type="float" office:value="1404.89106667044">
            <text:p>1404.89106667044</text:p>
          </table:table-cell>
          <table:table-cell office:value-type="float" office:value="4.9">
            <text:p>4.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02.44">
            <text:p>702.4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0315">
            <text:p>0.003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440.0">
            <text:p>440.0</text:p>
          </table:table-cell>
          <table:table-cell office:value-type="float" office:value="440.0">
            <text:p>44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91">
            <text:p>11.9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H+">
            <text:p>H+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">
            <text:p>P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175">
            <text:p>1.417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-">
            <text:p>PC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617">
            <text:p>1.6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">
            <text:p>PQ</text:p>
          </table:table-cell>
          <table:table-cell office:value-type="float" office:value="0.0">
            <text:p/>
          </table:table-cell>
          <table:table-cell office:value-type="float" office:value="1.258656">
            <text:p>1.25865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H2">
            <text:p>PQH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003">
            <text:p>0.000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string" office:string-value="NADPH">
            <text:p>NADP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3">
            <text:p>C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91">
            <text:p>11.91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I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H+">
            <text:p>H+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">
            <text:p>PC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C-">
            <text:p>PC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">
            <text:p>PQ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QH2">
            <text:p>PQH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TP">
            <text:p>ATP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ADPH">
            <text:p>NADPH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3">
            <text:p>C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">
            <text:p>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85.67">
            <text:p>385.67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  <table:table-cell table:style-name="pd1" office:value-type="string" office:string-value="26">
            <text:p>26</text:p>
          </table:table-cell>
          <table:table-cell table:style-name="pd1" office:value-type="string" office:string-value="27">
            <text:p>27</text:p>
          </table:table-cell>
          <table:table-cell table:style-name="pd1" office:value-type="string" office:string-value="28">
            <text:p>28</text:p>
          </table:table-cell>
          <table:table-cell table:style-name="pd1" office:value-type="string" office:string-value="29">
            <text:p>29</text:p>
          </table:table-cell>
          <table:table-cell table:style-name="pd1" office:value-type="string" office:string-value="30">
            <text:p>30</text:p>
          </table:table-cell>
          <table:table-cell table:style-name="pd1" office:value-type="string" office:string-value="31">
            <text:p>31</text:p>
          </table:table-cell>
          <table:table-cell table:style-name="pd1" office:value-type="string" office:string-value="32">
            <text:p>32</text:p>
          </table:table-cell>
          <table:table-cell table:style-name="pd1" office:value-type="string" office:string-value="33">
            <text:p>33</text:p>
          </table:table-cell>
          <table:table-cell table:style-name="pd1" office:value-type="string" office:string-value="34">
            <text:p>34</text:p>
          </table:table-cell>
          <table:table-cell table:style-name="pd1" office:value-type="string" office:string-value="35">
            <text:p>35</text:p>
          </table:table-cell>
          <table:table-cell table:style-name="pd1" office:value-type="string" office:string-value="36">
            <text:p>36</text:p>
          </table:table-cell>
          <table:table-cell table:style-name="pd1" office:value-type="string" office:string-value="37">
            <text:p>37</text:p>
          </table:table-cell>
          <table:table-cell table:style-name="pd1" office:value-type="string" office:string-value="38">
            <text:p>38</text:p>
          </table:table-cell>
          <table:table-cell table:style-name="pd1" office:value-type="string" office:string-value="39">
            <text:p>39</text:p>
          </table:table-cell>
          <table:table-cell table:style-name="pd1" office:value-type="string" office:string-value="40">
            <text:p>40</text:p>
          </table:table-cell>
          <table:table-cell table:style-name="pd1" office:value-type="string" office:string-value="41">
            <text:p>41</text:p>
          </table:table-cell>
          <table:table-cell table:style-name="pd1" office:value-type="string" office:string-value="42">
            <text:p>42</text:p>
          </table:table-cell>
          <table:table-cell table:style-name="pd1" office:value-type="string" office:string-value="43">
            <text:p>43</text:p>
          </table:table-cell>
          <table:table-cell table:style-name="pd1" office:value-type="string" office:string-value="44">
            <text:p>44</text:p>
          </table:table-cell>
          <table:table-cell table:style-name="pd1" office:value-type="string" office:string-value="45">
            <text:p>45</text:p>
          </table:table-cell>
          <table:table-cell table:style-name="pd1" office:value-type="string" office:string-value="46">
            <text:p>46</text:p>
          </table:table-cell>
          <table:table-cell table:style-name="pd1" office:value-type="string" office:string-value="47">
            <text:p>47</text:p>
          </table:table-cell>
          <table:table-cell table:style-name="pd1" office:value-type="string" office:string-value="48">
            <text:p>48</text:p>
          </table:table-cell>
          <table:table-cell table:style-name="pd1" office:value-type="string" office:string-value="49">
            <text:p>49</text:p>
          </table:table-cell>
          <table:table-cell table:style-name="pd1" office:value-type="string" office:string-value="50">
            <text:p>50</text:p>
          </table:table-cell>
          <table:table-cell table:style-name="pd1" office:value-type="string" office:string-value="51">
            <text:p>51</text:p>
          </table:table-cell>
          <table:table-cell table:style-name="pd1" office:value-type="string" office:string-value="52">
            <text:p>52</text:p>
          </table:table-cell>
          <table:table-cell table:style-name="pd1" office:value-type="string" office:string-value="53">
            <text:p>53</text:p>
          </table:table-cell>
          <table:table-cell table:style-name="pd1" office:value-type="string" office:string-value="54">
            <text:p>54</text:p>
          </table:table-cell>
          <table:table-cell table:style-name="pd1" office:value-type="string" office:string-value="55">
            <text:p>55</text:p>
          </table:table-cell>
          <table:table-cell table:style-name="pd1" office:value-type="string" office:string-value="56">
            <text:p>56</text:p>
          </table:table-cell>
          <table:table-cell table:style-name="pd1" office:value-type="string" office:string-value="57">
            <text:p>57</text:p>
          </table:table-cell>
          <table:table-cell table:style-name="pd1" office:value-type="string" office:string-value="58">
            <text:p>58</text:p>
          </table:table-cell>
          <table:table-cell table:style-name="pd1" office:value-type="string" office:string-value="59">
            <text:p>59</text:p>
          </table:table-cell>
          <table:table-cell table:style-name="pd1" office:value-type="string" office:string-value="60">
            <text:p>60</text:p>
          </table:table-cell>
          <table:table-cell table:style-name="pd1" office:value-type="string" office:string-value="61">
            <text:p>61</text:p>
          </table:table-cell>
          <table:table-cell table:style-name="pd1" office:value-type="string" office:string-value="62">
            <text:p>62</text:p>
          </table:table-cell>
          <table:table-cell table:style-name="pd1" office:value-type="string" office:string-value="63">
            <text:p>63</text:p>
          </table:table-cell>
          <table:table-cell table:style-name="pd1" office:value-type="string" office:string-value="64">
            <text:p>64</text:p>
          </table:table-cell>
          <table:table-cell table:style-name="pd1" office:value-type="string" office:string-value="65">
            <text:p>65</text:p>
          </table:table-cell>
          <table:table-cell table:style-name="pd1" office:value-type="string" office:string-value="66">
            <text:p>66</text:p>
          </table:table-cell>
          <table:table-cell table:style-name="pd1" office:value-type="string" office:string-value="67">
            <text:p>67</text:p>
          </table:table-cell>
          <table:table-cell table:style-name="pd1" office:value-type="string" office:string-value="68">
            <text:p>68</text:p>
          </table:table-cell>
          <table:table-cell table:style-name="pd1" office:value-type="string" office:string-value="69">
            <text:p>69</text:p>
          </table:table-cell>
          <table:table-cell table:style-name="pd1" office:value-type="string" office:string-value="70">
            <text:p>70</text:p>
          </table:table-cell>
          <table:table-cell table:style-name="pd1" office:value-type="string" office:string-value="71">
            <text:p>71</text:p>
          </table:table-cell>
          <table:table-cell table:style-name="pd1" office:value-type="string" office:string-value="72">
            <text:p>72</text:p>
          </table:table-cell>
          <table:table-cell table:style-name="pd1" office:value-type="string" office:string-value="73">
            <text:p>73</text:p>
          </table:table-cell>
          <table:table-cell table:style-name="pd1" office:value-type="string" office:string-value="74">
            <text:p>74</text:p>
          </table:table-cell>
          <table:table-cell table:style-name="pd1" office:value-type="string" office:string-value="75">
            <text:p>75</text:p>
          </table:table-cell>
          <table:table-cell table:style-name="pd1" office:value-type="string" office:string-value="76">
            <text:p>76</text:p>
          </table:table-cell>
          <table:table-cell table:style-name="pd1" office:value-type="string" office:string-value="77">
            <text:p>77</text:p>
          </table:table-cell>
          <table:table-cell table:style-name="pd1" office:value-type="string" office:string-value="78">
            <text:p>78</text:p>
          </table:table-cell>
          <table:table-cell table:style-name="pd1" office:value-type="string" office:string-value="79">
            <text:p>79</text:p>
          </table:table-cell>
          <table:table-cell table:style-name="pd1" office:value-type="string" office:string-value="80">
            <text:p>80</text:p>
          </table:table-cell>
          <table:table-cell table:style-name="pd1" office:value-type="string" office:string-value="81">
            <text:p>81</text:p>
          </table:table-cell>
          <table:table-cell table:style-name="pd1" office:value-type="string" office:string-value="82">
            <text:p>82</text:p>
          </table:table-cell>
          <table:table-cell table:style-name="pd1" office:value-type="string" office:string-value="83">
            <text:p>83</text:p>
          </table:table-cell>
          <table:table-cell table:style-name="pd1" office:value-type="string" office:string-value="84">
            <text:p>84</text:p>
          </table:table-cell>
          <table:table-cell table:style-name="pd1" office:value-type="string" office:string-value="85">
            <text:p>85</text:p>
          </table:table-cell>
          <table:table-cell table:style-name="pd1" office:value-type="string" office:string-value="86">
            <text:p>86</text:p>
          </table:table-cell>
          <table:table-cell table:style-name="pd1" office:value-type="string" office:string-value="87">
            <text:p>87</text:p>
          </table:table-cell>
          <table:table-cell table:style-name="pd1" office:value-type="string" office:string-value="88">
            <text:p>88</text:p>
          </table:table-cell>
          <table:table-cell table:style-name="pd1" office:value-type="string" office:string-value="89">
            <text:p>89</text:p>
          </table:table-cell>
          <table:table-cell table:style-name="pd1" office:value-type="string" office:string-value="90">
            <text:p>90</text:p>
          </table:table-cell>
          <table:table-cell table:style-name="pd1" office:value-type="string" office:string-value="91">
            <text:p>91</text:p>
          </table:table-cell>
          <table:table-cell table:style-name="pd1" office:value-type="string" office:string-value="92">
            <text:p>92</text:p>
          </table:table-cell>
          <table:table-cell table:style-name="pd1" office:value-type="string" office:string-value="93">
            <text:p>93</text:p>
          </table:table-cell>
          <table:table-cell table:style-name="pd1" office:value-type="string" office:string-value="94">
            <text:p>94</text:p>
          </table:table-cell>
          <table:table-cell table:style-name="pd1" office:value-type="string" office:string-value="95">
            <text:p>95</text:p>
          </table:table-cell>
          <table:table-cell table:style-name="pd1" office:value-type="string" office:string-value="96">
            <text:p>96</text:p>
          </table:table-cell>
          <table:table-cell table:style-name="pd1" office:value-type="string" office:string-value="97">
            <text:p>97</text:p>
          </table:table-cell>
          <table:table-cell table:style-name="pd1" office:value-type="string" office:string-value="98">
            <text:p>98</text:p>
          </table:table-cell>
          <table:table-cell table:style-name="pd1" office:value-type="string" office:string-value="99">
            <text:p>99</text:p>
          </table:table-cell>
          <table:table-cell table:style-name="pd1" office:value-type="string" office:string-value="100">
            <text:p>100</text:p>
          </table:table-cell>
          <table:table-cell table:style-name="pd1" office:value-type="string" office:string-value="101">
            <text:p>101</text:p>
          </table:table-cell>
          <table:table-cell table:style-name="pd1" office:value-type="string" office:string-value="102">
            <text:p>102</text:p>
          </table:table-cell>
          <table:table-cell table:style-name="pd1" office:value-type="string" office:string-value="103">
            <text:p>103</text:p>
          </table:table-cell>
          <table:table-cell table:style-name="pd1" office:value-type="string" office:string-value="104">
            <text:p>104</text:p>
          </table:table-cell>
          <table:table-cell table:style-name="pd1" office:value-type="string" office:string-value="105">
            <text:p>105</text:p>
          </table:table-cell>
          <table:table-cell table:style-name="pd1" office:value-type="string" office:string-value="106">
            <text:p>106</text:p>
          </table:table-cell>
          <table:table-cell table:style-name="pd1" office:value-type="string" office:string-value="107">
            <text:p>107</text:p>
          </table:table-cell>
          <table:table-cell table:style-name="pd1" office:value-type="string" office:string-value="108">
            <text:p>108</text:p>
          </table:table-cell>
          <table:table-cell table:style-name="pd1" office:value-type="string" office:string-value="109">
            <text:p>109</text:p>
          </table:table-cell>
          <table:table-cell table:style-name="pd1" office:value-type="string" office:string-value="110">
            <text:p>110</text:p>
          </table:table-cell>
          <table:table-cell table:style-name="pd1" office:value-type="string" office:string-value="111">
            <text:p>111</text:p>
          </table:table-cell>
          <table:table-cell table:style-name="pd1" office:value-type="string" office:string-value="112">
            <text:p>112</text:p>
          </table:table-cell>
          <table:table-cell table:style-name="pd1" office:value-type="string" office:string-value="113">
            <text:p>113</text:p>
          </table:table-cell>
          <table:table-cell table:style-name="pd1" office:value-type="string" office:string-value="114">
            <text:p>114</text:p>
          </table:table-cell>
          <table:table-cell table:style-name="pd1" office:value-type="string" office:string-value="115">
            <text:p>115</text:p>
          </table:table-cell>
          <table:table-cell table:style-name="pd1" office:value-type="string" office:string-value="116">
            <text:p>116</text:p>
          </table:table-cell>
          <table:table-cell table:style-name="pd1" office:value-type="string" office:string-value="117">
            <text:p>117</text:p>
          </table:table-cell>
          <table:table-cell table:style-name="pd1" office:value-type="string" office:string-value="118">
            <text:p>118</text:p>
          </table:table-cell>
          <table:table-cell table:style-name="pd1" office:value-type="string" office:string-value="119">
            <text:p>119</text:p>
          </table:table-cell>
          <table:table-cell table:style-name="pd1" office:value-type="string" office:string-value="120">
            <text:p>120</text:p>
          </table:table-cell>
          <table:table-cell table:style-name="pd1" office:value-type="string" office:string-value="121">
            <text:p>121</text:p>
          </table:table-cell>
          <table:table-cell table:style-name="pd1" office:value-type="string" office:string-value="122">
            <text:p>122</text:p>
          </table:table-cell>
          <table:table-cell table:style-name="pd1" office:value-type="string" office:string-value="123">
            <text:p>123</text:p>
          </table:table-cell>
          <table:table-cell table:style-name="pd1" office:value-type="string" office:string-value="124">
            <text:p>124</text:p>
          </table:table-cell>
          <table:table-cell table:style-name="pd1" office:value-type="string" office:string-value="125">
            <text:p>125</text:p>
          </table:table-cell>
          <table:table-cell table:style-name="pd1" office:value-type="string" office:string-value="126">
            <text:p>126</text:p>
          </table:table-cell>
          <table:table-cell table:style-name="pd1" office:value-type="string" office:string-value="127">
            <text:p>127</text:p>
          </table:table-cell>
          <table:table-cell table:style-name="pd1" office:value-type="string" office:string-value="128">
            <text:p>128</text:p>
          </table:table-cell>
          <table:table-cell table:style-name="pd1" office:value-type="string" office:string-value="129">
            <text:p>129</text:p>
          </table:table-cell>
          <table:table-cell table:style-name="pd1" office:value-type="string" office:string-value="130">
            <text:p>130</text:p>
          </table:table-cell>
          <table:table-cell table:style-name="pd1" office:value-type="string" office:string-value="131">
            <text:p>131</text:p>
          </table:table-cell>
          <table:table-cell table:style-name="pd1" office:value-type="string" office:string-value="132">
            <text:p>132</text:p>
          </table:table-cell>
          <table:table-cell table:style-name="pd1" office:value-type="string" office:string-value="133">
            <text:p>133</text:p>
          </table:table-cell>
          <table:table-cell table:style-name="pd1" office:value-type="string" office:string-value="134">
            <text:p>134</text:p>
          </table:table-cell>
          <table:table-cell table:style-name="pd1" office:value-type="string" office:string-value="135">
            <text:p>135</text:p>
          </table:table-cell>
          <table:table-cell table:style-name="pd1" office:value-type="string" office:string-value="136">
            <text:p>136</text:p>
          </table:table-cell>
          <table:table-cell table:style-name="pd1" office:value-type="string" office:string-value="137">
            <text:p>137</text:p>
          </table:table-cell>
          <table:table-cell table:style-name="pd1" office:value-type="string" office:string-value="138">
            <text:p>138</text:p>
          </table:table-cell>
          <table:table-cell table:style-name="pd1" office:value-type="string" office:string-value="139">
            <text:p>139</text:p>
          </table:table-cell>
          <table:table-cell table:style-name="pd1" office:value-type="string" office:string-value="140">
            <text:p>140</text:p>
          </table:table-cell>
          <table:table-cell table:style-name="pd1" office:value-type="string" office:string-value="141">
            <text:p>141</text:p>
          </table:table-cell>
          <table:table-cell table:style-name="pd1" office:value-type="string" office:string-value="142">
            <text:p>142</text:p>
          </table:table-cell>
          <table:table-cell table:style-name="pd1" office:value-type="string" office:string-value="143">
            <text:p>143</text:p>
          </table:table-cell>
          <table:table-cell table:style-name="pd1" office:value-type="string" office:string-value="144">
            <text:p>144</text:p>
          </table:table-cell>
          <table:table-cell table:style-name="pd1" office:value-type="string" office:string-value="145">
            <text:p>145</text:p>
          </table:table-cell>
          <table:table-cell table:style-name="pd1" office:value-type="string" office:string-value="146">
            <text:p>146</text:p>
          </table:table-cell>
          <table:table-cell table:style-name="pd1" office:value-type="string" office:string-value="147">
            <text:p>147</text:p>
          </table:table-cell>
          <table:table-cell table:style-name="pd1" office:value-type="string" office:string-value="148">
            <text:p>148</text:p>
          </table:table-cell>
          <table:table-cell table:style-name="pd1" office:value-type="string" office:string-value="149">
            <text:p>149</text:p>
          </table:table-cell>
          <table:table-cell table:style-name="pd1" office:value-type="string" office:string-value="150">
            <text:p>150</text:p>
          </table:table-cell>
          <table:table-cell table:style-name="pd1" office:value-type="string" office:string-value="151">
            <text:p>151</text:p>
          </table:table-cell>
          <table:table-cell table:style-name="pd1" office:value-type="string" office:string-value="152">
            <text:p>152</text:p>
          </table:table-cell>
          <table:table-cell table:style-name="pd1" office:value-type="string" office:string-value="153">
            <text:p>153</text:p>
          </table:table-cell>
          <table:table-cell table:style-name="pd1" office:value-type="string" office:string-value="154">
            <text:p>154</text:p>
          </table:table-cell>
          <table:table-cell table:style-name="pd1" office:value-type="string" office:string-value="155">
            <text:p>155</text:p>
          </table:table-cell>
          <table:table-cell table:style-name="pd1" office:value-type="string" office:string-value="156">
            <text:p>156</text:p>
          </table:table-cell>
          <table:table-cell table:style-name="pd1" office:value-type="string" office:string-value="157">
            <text:p>157</text:p>
          </table:table-cell>
          <table:table-cell table:style-name="pd1" office:value-type="string" office:string-value="158">
            <text:p>158</text:p>
          </table:table-cell>
          <table:table-cell table:style-name="pd1" office:value-type="string" office:string-value="159">
            <text:p>159</text:p>
          </table:table-cell>
          <table:table-cell table:style-name="pd1" office:value-type="string" office:string-value="160">
            <text:p>160</text:p>
          </table:table-cell>
          <table:table-cell table:style-name="pd1" office:value-type="string" office:string-value="161">
            <text:p>161</text:p>
          </table:table-cell>
          <table:table-cell table:style-name="pd1" office:value-type="string" office:string-value="162">
            <text:p>162</text:p>
          </table:table-cell>
          <table:table-cell table:style-name="pd1" office:value-type="string" office:string-value="163">
            <text:p>163</text:p>
          </table:table-cell>
          <table:table-cell table:style-name="pd1" office:value-type="string" office:string-value="164">
            <text:p>164</text:p>
          </table:table-cell>
          <table:table-cell table:style-name="pd1" office:value-type="string" office:string-value="165">
            <text:p>165</text:p>
          </table:table-cell>
          <table:table-cell table:style-name="pd1" office:value-type="string" office:string-value="166">
            <text:p>166</text:p>
          </table:table-cell>
          <table:table-cell table:style-name="pd1" office:value-type="string" office:string-value="167">
            <text:p>167</text:p>
          </table:table-cell>
          <table:table-cell table:style-name="pd1" office:value-type="string" office:string-value="168">
            <text:p>168</text:p>
          </table:table-cell>
          <table:table-cell table:style-name="pd1" office:value-type="string" office:string-value="169">
            <text:p>169</text:p>
          </table:table-cell>
          <table:table-cell table:style-name="pd1" office:value-type="string" office:string-value="170">
            <text:p>170</text:p>
          </table:table-cell>
          <table:table-cell table:style-name="pd1" office:value-type="string" office:string-value="171">
            <text:p>171</text:p>
          </table:table-cell>
          <table:table-cell table:style-name="pd1" office:value-type="string" office:string-value="172">
            <text:p>172</text:p>
          </table:table-cell>
          <table:table-cell table:style-name="pd1" office:value-type="string" office:string-value="173">
            <text:p>173</text:p>
          </table:table-cell>
          <table:table-cell table:style-name="pd1" office:value-type="string" office:string-value="174">
            <text:p>174</text:p>
          </table:table-cell>
          <table:table-cell table:style-name="pd1" office:value-type="string" office:string-value="175">
            <text:p>175</text:p>
          </table:table-cell>
          <table:table-cell table:style-name="pd1" office:value-type="string" office:string-value="176">
            <text:p>176</text:p>
          </table:table-cell>
          <table:table-cell table:style-name="pd1" office:value-type="string" office:string-value="177">
            <text:p>177</text:p>
          </table:table-cell>
          <table:table-cell table:style-name="pd1" office:value-type="string" office:string-value="178">
            <text:p>178</text:p>
          </table:table-cell>
          <table:table-cell table:style-name="pd1" office:value-type="string" office:string-value="179">
            <text:p>179</text:p>
          </table:table-cell>
          <table:table-cell table:style-name="pd1" office:value-type="string" office:string-value="180">
            <text:p>180</text:p>
          </table:table-cell>
          <table:table-cell table:style-name="pd1" office:value-type="string" office:string-value="181">
            <text:p>181</text:p>
          </table:table-cell>
          <table:table-cell table:style-name="pd1" office:value-type="string" office:string-value="182">
            <text:p>182</text:p>
          </table:table-cell>
          <table:table-cell table:style-name="pd1" office:value-type="string" office:string-value="183">
            <text:p>183</text:p>
          </table:table-cell>
          <table:table-cell table:style-name="pd1" office:value-type="string" office:string-value="184">
            <text:p>184</text:p>
          </table:table-cell>
          <table:table-cell table:style-name="pd1" office:value-type="string" office:string-value="185">
            <text:p>185</text:p>
          </table:table-cell>
          <table:table-cell table:style-name="pd1" office:value-type="string" office:string-value="186">
            <text:p>186</text:p>
          </table:table-cell>
          <table:table-cell table:style-name="pd1" office:value-type="string" office:string-value="187">
            <text:p>187</text:p>
          </table:table-cell>
          <table:table-cell table:style-name="pd1" office:value-type="string" office:string-value="188">
            <text:p>188</text:p>
          </table:table-cell>
          <table:table-cell table:style-name="pd1" office:value-type="string" office:string-value="189">
            <text:p>189</text:p>
          </table:table-cell>
          <table:table-cell table:style-name="pd1" office:value-type="string" office:string-value="190">
            <text:p>190</text:p>
          </table:table-cell>
          <table:table-cell table:style-name="pd1" office:value-type="string" office:string-value="191">
            <text:p>191</text:p>
          </table:table-cell>
          <table:table-cell table:style-name="pd1" office:value-type="string" office:string-value="192">
            <text:p>192</text:p>
          </table:table-cell>
          <table:table-cell table:style-name="pd1" office:value-type="string" office:string-value="193">
            <text:p>193</text:p>
          </table:table-cell>
          <table:table-cell table:style-name="pd1" office:value-type="string" office:string-value="194">
            <text:p>194</text:p>
          </table:table-cell>
          <table:table-cell table:style-name="pd1" office:value-type="string" office:string-value="195">
            <text:p>195</text:p>
          </table:table-cell>
          <table:table-cell table:style-name="pd1" office:value-type="string" office:string-value="196">
            <text:p>196</text:p>
          </table:table-cell>
          <table:table-cell table:style-name="pd1" office:value-type="string" office:string-value="197">
            <text:p>197</text:p>
          </table:table-cell>
          <table:table-cell table:style-name="pd1" office:value-type="string" office:string-value="198">
            <text:p>198</text:p>
          </table:table-cell>
          <table:table-cell table:style-name="pd1" office:value-type="string" office:string-value="199">
            <text:p>199</text:p>
          </table:table-cell>
          <table:table-cell table:style-name="pd1" office:value-type="string" office:string-value="200">
            <text:p>200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  <table:table-cell office:value-type="float" office:value="385.67">
            <text:p>385.67</text:p>
          </table:table-cell>
        </table:table-row>
        <table:table-row>
          <table:table-cell table:style-name="pd1" office:value-type="string" office:string-value="x_C">
            <text:p>x_C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  <table:table-cell office:value-type="float" office:value="0.000525">
            <text:p>0.000525</text:p>
          </table:table-cell>
        </table:table-row>
        <table:table-row>
          <table:table-cell table:style-name="pd1" office:value-type="string" office:string-value="x_PSU">
            <text:p>x_PSU</text:p>
          </table:table-cell>
          <table:table-cell office:value-type="float" office:value="1100.0">
            <text:p>1100.0</text:p>
          </table:table-cell>
          <table:table-cell office:value-type="float" office:value="1057.692307692308">
            <text:p>1057.692307692308</text:p>
          </table:table-cell>
          <table:table-cell office:value-type="float" office:value="1017.011834319526">
            <text:p>1017.011834319526</text:p>
          </table:table-cell>
          <table:table-cell office:value-type="float" office:value="977.8959945380062">
            <text:p>977.8959945380062</text:p>
          </table:table-cell>
          <table:table-cell office:value-type="float" office:value="940.2846101326984">
            <text:p>940.2846101326984</text:p>
          </table:table-cell>
          <table:table-cell office:value-type="float" office:value="904.1198174352868">
            <text:p>904.1198174352868</text:p>
          </table:table-cell>
          <table:table-cell office:value-type="float" office:value="869.3459783031603">
            <text:p>869.3459783031603</text:p>
          </table:table-cell>
          <table:table-cell office:value-type="float" office:value="835.9095945222696">
            <text:p>835.9095945222696</text:p>
          </table:table-cell>
          <table:table-cell office:value-type="float" office:value="803.7592255021823">
            <text:p>803.7592255021823</text:p>
          </table:table-cell>
          <table:table-cell office:value-type="float" office:value="772.8454091367137">
            <text:p>772.8454091367137</text:p>
          </table:table-cell>
          <table:table-cell office:value-type="float" office:value="743.1205857083785">
            <text:p>743.1205857083785</text:p>
          </table:table-cell>
          <table:table-cell office:value-type="float" office:value="714.5390247195946">
            <text:p>714.5390247195946</text:p>
          </table:table-cell>
          <table:table-cell office:value-type="float" office:value="687.0567545380717">
            <text:p>687.0567545380717</text:p>
          </table:table-cell>
          <table:table-cell office:value-type="float" office:value="660.6314947481459">
            <text:p>660.6314947481459</text:p>
          </table:table-cell>
          <table:table-cell office:value-type="float" office:value="635.2225911039864">
            <text:p>635.2225911039864</text:p>
          </table:table-cell>
          <table:table-cell office:value-type="float" office:value="610.7909529846022">
            <text:p>610.7909529846022</text:p>
          </table:table-cell>
          <table:table-cell office:value-type="float" office:value="587.2989932544252">
            <text:p>587.2989932544252</text:p>
          </table:table-cell>
          <table:table-cell office:value-type="float" office:value="564.7105704369474">
            <text:p>564.7105704369474</text:p>
          </table:table-cell>
          <table:table-cell office:value-type="float" office:value="542.9909331124494">
            <text:p>542.9909331124494</text:p>
          </table:table-cell>
          <table:table-cell office:value-type="float" office:value="522.1066664542783">
            <text:p>522.1066664542783</text:p>
          </table:table-cell>
          <table:table-cell office:value-type="float" office:value="502.0256408214214">
            <text:p>502.0256408214214</text:p>
          </table:table-cell>
          <table:table-cell office:value-type="float" office:value="482.7169623282898">
            <text:p>482.7169623282898</text:p>
          </table:table-cell>
          <table:table-cell office:value-type="float" office:value="464.1509253156632">
            <text:p>464.1509253156632</text:p>
          </table:table-cell>
          <table:table-cell office:value-type="float" office:value="446.2989666496762">
            <text:p>446.2989666496762</text:p>
          </table:table-cell>
          <table:table-cell office:value-type="float" office:value="429.1336217785348">
            <text:p>429.1336217785348</text:p>
          </table:table-cell>
          <table:table-cell office:value-type="float" office:value="412.6284824793603">
            <text:p>412.6284824793603</text:p>
          </table:table-cell>
          <table:table-cell office:value-type="float" office:value="396.7581562301542">
            <text:p>396.7581562301542</text:p>
          </table:table-cell>
          <table:table-cell office:value-type="float" office:value="381.498227144379">
            <text:p>381.498227144379</text:p>
          </table:table-cell>
          <table:table-cell office:value-type="float" office:value="366.8252184080567">
            <text:p>366.8252184080567</text:p>
          </table:table-cell>
          <table:table-cell office:value-type="float" office:value="352.716556161593">
            <text:p>352.716556161593</text:p>
          </table:table-cell>
          <table:table-cell office:value-type="float" office:value="339.1505347707625">
            <text:p>339.1505347707625</text:p>
          </table:table-cell>
          <table:table-cell office:value-type="float" office:value="326.1062834334255">
            <text:p>326.1062834334255</text:p>
          </table:table-cell>
          <table:table-cell office:value-type="float" office:value="313.5637340706014">
            <text:p>313.5637340706014</text:p>
          </table:table-cell>
          <table:table-cell office:value-type="float" office:value="301.5035904525013">
            <text:p>301.5035904525013</text:p>
          </table:table-cell>
          <table:table-cell office:value-type="float" office:value="289.9072985120205">
            <text:p>289.9072985120205</text:p>
          </table:table-cell>
          <table:table-cell office:value-type="float" office:value="278.7570178000197">
            <text:p>278.7570178000197</text:p>
          </table:table-cell>
          <table:table-cell office:value-type="float" office:value="268.0355940384804">
            <text:p>268.0355940384804</text:p>
          </table:table-cell>
          <table:table-cell office:value-type="float" office:value="257.7265327293081">
            <text:p>257.7265327293081</text:p>
          </table:table-cell>
          <table:table-cell office:value-type="float" office:value="247.8139737781809">
            <text:p>247.8139737781809</text:p>
          </table:table-cell>
          <table:table-cell office:value-type="float" office:value="238.2826670944047">
            <text:p>238.2826670944047</text:p>
          </table:table-cell>
          <table:table-cell office:value-type="float" office:value="229.1179491292353">
            <text:p>229.1179491292353</text:p>
          </table:table-cell>
          <table:table-cell office:value-type="float" office:value="220.3057203165724">
            <text:p>220.3057203165724</text:p>
          </table:table-cell>
          <table:table-cell office:value-type="float" office:value="211.8324233813196">
            <text:p>211.8324233813196</text:p>
          </table:table-cell>
          <table:table-cell office:value-type="float" office:value="203.6850224820381">
            <text:p>203.6850224820381</text:p>
          </table:table-cell>
          <table:table-cell office:value-type="float" office:value="195.8509831558058">
            <text:p>195.8509831558058</text:p>
          </table:table-cell>
          <table:table-cell office:value-type="float" office:value="188.3182530344286">
            <text:p>188.3182530344286</text:p>
          </table:table-cell>
          <table:table-cell office:value-type="float" office:value="181.0752433023353">
            <text:p>181.0752433023353</text:p>
          </table:table-cell>
          <table:table-cell office:value-type="float" office:value="174.1108108676301">
            <text:p>174.1108108676301</text:p>
          </table:table-cell>
          <table:table-cell office:value-type="float" office:value="167.414241218875">
            <text:p>167.414241218875</text:p>
          </table:table-cell>
          <table:table-cell office:value-type="float" office:value="160.975231941226">
            <text:p>160.975231941226</text:p>
          </table:table-cell>
          <table:table-cell office:value-type="float" office:value="154.7838768665635">
            <text:p>154.7838768665635</text:p>
          </table:table-cell>
          <table:table-cell office:value-type="float" office:value="148.8306508332341">
            <text:p>148.8306508332341</text:p>
          </table:table-cell>
          <table:table-cell office:value-type="float" office:value="143.1063950319559">
            <text:p>143.1063950319559</text:p>
          </table:table-cell>
          <table:table-cell office:value-type="float" office:value="137.6023029153422">
            <text:p>137.6023029153422</text:p>
          </table:table-cell>
          <table:table-cell office:value-type="float" office:value="132.3099066493675">
            <text:p>132.3099066493675</text:p>
          </table:table-cell>
          <table:table-cell office:value-type="float" office:value="127.2210640859302">
            <text:p>127.2210640859302</text:p>
          </table:table-cell>
          <table:table-cell office:value-type="float" office:value="122.3279462364714">
            <text:p>122.3279462364714</text:p>
          </table:table-cell>
          <table:table-cell office:value-type="float" office:value="117.6230252273763">
            <text:p>117.6230252273763</text:p>
          </table:table-cell>
          <table:table-cell office:value-type="float" office:value="113.0990627186311">
            <text:p>113.0990627186311</text:p>
          </table:table-cell>
          <table:table-cell office:value-type="float" office:value="108.7490987679145">
            <text:p>108.7490987679145</text:p>
          </table:table-cell>
          <table:table-cell office:value-type="float" office:value="104.5664411229947">
            <text:p>104.5664411229947</text:p>
          </table:table-cell>
          <table:table-cell office:value-type="float" office:value="100.5446549259564">
            <text:p>100.5446549259564</text:p>
          </table:table-cell>
          <table:table-cell office:value-type="float" office:value="96.67755281341968">
            <text:p>96.67755281341968</text:p>
          </table:table-cell>
          <table:table-cell office:value-type="float" office:value="92.95918539751892">
            <text:p>92.95918539751892</text:p>
          </table:table-cell>
          <table:table-cell office:value-type="float" office:value="89.38383211299895">
            <text:p>89.38383211299895</text:p>
          </table:table-cell>
          <table:table-cell office:value-type="float" office:value="85.94599241634513">
            <text:p>85.94599241634513</text:p>
          </table:table-cell>
          <table:table-cell office:value-type="float" office:value="82.64037732340879">
            <text:p>82.64037732340879</text:p>
          </table:table-cell>
          <table:table-cell office:value-type="float" office:value="79.46190127250844">
            <text:p>79.46190127250844</text:p>
          </table:table-cell>
          <table:table-cell office:value-type="float" office:value="76.40567430048888">
            <text:p>76.40567430048888</text:p>
          </table:table-cell>
          <table:table-cell office:value-type="float" office:value="73.46699451970085">
            <text:p>73.46699451970085</text:p>
          </table:table-cell>
          <table:table-cell office:value-type="float" office:value="70.64134088432773">
            <text:p>70.64134088432773</text:p>
          </table:table-cell>
          <table:table-cell office:value-type="float" office:value="67.9243662349305">
            <text:p>67.9243662349305</text:p>
          </table:table-cell>
          <table:table-cell office:value-type="float" office:value="65.31189061051009">
            <text:p>65.31189061051009</text:p>
          </table:table-cell>
          <table:table-cell office:value-type="float" office:value="62.79989481779816">
            <text:p>62.79989481779816</text:p>
          </table:table-cell>
          <table:table-cell office:value-type="float" office:value="60.38451424788285">
            <text:p>60.38451424788285</text:p>
          </table:table-cell>
          <table:table-cell office:value-type="float" office:value="58.06203293065658">
            <text:p>58.06203293065658</text:p>
          </table:table-cell>
          <table:table-cell office:value-type="float" office:value="55.82887781793902">
            <text:p>55.82887781793902</text:p>
          </table:table-cell>
          <table:table-cell office:value-type="float" office:value="53.68161328647983">
            <text:p>53.68161328647983</text:p>
          </table:table-cell>
          <table:table-cell office:value-type="float" office:value="51.61693585238445">
            <text:p>51.61693585238445</text:p>
          </table:table-cell>
          <table:table-cell office:value-type="float" office:value="49.6316690888312">
            <text:p>49.6316690888312</text:p>
          </table:table-cell>
          <table:table-cell office:value-type="float" office:value="47.72275873926077">
            <text:p>47.72275873926077</text:p>
          </table:table-cell>
          <table:table-cell office:value-type="float" office:value="45.88726801851997">
            <text:p>45.88726801851997</text:p>
          </table:table-cell>
          <table:table-cell office:value-type="float" office:value="44.12237309473074">
            <text:p>44.12237309473074</text:p>
          </table:table-cell>
          <table:table-cell office:value-type="float" office:value="42.4253587449334">
            <text:p>42.4253587449334</text:p>
          </table:table-cell>
          <table:table-cell office:value-type="float" office:value="40.79361417782058">
            <text:p>40.79361417782058</text:p>
          </table:table-cell>
          <table:table-cell office:value-type="float" office:value="39.22462901713517">
            <text:p>39.22462901713517</text:p>
          </table:table-cell>
          <table:table-cell office:value-type="float" office:value="37.71598943955305">
            <text:p>37.71598943955305</text:p>
          </table:table-cell>
          <table:table-cell office:value-type="float" office:value="36.2653744611087">
            <text:p>36.2653744611087</text:p>
          </table:table-cell>
          <table:table-cell office:value-type="float" office:value="34.87055236645067">
            <text:p>34.87055236645067</text:p>
          </table:table-cell>
          <table:table-cell office:value-type="float" office:value="33.52937727543334">
            <text:p>33.52937727543334</text:p>
          </table:table-cell>
          <table:table-cell office:value-type="float" office:value="32.23978584176282">
            <text:p>32.23978584176282</text:p>
          </table:table-cell>
          <table:table-cell office:value-type="float" office:value="30.9997940786181">
            <text:p>30.9997940786181</text:p>
          </table:table-cell>
          <table:table-cell office:value-type="float" office:value="29.80749430636356">
            <text:p>29.80749430636356</text:p>
          </table:table-cell>
          <table:table-cell office:value-type="float" office:value="28.66105221765726">
            <text:p>28.66105221765726</text:p>
          </table:table-cell>
          <table:table-cell office:value-type="float" office:value="27.55870405543968">
            <text:p>27.55870405543968</text:p>
          </table:table-cell>
          <table:table-cell office:value-type="float" office:value="26.49875389946123">
            <text:p>26.49875389946123</text:p>
          </table:table-cell>
          <table:table-cell office:value-type="float" office:value="25.47957105717425">
            <text:p>25.47957105717425</text:p>
          </table:table-cell>
          <table:table-cell office:value-type="float" office:value="24.49958755497525">
            <text:p>24.49958755497525</text:p>
          </table:table-cell>
          <table:table-cell office:value-type="float" office:value="23.55729572593773">
            <text:p>23.55729572593773</text:p>
          </table:table-cell>
          <table:table-cell office:value-type="float" office:value="22.65124589032474">
            <text:p>22.65124589032474</text:p>
          </table:table-cell>
          <table:table-cell office:value-type="float" office:value="21.78004412531225">
            <text:p>21.78004412531225</text:p>
          </table:table-cell>
          <table:table-cell office:value-type="float" office:value="20.94235012049255">
            <text:p>20.94235012049255</text:p>
          </table:table-cell>
          <table:table-cell office:value-type="float" office:value="20.13687511585822">
            <text:p>20.13687511585822</text:p>
          </table:table-cell>
          <table:table-cell office:value-type="float" office:value="19.36237991909445">
            <text:p>19.36237991909445</text:p>
          </table:table-cell>
          <table:table-cell office:value-type="float" office:value="18.61767299912928">
            <text:p>18.61767299912928</text:p>
          </table:table-cell>
          <table:table-cell office:value-type="float" office:value="17.90160865300892">
            <text:p>17.90160865300892</text:p>
          </table:table-cell>
          <table:table-cell office:value-type="float" office:value="17.21308524327781">
            <text:p>17.21308524327781</text:p>
          </table:table-cell>
          <table:table-cell office:value-type="float" office:value="16.55104350315174">
            <text:p>16.55104350315174</text:p>
          </table:table-cell>
          <table:table-cell office:value-type="float" office:value="15.91446490687667">
            <text:p>15.91446490687667</text:p>
          </table:table-cell>
          <table:table-cell office:value-type="float" office:value="15.30237010276603">
            <text:p>15.30237010276603</text:p>
          </table:table-cell>
          <table:table-cell office:value-type="float" office:value="14.7138174065058">
            <text:p>14.7138174065058</text:p>
          </table:table-cell>
          <table:table-cell office:value-type="float" office:value="14.14790135240942">
            <text:p>14.14790135240942</text:p>
          </table:table-cell>
          <table:table-cell office:value-type="float" office:value="13.60375130039367">
            <text:p>13.60375130039367</text:p>
          </table:table-cell>
          <table:table-cell office:value-type="float" office:value="13.08053009653238">
            <text:p>13.08053009653238</text:p>
          </table:table-cell>
          <table:table-cell office:value-type="float" office:value="12.57743278512728">
            <text:p>12.57743278512728</text:p>
          </table:table-cell>
          <table:table-cell office:value-type="float" office:value="12.0936853703147">
            <text:p>12.0936853703147</text:p>
          </table:table-cell>
          <table:table-cell office:value-type="float" office:value="11.62854362530259">
            <text:p>11.62854362530259</text:p>
          </table:table-cell>
          <table:table-cell office:value-type="float" office:value="11.18129194740634">
            <text:p>11.18129194740634</text:p>
          </table:table-cell>
          <table:table-cell office:value-type="float" office:value="10.75124225712148">
            <text:p>10.75124225712148</text:p>
          </table:table-cell>
          <table:table-cell office:value-type="float" office:value="10.33773293953988">
            <text:p>10.33773293953988</text:p>
          </table:table-cell>
          <table:table-cell office:value-type="float" office:value="9.940127826480657">
            <text:p>9.940127826480657</text:p>
          </table:table-cell>
          <table:table-cell office:value-type="float" office:value="9.55781521776986">
            <text:p>9.55781521776986</text:p>
          </table:table-cell>
          <table:table-cell office:value-type="float" office:value="9.190206940163328">
            <text:p>9.190206940163328</text:p>
          </table:table-cell>
          <table:table-cell office:value-type="float" office:value="8.836737442464736">
            <text:p>8.836737442464736</text:p>
          </table:table-cell>
          <table:table-cell office:value-type="float" office:value="8.49686292544686">
            <text:p>8.49686292544686</text:p>
          </table:table-cell>
          <table:table-cell office:value-type="float" office:value="8.170060505237366">
            <text:p>8.170060505237366</text:p>
          </table:table-cell>
          <table:table-cell office:value-type="float" office:value="7.855827408882082">
            <text:p>7.855827408882082</text:p>
          </table:table-cell>
          <table:table-cell office:value-type="float" office:value="7.553680200848156">
            <text:p>7.553680200848156</text:p>
          </table:table-cell>
          <table:table-cell office:value-type="float" office:value="7.263154039277072">
            <text:p>7.263154039277072</text:p>
          </table:table-cell>
          <table:table-cell office:value-type="float" office:value="6.983801960843339">
            <text:p>6.983801960843339</text:p>
          </table:table-cell>
          <table:table-cell office:value-type="float" office:value="6.715194193118595">
            <text:p>6.715194193118595</text:p>
          </table:table-cell>
          <table:table-cell office:value-type="float" office:value="6.456917493383265">
            <text:p>6.456917493383265</text:p>
          </table:table-cell>
          <table:table-cell office:value-type="float" office:value="6.208574512868523">
            <text:p>6.208574512868523</text:p>
          </table:table-cell>
          <table:table-cell office:value-type="float" office:value="5.969783185450503">
            <text:p>5.969783185450503</text:p>
          </table:table-cell>
          <table:table-cell office:value-type="float" office:value="5.740176139856252">
            <text:p>5.740176139856252</text:p>
          </table:table-cell>
          <table:table-cell office:value-type="float" office:value="5.519400134477165">
            <text:p>5.519400134477165</text:p>
          </table:table-cell>
          <table:table-cell office:value-type="float" office:value="5.307115513920351">
            <text:p>5.307115513920351</text:p>
          </table:table-cell>
          <table:table-cell office:value-type="float" office:value="5.102995686461876">
            <text:p>5.102995686461876</text:p>
          </table:table-cell>
          <table:table-cell office:value-type="float" office:value="4.906726621597957">
            <text:p>4.906726621597957</text:p>
          </table:table-cell>
          <table:table-cell office:value-type="float" office:value="4.718006366921112">
            <text:p>4.718006366921112</text:p>
          </table:table-cell>
          <table:table-cell office:value-type="float" office:value="4.536544583577992">
            <text:p>4.536544583577992</text:p>
          </table:table-cell>
          <table:table-cell office:value-type="float" office:value="4.362062099594223">
            <text:p>4.362062099594223</text:p>
          </table:table-cell>
          <table:table-cell office:value-type="float" office:value="4.194290480379061">
            <text:p>4.194290480379061</text:p>
          </table:table-cell>
          <table:table-cell office:value-type="float" office:value="4.032971615749097">
            <text:p>4.032971615749097</text:p>
          </table:table-cell>
          <table:table-cell office:value-type="float" office:value="3.87785732283567">
            <text:p>3.87785732283567</text:p>
          </table:table-cell>
          <table:table-cell office:value-type="float" office:value="3.728708964265067">
            <text:p>3.728708964265067</text:p>
          </table:table-cell>
          <table:table-cell office:value-type="float" office:value="3.585297081024103">
            <text:p>3.585297081024103</text:p>
          </table:table-cell>
          <table:table-cell office:value-type="float" office:value="3.447401039446253">
            <text:p>3.447401039446253</text:p>
          </table:table-cell>
          <table:table-cell office:value-type="float" office:value="3.314808691775243">
            <text:p>3.314808691775243</text:p>
          </table:table-cell>
          <table:table-cell office:value-type="float" office:value="3.187316049783887">
            <text:p>3.187316049783887</text:p>
          </table:table-cell>
          <table:table-cell office:value-type="float" office:value="3.064726970946045">
            <text:p>3.064726970946045</text:p>
          </table:table-cell>
          <table:table-cell office:value-type="float" office:value="2.946852856678889">
            <text:p>2.946852856678889</text:p>
          </table:table-cell>
          <table:table-cell office:value-type="float" office:value="2.833512362191239">
            <text:p>2.833512362191239</text:p>
          </table:table-cell>
          <table:table-cell office:value-type="float" office:value="2.724531117491576">
            <text:p>2.724531117491576</text:p>
          </table:table-cell>
          <table:table-cell office:value-type="float" office:value="2.619741459126516">
            <text:p>2.619741459126516</text:p>
          </table:table-cell>
          <table:table-cell office:value-type="float" office:value="2.518982172237034">
            <text:p>2.518982172237034</text:p>
          </table:table-cell>
          <table:table-cell office:value-type="float" office:value="2.422098242535609">
            <text:p>2.422098242535609</text:p>
          </table:table-cell>
          <table:table-cell office:value-type="float" office:value="2.328940617822701">
            <text:p>2.328940617822701</text:p>
          </table:table-cell>
          <table:table-cell office:value-type="float" office:value="2.239365978675674">
            <text:p>2.239365978675674</text:p>
          </table:table-cell>
          <table:table-cell office:value-type="float" office:value="2.153236517957379">
            <text:p>2.153236517957379</text:p>
          </table:table-cell>
          <table:table-cell office:value-type="float" office:value="2.070419728805172">
            <text:p>2.070419728805172</text:p>
          </table:table-cell>
          <table:table-cell office:value-type="float" office:value="1.990788200774204">
            <text:p>1.990788200774204</text:p>
          </table:table-cell>
          <table:table-cell office:value-type="float" office:value="1.91421942382135">
            <text:p>1.91421942382135</text:p>
          </table:table-cell>
          <table:table-cell office:value-type="float" office:value="1.840595599828221">
            <text:p>1.840595599828221</text:p>
          </table:table-cell>
          <table:table-cell office:value-type="float" office:value="1.769803461373289">
            <text:p>1.769803461373289</text:p>
          </table:table-cell>
          <table:table-cell office:value-type="float" office:value="1.701734097474316">
            <text:p>1.701734097474316</text:p>
          </table:table-cell>
          <table:table-cell office:value-type="float" office:value="1.636282786032996">
            <text:p>1.636282786032996</text:p>
          </table:table-cell>
          <table:table-cell office:value-type="float" office:value="1.573348832724035">
            <text:p>1.573348832724035</text:p>
          </table:table-cell>
          <table:table-cell office:value-type="float" office:value="1.512835416080803">
            <text:p>1.512835416080803</text:p>
          </table:table-cell>
          <table:table-cell office:value-type="float" office:value="1.454649438539234">
            <text:p>1.454649438539234</text:p>
          </table:table-cell>
          <table:table-cell office:value-type="float" office:value="1.398701383210801">
            <text:p>1.398701383210801</text:p>
          </table:table-cell>
          <table:table-cell office:value-type="float" office:value="1.344905176164232">
            <text:p>1.344905176164232</text:p>
          </table:table-cell>
          <table:table-cell office:value-type="float" office:value="1.293178054004069">
            <text:p>1.293178054004069</text:p>
          </table:table-cell>
          <table:table-cell office:value-type="float" office:value="1.243440436542374">
            <text:p>1.243440436542374</text:p>
          </table:table-cell>
          <table:table-cell office:value-type="float" office:value="1.195615804367668">
            <text:p>1.195615804367668</text:p>
          </table:table-cell>
          <table:table-cell office:value-type="float" office:value="1.149630581122757">
            <text:p>1.149630581122757</text:p>
          </table:table-cell>
          <table:table-cell office:value-type="float" office:value="1.105414020310343">
            <text:p>1.105414020310343</text:p>
          </table:table-cell>
          <table:table-cell office:value-type="float" office:value="1.062898096452253">
            <text:p>1.062898096452253</text:p>
          </table:table-cell>
          <table:table-cell office:value-type="float" office:value="1.022017400434859">
            <text:p>1.022017400434859</text:p>
          </table:table-cell>
          <table:table-cell office:value-type="float" office:value="0.982709038879672">
            <text:p>0.982709038879672</text:p>
          </table:table-cell>
          <table:table-cell office:value-type="float" office:value="0.9449125373842998">
            <text:p>0.9449125373842998</text:p>
          </table:table-cell>
          <table:table-cell office:value-type="float" office:value="0.9085697474849036">
            <text:p>0.9085697474849036</text:p>
          </table:table-cell>
          <table:table-cell office:value-type="float" office:value="0.8736247571970227">
            <text:p>0.8736247571970227</text:p>
          </table:table-cell>
          <table:table-cell office:value-type="float" office:value="0.8400238049971371">
            <text:p>0.8400238049971371</text:p>
          </table:table-cell>
          <table:table-cell office:value-type="float" office:value="0.8077151971126318">
            <text:p>0.8077151971126318</text:p>
          </table:table-cell>
          <table:table-cell office:value-type="float" office:value="0.7766492279929152">
            <text:p>0.7766492279929152</text:p>
          </table:table-cell>
          <table:table-cell office:value-type="float" office:value="0.7467781038393415">
            <text:p>0.7467781038393415</text:p>
          </table:table-cell>
          <table:table-cell office:value-type="float" office:value="0.7180558690762899">
            <text:p>0.7180558690762899</text:p>
          </table:table-cell>
          <table:table-cell office:value-type="float" office:value="0.6904383356502788">
            <text:p>0.6904383356502788</text:p>
          </table:table-cell>
          <table:table-cell office:value-type="float" office:value="0.663883015048345">
            <text:p>0.663883015048345</text:p>
          </table:table-cell>
          <table:table-cell office:value-type="float" office:value="0.638349052931101">
            <text:p>0.638349052931101</text:p>
          </table:table-cell>
          <table:table-cell office:value-type="float" office:value="0.6137971662799048">
            <text:p>0.6137971662799048</text:p>
          </table:table-cell>
          <table:table-cell office:value-type="float" office:value="0.5901895829614469">
            <text:p>0.5901895829614469</text:p>
          </table:table-cell>
          <table:table-cell office:value-type="float" office:value="0.5674899836167758">
            <text:p>0.5674899836167758</text:p>
          </table:table-cell>
          <table:table-cell office:value-type="float" office:value="0.5456634457853613">
            <text:p>0.5456634457853613</text:p>
          </table:table-cell>
          <table:table-cell office:value-type="float" office:value="0.524676390178232">
            <text:p>0.524676390178232</text:p>
          </table:table-cell>
          <table:table-cell office:value-type="float" office:value="0.5044965290175307">
            <text:p>0.5044965290175307</text:p>
          </table:table-cell>
          <table:table-cell office:value-type="float" office:value="0.4850928163630102">
            <text:p>0.4850928163630102</text:p>
          </table:table-cell>
          <table:table-cell office:value-type="float" office:value="0.4664354003490483">
            <text:p>0.4664354003490483</text:p>
          </table:table-cell>
          <table:table-cell office:value-type="float" office:value="0.4484955772587003">
            <text:p>0.4484955772587003</text:p>
          </table:table-cell>
        </table:table-row>
      </table:table>
      <table:table table:name="q">
        <table:table-row>
          <table:table-cell/>
          <table:table-cell table:style-name="pd1" office:value-type="string" office:string-value="Carbon_T">
            <text:p>Carbon_T</text:p>
          </table:table-cell>
          <table:table-cell table:style-name="pd1" office:value-type="string" office:string-value="PSII">
            <text:p>PSII</text:p>
          </table:table-cell>
          <table:table-cell table:style-name="pd1" office:value-type="string" office:string-value="PSI">
            <text:p>PSI</text:p>
          </table:table-cell>
          <table:table-cell table:style-name="pd1" office:value-type="string" office:string-value="Cyt6bf">
            <text:p>Cyt6bf</text:p>
          </table:table-cell>
          <table:table-cell table:style-name="pd1" office:value-type="string" office:string-value="ATPsyn">
            <text:p>ATPsyn</text:p>
          </table:table-cell>
          <table:table-cell table:style-name="pd1" office:value-type="string" office:string-value="C_fix">
            <text:p>C_fix</text:p>
          </table:table-cell>
          <table:table-cell table:style-name="pd1" office:value-type="string" office:string-value="Met">
            <text:p>Met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37772557065468243">
            <text:p>0.37772557065468243</text:p>
          </table:table-cell>
          <table:table-cell office:value-type="float" office:value="1.8944281155711733">
            <text:p>1.8944281155711733</text:p>
          </table:table-cell>
          <table:table-cell office:value-type="float" office:value="4.366088734947473">
            <text:p>4.366088734947473</text:p>
          </table:table-cell>
          <table:table-cell office:value-type="float" office:value="6.153896381628035">
            <text:p>6.153896381628035</text:p>
          </table:table-cell>
          <table:table-cell office:value-type="float" office:value="0.08905688735636473">
            <text:p>0.08905688735636473</text:p>
          </table:table-cell>
          <table:table-cell office:value-type="float" office:value="0.28225297938855193">
            <text:p>0.28225297938855193</text:p>
          </table:table-cell>
          <table:table-cell office:value-type="float" office:value="0.1763763018021146">
            <text:p>0.1763763018021146</text:p>
          </table:table-cell>
          <table:table-cell office:value-type="float" office:value="0.12900000000000003">
            <text:p>0.12900000000000003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28126266782958287">
            <text:p>0.28126266782958287</text:p>
          </table:table-cell>
          <table:table-cell office:value-type="float" office:value="2.1812449692791027">
            <text:p>2.1812449692791027</text:p>
          </table:table-cell>
          <table:table-cell office:value-type="float" office:value="5.0342546192080295">
            <text:p>5.0342546192080295</text:p>
          </table:table-cell>
          <table:table-cell office:value-type="float" office:value="7.0643871159271665">
            <text:p>7.0643871159271665</text:p>
          </table:table-cell>
          <table:table-cell office:value-type="float" office:value="0.11209778365598887">
            <text:p>0.11209778365598887</text:p>
          </table:table-cell>
          <table:table-cell office:value-type="float" office:value="0.25114282511161773">
            <text:p>0.25114282511161773</text:p>
          </table:table-cell>
          <table:table-cell office:value-type="float" office:value="0.23951446879863109">
            <text:p>0.23951446879863109</text:p>
          </table:table-cell>
          <table:table-cell office:value-type="float" office:value="0.23355706866366935">
            <text:p>0.23355706866366935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2810203897361812">
            <text:p>0.2810203897361812</text:p>
          </table:table-cell>
          <table:table-cell office:value-type="float" office:value="2.1818922180637617">
            <text:p>2.1818922180637617</text:p>
          </table:table-cell>
          <table:table-cell office:value-type="float" office:value="5.036005923548046">
            <text:p>5.036005923548046</text:p>
          </table:table-cell>
          <table:table-cell office:value-type="float" office:value="7.066797383168422">
            <text:p>7.066797383168422</text:p>
          </table:table-cell>
          <table:table-cell office:value-type="float" office:value="0.11214052288816383">
            <text:p>0.11214052288816383</text:p>
          </table:table-cell>
          <table:table-cell office:value-type="float" office:value="0.2507272665931194">
            <text:p>0.2507272665931194</text:p>
          </table:table-cell>
          <table:table-cell office:value-type="float" office:value="0.23906030249334864">
            <text:p>0.23906030249334864</text:p>
          </table:table-cell>
          <table:table-cell office:value-type="float" office:value="0.2345804975342833">
            <text:p>0.2345804975342833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28077379843615485">
            <text:p>0.28077379843615485</text:p>
          </table:table-cell>
          <table:table-cell office:value-type="float" office:value="2.1825530793661363">
            <text:p>2.1825530793661363</text:p>
          </table:table-cell>
          <table:table-cell office:value-type="float" office:value="5.037786316115933">
            <text:p>5.037786316115933</text:p>
          </table:table-cell>
          <table:table-cell office:value-type="float" office:value="7.069256859054889">
            <text:p>7.069256859054889</text:p>
          </table:table-cell>
          <table:table-cell office:value-type="float" office:value="0.11218440146067318">
            <text:p>0.11218440146067318</text:p>
          </table:table-cell>
          <table:table-cell office:value-type="float" office:value="0.2503152811282074">
            <text:p>0.2503152811282074</text:p>
          </table:table-cell>
          <table:table-cell office:value-type="float" office:value="0.23861459495333132">
            <text:p>0.23861459495333132</text:p>
          </table:table-cell>
          <table:table-cell office:value-type="float" office:value="0.2355987102089123">
            <text:p>0.2355987102089123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28052289264860736">
            <text:p>0.28052289264860736</text:p>
          </table:table-cell>
          <table:table-cell office:value-type="float" office:value="2.1832275845099627">
            <text:p>2.1832275845099627</text:p>
          </table:table-cell>
          <table:table-cell office:value-type="float" office:value="5.0395957782688265">
            <text:p>5.0395957782688265</text:p>
          </table:table-cell>
          <table:table-cell office:value-type="float" office:value="7.071765607721196">
            <text:p>7.071765607721196</text:p>
          </table:table-cell>
          <table:table-cell office:value-type="float" office:value="0.11222942359953679">
            <text:p>0.11222942359953679</text:p>
          </table:table-cell>
          <table:table-cell office:value-type="float" office:value="0.24990691064457438">
            <text:p>0.24990691064457438</text:p>
          </table:table-cell>
          <table:table-cell office:value-type="float" office:value="0.2381774134961026">
            <text:p>0.2381774134961026</text:p>
          </table:table-cell>
          <table:table-cell office:value-type="float" office:value="0.2366117108249666">
            <text:p>0.2366117108249666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28026844839305703">
            <text:p>0.28026844839305703</text:p>
          </table:table-cell>
          <table:table-cell office:value-type="float" office:value="2.1839134277805288">
            <text:p>2.1839134277805288</text:p>
          </table:table-cell>
          <table:table-cell office:value-type="float" office:value="5.041428933128209">
            <text:p>5.041428933128209</text:p>
          </table:table-cell>
          <table:table-cell office:value-type="float" office:value="7.074315939322909">
            <text:p>7.074315939322909</text:p>
          </table:table-cell>
          <table:table-cell office:value-type="float" office:value="0.11227547316157681">
            <text:p>0.11227547316157681</text:p>
          </table:table-cell>
          <table:table-cell office:value-type="float" office:value="0.2495022910405885">
            <text:p>0.2495022910405885</text:p>
          </table:table-cell>
          <table:table-cell office:value-type="float" office:value="0.23774874449407662">
            <text:p>0.23774874449407662</text:p>
          </table:table-cell>
          <table:table-cell office:value-type="float" office:value="0.2376191857761871">
            <text:p>0.2376191857761871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28001606627975206">
            <text:p>0.28001606627975206</text:p>
          </table:table-cell>
          <table:table-cell office:value-type="float" office:value="2.1845937938878683">
            <text:p>2.1845937938878683</text:p>
          </table:table-cell>
          <table:table-cell office:value-type="float" office:value="5.043247149942589">
            <text:p>5.043247149942589</text:p>
          </table:table-cell>
          <table:table-cell office:value-type="float" office:value="7.076852077439004">
            <text:p>7.076852077439004</text:p>
          </table:table-cell>
          <table:table-cell office:value-type="float" office:value="0.1123216888183926">
            <text:p>0.1123216888183926</text:p>
          </table:table-cell>
          <table:table-cell office:value-type="float" office:value="0.24910213272165044">
            <text:p>0.24910213272165044</text:p>
          </table:table-cell>
          <table:table-cell office:value-type="float" office:value="0.23732807072081044">
            <text:p>0.23732807072081044</text:p>
          </table:table-cell>
          <table:table-cell office:value-type="float" office:value="0.2386188437913523">
            <text:p>0.2386188437913523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2797595117798872">
            <text:p>0.2797595117798872</text:p>
          </table:table-cell>
          <table:table-cell office:value-type="float" office:value="2.1852874448350152">
            <text:p>2.1852874448350152</text:p>
          </table:table-cell>
          <table:table-cell office:value-type="float" office:value="5.045093388544103">
            <text:p>5.045093388544103</text:p>
          </table:table-cell>
          <table:table-cell office:value-type="float" office:value="7.0794362081997955">
            <text:p>7.0794362081997955</text:p>
          </table:table-cell>
          <table:table-cell office:value-type="float" office:value="0.11236903458160598">
            <text:p>0.11236903458160598</text:p>
          </table:table-cell>
          <table:table-cell office:value-type="float" office:value="0.24870563889967087">
            <text:p>0.24870563889967087</text:p>
          </table:table-cell>
          <table:table-cell office:value-type="float" office:value="0.23691601360888737">
            <text:p>0.23691601360888737</text:p>
          </table:table-cell>
          <table:table-cell office:value-type="float" office:value="0.23961321796203824">
            <text:p>0.23961321796203824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2795006281908932">
            <text:p>0.2795006281908932</text:p>
          </table:table-cell>
          <table:table-cell office:value-type="float" office:value="2.1859888610967158">
            <text:p>2.1859888610967158</text:p>
          </table:table-cell>
          <table:table-cell office:value-type="float" office:value="5.046954919813444">
            <text:p>5.046954919813444</text:p>
          </table:table-cell>
          <table:table-cell office:value-type="float" office:value="7.082049992187645">
            <text:p>7.082049992187645</text:p>
          </table:table-cell>
          <table:table-cell office:value-type="float" office:value="0.11241722782928373">
            <text:p>0.11241722782928373</text:p>
          </table:table-cell>
          <table:table-cell office:value-type="float" office:value="0.24831304144131577">
            <text:p>0.24831304144131577</text:p>
          </table:table-cell>
          <table:table-cell office:value-type="float" office:value="0.2365124153910796">
            <text:p>0.2365124153910796</text:p>
          </table:table-cell>
          <table:table-cell office:value-type="float" office:value="0.24060154897943345">
            <text:p>0.24060154897943345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27923713126643407">
            <text:p>0.27923713126643407</text:p>
          </table:table-cell>
          <table:table-cell office:value-type="float" office:value="2.1867049372403304">
            <text:p>2.1867049372403304</text:p>
          </table:table-cell>
          <table:table-cell office:value-type="float" office:value="5.048847463221974">
            <text:p>5.048847463221974</text:p>
          </table:table-cell>
          <table:table-cell office:value-type="float" office:value="7.084716213434387">
            <text:p>7.084716213434387</text:p>
          </table:table-cell>
          <table:table-cell office:value-type="float" office:value="0.11246662263343074">
            <text:p>0.11246662263343074</text:p>
          </table:table-cell>
          <table:table-cell office:value-type="float" office:value="0.24792408236830757">
            <text:p>0.24792408236830757</text:p>
          </table:table-cell>
          <table:table-cell office:value-type="float" office:value="0.23611754787705905">
            <text:p>0.23611754787705905</text:p>
          </table:table-cell>
          <table:table-cell office:value-type="float" office:value="0.2415847702327072">
            <text:p>0.2415847702327072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2789734066677795">
            <text:p>0.2789734066677795</text:p>
          </table:table-cell>
          <table:table-cell office:value-type="float" office:value="2.1874224992409865">
            <text:p>2.1874224992409865</text:p>
          </table:table-cell>
          <table:table-cell office:value-type="float" office:value="5.050740774747999">
            <text:p>5.050740774747999</text:p>
          </table:table-cell>
          <table:table-cell office:value-type="float" office:value="7.087391197291409">
            <text:p>7.087391197291409</text:p>
          </table:table-cell>
          <table:table-cell office:value-type="float" office:value="0.11251654223801014">
            <text:p>0.11251654223801014</text:p>
          </table:table-cell>
          <table:table-cell office:value-type="float" office:value="0.2475392423073876">
            <text:p>0.2475392423073876</text:p>
          </table:table-cell>
          <table:table-cell office:value-type="float" office:value="0.23573093571087225">
            <text:p>0.23573093571087225</text:p>
          </table:table-cell>
          <table:table-cell office:value-type="float" office:value="0.2425610646315978">
            <text:p>0.2425610646315978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278707283311896">
            <text:p>0.278707283311896</text:p>
          </table:table-cell>
          <table:table-cell office:value-type="float" office:value="2.1881480991485223">
            <text:p>2.1881480991485223</text:p>
          </table:table-cell>
          <table:table-cell office:value-type="float" office:value="5.05264979606371">
            <text:p>5.05264979606371</text:p>
          </table:table-cell>
          <table:table-cell office:value-type="float" office:value="7.09009658903549">
            <text:p>7.09009658903549</text:p>
          </table:table-cell>
          <table:table-cell office:value-type="float" office:value="0.11256732197570983">
            <text:p>0.11256732197570983</text:p>
          </table:table-cell>
          <table:table-cell office:value-type="float" office:value="0.24715825904916514">
            <text:p>0.24715825904916514</text:p>
          </table:table-cell>
          <table:table-cell office:value-type="float" office:value="0.23535281973190503">
            <text:p>0.23535281973190503</text:p>
          </table:table-cell>
          <table:table-cell office:value-type="float" office:value="0.24353131393188632">
            <text:p>0.24353131393188632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27843450128185243">
            <text:p>0.27843450128185243</text:p>
          </table:table-cell>
          <table:table-cell office:value-type="float" office:value="2.1888945840855287">
            <text:p>2.1888945840855287</text:p>
          </table:table-cell>
          <table:table-cell office:value-type="float" office:value="5.054603853224135">
            <text:p>5.054603853224135</text:p>
          </table:table-cell>
          <table:table-cell office:value-type="float" office:value="7.092874814603873">
            <text:p>7.092874814603873</text:p>
          </table:table-cell>
          <table:table-cell office:value-type="float" office:value="0.11261961997907917">
            <text:p>0.11261961997907917</text:p>
          </table:table-cell>
          <table:table-cell office:value-type="float" office:value="0.24678070141620564">
            <text:p>0.24678070141620564</text:p>
          </table:table-cell>
          <table:table-cell office:value-type="float" office:value="0.2349837299332263">
            <text:p>0.2349837299332263</text:p>
          </table:table-cell>
          <table:table-cell office:value-type="float" office:value="0.24449727859241538">
            <text:p>0.24449727859241538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2781580059330791">
            <text:p>0.2781580059330791</text:p>
          </table:table-cell>
          <table:table-cell office:value-type="float" office:value="2.1896531114704083">
            <text:p>2.1896531114704083</text:p>
          </table:table-cell>
          <table:table-cell office:value-type="float" office:value="5.056582629792111">
            <text:p>5.056582629792111</text:p>
          </table:table-cell>
          <table:table-cell office:value-type="float" office:value="7.0956965273452965">
            <text:p>7.0956965273452965</text:p>
          </table:table-cell>
          <table:table-cell office:value-type="float" office:value="0.11267298043379807">
            <text:p>0.11267298043379807</text:p>
          </table:table-cell>
          <table:table-cell office:value-type="float" office:value="0.24640687395053007">
            <text:p>0.24640687395053007</text:p>
          </table:table-cell>
          <table:table-cell office:value-type="float" office:value="0.23462333181307232">
            <text:p>0.23462333181307232</text:p>
          </table:table-cell>
          <table:table-cell office:value-type="float" office:value="0.24545772995217832">
            <text:p>0.24545772995217832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2778786539399539">
            <text:p>0.2778786539399539</text:p>
          </table:table-cell>
          <table:table-cell office:value-type="float" office:value="2.190421122330645">
            <text:p>2.190421122330645</text:p>
          </table:table-cell>
          <table:table-cell office:value-type="float" office:value="5.058580203663813">
            <text:p>5.058580203663813</text:p>
          </table:table-cell>
          <table:table-cell office:value-type="float" office:value="7.098553183022461">
            <text:p>7.098553183022461</text:p>
          </table:table-cell>
          <table:table-cell office:value-type="float" office:value="0.11272726887672188">
            <text:p>0.11272726887672188</text:p>
          </table:table-cell>
          <table:table-cell office:value-type="float" office:value="0.24603684276097837">
            <text:p>0.24603684276097837</text:p>
          </table:table-cell>
          <table:table-cell office:value-type="float" office:value="0.23427151624128217">
            <text:p>0.23427151624128217</text:p>
          </table:table-cell>
          <table:table-cell office:value-type="float" office:value="0.2464122982777556">
            <text:p>0.2464122982777556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27759397786418255">
            <text:p>0.27759397786418255</text:p>
          </table:table-cell>
          <table:table-cell office:value-type="float" office:value="2.19120606991637">
            <text:p>2.19120606991637</text:p>
          </table:table-cell>
          <table:table-cell office:value-type="float" office:value="5.060613549228226">
            <text:p>5.060613549228226</text:p>
          </table:table-cell>
          <table:table-cell office:value-type="float" office:value="7.101469320906661">
            <text:p>7.101469320906661</text:p>
          </table:table-cell>
          <table:table-cell office:value-type="float" office:value="0.1127828650318649">
            <text:p>0.1127828650318649</text:p>
          </table:table-cell>
          <table:table-cell office:value-type="float" office:value="0.24567037503256303">
            <text:p>0.24567037503256303</text:p>
          </table:table-cell>
          <table:table-cell office:value-type="float" office:value="0.23392860691266562">
            <text:p>0.23392860691266562</text:p>
          </table:table-cell>
          <table:table-cell office:value-type="float" office:value="0.24736200356261892">
            <text:p>0.24736200356261892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0.277304152977413">
            <text:p>0.277304152977413</text:p>
          </table:table-cell>
          <table:table-cell office:value-type="float" office:value="2.192007448831895">
            <text:p>2.192007448831895</text:p>
          </table:table-cell>
          <table:table-cell office:value-type="float" office:value="5.062681436691719">
            <text:p>5.062681436691719</text:p>
          </table:table-cell>
          <table:table-cell office:value-type="float" office:value="7.10444315678488">
            <text:p>7.10444315678488</text:p>
          </table:table-cell>
          <table:table-cell office:value-type="float" office:value="0.11283973914514857">
            <text:p>0.11283973914514857</text:p>
          </table:table-cell>
          <table:table-cell office:value-type="float" office:value="0.2453074872010044">
            <text:p>0.2453074872010044</text:p>
          </table:table-cell>
          <table:table-cell office:value-type="float" office:value="0.23359459031217958">
            <text:p>0.23359459031217958</text:p>
          </table:table-cell>
          <table:table-cell office:value-type="float" office:value="0.24830676331247395">
            <text:p>0.24830676331247395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0.277016058293484">
            <text:p>0.277016058293484</text:p>
          </table:table-cell>
          <table:table-cell office:value-type="float" office:value="2.192804548579096">
            <text:p>2.192804548579096</text:p>
          </table:table-cell>
          <table:table-cell office:value-type="float" office:value="5.0647364743154135">
            <text:p>5.0647364743154135</text:p>
          </table:table-cell>
          <table:table-cell office:value-type="float" office:value="7.107406195312274">
            <text:p>7.107406195312274</text:p>
          </table:table-cell>
          <table:table-cell office:value-type="float" office:value="0.11289682225707441">
            <text:p>0.11289682225707441</text:p>
          </table:table-cell>
          <table:table-cell office:value-type="float" office:value="0.24494870299468877">
            <text:p>0.24494870299468877</text:p>
          </table:table-cell>
          <table:table-cell office:value-type="float" office:value="0.2332684888915361">
            <text:p>0.2332684888915361</text:p>
          </table:table-cell>
          <table:table-cell office:value-type="float" office:value="0.2492436644146127">
            <text:p>0.2492436644146127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0.27673380841933615">
            <text:p>0.27673380841933615</text:p>
          </table:table-cell>
          <table:table-cell office:value-type="float" office:value="2.193584977343621">
            <text:p>2.193584977343621</text:p>
          </table:table-cell>
          <table:table-cell office:value-type="float" office:value="5.066750319304953">
            <text:p>5.066750319304953</text:p>
          </table:table-cell>
          <table:table-cell office:value-type="float" office:value="7.110317480119488">
            <text:p>7.110317480119488</text:p>
          </table:table-cell>
          <table:table-cell office:value-type="float" office:value="0.11295347167451775">
            <text:p>0.11295347167451775</text:p>
          </table:table-cell>
          <table:table-cell office:value-type="float" office:value="0.2445942325285757">
            <text:p>0.2445942325285757</text:p>
          </table:table-cell>
          <table:table-cell office:value-type="float" office:value="0.23294962794282867">
            <text:p>0.23294962794282867</text:p>
          </table:table-cell>
          <table:table-cell office:value-type="float" office:value="0.2501709319612489">
            <text:p>0.2501709319612489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0.2764329427872249">
            <text:p>0.2764329427872249</text:p>
          </table:table-cell>
          <table:table-cell office:value-type="float" office:value="2.19442248203266">
            <text:p>2.19442248203266</text:p>
          </table:table-cell>
          <table:table-cell office:value-type="float" office:value="5.068891384373815">
            <text:p>5.068891384373815</text:p>
          </table:table-cell>
          <table:table-cell office:value-type="float" office:value="7.113420307650932">
            <text:p>7.113420307650932</text:p>
          </table:table-cell>
          <table:table-cell office:value-type="float" office:value="0.11301347326456589">
            <text:p>0.11301347326456589</text:p>
          </table:table-cell>
          <table:table-cell office:value-type="float" office:value="0.2442422566705826">
            <text:p>0.2442422566705826</text:p>
          </table:table-cell>
          <table:table-cell office:value-type="float" office:value="0.2326415465662415">
            <text:p>0.2326415465662415</text:p>
          </table:table-cell>
          <table:table-cell office:value-type="float" office:value="0.25109888940454356">
            <text:p>0.25109888940454356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0.2761223720277859">
            <text:p>0.2761223720277859</text:p>
          </table:table-cell>
          <table:table-cell office:value-type="float" office:value="2.1952902326338624">
            <text:p>2.1952902326338624</text:p>
          </table:table-cell>
          <table:table-cell office:value-type="float" office:value="5.07109828429106">
            <text:p>5.07109828429106</text:p>
          </table:table-cell>
          <table:table-cell office:value-type="float" office:value="7.116625919794658">
            <text:p>7.116625919794658</text:p>
          </table:table-cell>
          <table:table-cell office:value-type="float" office:value="0.11307544114057357">
            <text:p>0.11307544114057357</text:p>
          </table:table-cell>
          <table:table-cell office:value-type="float" office:value="0.24389349748825226">
            <text:p>0.24389349748825226</text:p>
          </table:table-cell>
          <table:table-cell office:value-type="float" office:value="0.23234300815650807">
            <text:p>0.23234300815650807</text:p>
          </table:table-cell>
          <table:table-cell office:value-type="float" office:value="0.2520237767393959">
            <text:p>0.2520237767393959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0.27580830587988353">
            <text:p>0.27580830587988353</text:p>
          </table:table-cell>
          <table:table-cell office:value-type="float" office:value="2.196169526454534">
            <text:p>2.196169526454534</text:p>
          </table:table-cell>
          <table:table-cell office:value-type="float" office:value="5.073328245334621">
            <text:p>5.073328245334621</text:p>
          </table:table-cell>
          <table:table-cell office:value-type="float" office:value="7.119872465321389">
            <text:p>7.119872465321389</text:p>
          </table:table-cell>
          <table:table-cell office:value-type="float" office:value="0.11313840771053449">
            <text:p>0.11313840771053449</text:p>
          </table:table-cell>
          <table:table-cell office:value-type="float" office:value="0.24354837003436033">
            <text:p>0.24354837003436033</text:p>
          </table:table-cell>
          <table:table-cell office:value-type="float" office:value="0.23205307125963034">
            <text:p>0.23205307125963034</text:p>
          </table:table-cell>
          <table:table-cell office:value-type="float" office:value="0.25294294570915105">
            <text:p>0.25294294570915105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0.27548881859928076">
            <text:p>0.27548881859928076</text:p>
          </table:table-cell>
          <table:table-cell office:value-type="float" office:value="2.1970661856199123">
            <text:p>2.1970661856199123</text:p>
          </table:table-cell>
          <table:table-cell office:value-type="float" office:value="5.07559451024721">
            <text:p>5.07559451024721</text:p>
          </table:table-cell>
          <table:table-cell office:value-type="float" office:value="7.12317900761875">
            <text:p>7.12317900761875</text:p>
          </table:table-cell>
          <table:table-cell office:value-type="float" office:value="0.11320266464084303">
            <text:p>0.11320266464084303</text:p>
          </table:table-cell>
          <table:table-cell office:value-type="float" office:value="0.24320672578261593">
            <text:p>0.24320672578261593</text:p>
          </table:table-cell>
          <table:table-cell office:value-type="float" office:value="0.23177200435994336">
            <text:p>0.23177200435994336</text:p>
          </table:table-cell>
          <table:table-cell office:value-type="float" office:value="0.25385719605876245">
            <text:p>0.25385719605876245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0.275171208470221">
            <text:p>0.275171208470221</text:p>
          </table:table-cell>
          <table:table-cell office:value-type="float" office:value="2.1979582118897842">
            <text:p>2.1979582118897842</text:p>
          </table:table-cell>
          <table:table-cell office:value-type="float" office:value="5.0778468242550305">
            <text:p>5.0778468242550305</text:p>
          </table:table-cell>
          <table:table-cell office:value-type="float" office:value="7.126472900671106">
            <text:p>7.126472900671106</text:p>
          </table:table-cell>
          <table:table-cell office:value-type="float" office:value="0.11326707182805475">
            <text:p>0.11326707182805475</text:p>
          </table:table-cell>
          <table:table-cell office:value-type="float" office:value="0.2428689396696195">
            <text:p>0.2428689396696195</text:p>
          </table:table-cell>
          <table:table-cell office:value-type="float" office:value="0.2314985989380436">
            <text:p>0.2314985989380436</text:p>
          </table:table-cell>
          <table:table-cell office:value-type="float" office:value="0.25476338623118683">
            <text:p>0.25476338623118683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0.2748581278782295">
            <text:p>0.2748581278782295</text:p>
          </table:table-cell>
          <table:table-cell office:value-type="float" office:value="2.1988376111163506">
            <text:p>2.1988376111163506</text:p>
          </table:table-cell>
          <table:table-cell office:value-type="float" office:value="5.08006692288918">
            <text:p>5.08006692288918</text:p>
          </table:table-cell>
          <table:table-cell office:value-type="float" office:value="7.129727714139422">
            <text:p>7.129727714139422</text:p>
          </table:table-cell>
          <table:table-cell office:value-type="float" office:value="0.113331208458655">
            <text:p>0.113331208458655</text:p>
          </table:table-cell>
          <table:table-cell office:value-type="float" office:value="0.24253504438253715">
            <text:p>0.24253504438253715</text:p>
          </table:table-cell>
          <table:table-cell office:value-type="float" office:value="0.2312323203411556">
            <text:p>0.2312323203411556</text:p>
          </table:table-cell>
          <table:table-cell office:value-type="float" office:value="0.25566033891289347">
            <text:p>0.25566033891289347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0.274543137044734">
            <text:p>0.274543137044734</text:p>
          </table:table-cell>
          <table:table-cell office:value-type="float" office:value="2.1997238158512777">
            <text:p>2.1997238158512777</text:p>
          </table:table-cell>
          <table:table-cell office:value-type="float" office:value="5.082299127405858">
            <text:p>5.082299127405858</text:p>
          </table:table-cell>
          <table:table-cell office:value-type="float" office:value="7.133007374426088">
            <text:p>7.133007374426088</text:p>
          </table:table-cell>
          <table:table-cell office:value-type="float" office:value="0.11339606485871825">
            <text:p>0.11339606485871825</text:p>
          </table:table-cell>
          <table:table-cell office:value-type="float" office:value="0.24220460936976163">
            <text:p>0.24220460936976163</text:p>
          </table:table-cell>
          <table:table-cell office:value-type="float" office:value="0.23097413069669326">
            <text:p>0.23097413069669326</text:p>
          </table:table-cell>
          <table:table-cell office:value-type="float" office:value="0.2565507756427853">
            <text:p>0.2565507756427853</text:p>
          </table:table-cell>
        </table:table-row>
        <table:table-row>
          <table:table-cell table:style-name="pd1" office:value-type="string" office:string-value="26">
            <text:p>26</text:p>
          </table:table-cell>
          <table:table-cell office:value-type="float" office:value="0.27422911371334246">
            <text:p>0.27422911371334246</text:p>
          </table:table-cell>
          <table:table-cell office:value-type="float" office:value="2.200608153424173">
            <text:p>2.200608153424173</text:p>
          </table:table-cell>
          <table:table-cell office:value-type="float" office:value="5.084523620813738">
            <text:p>5.084523620813738</text:p>
          </table:table-cell>
          <table:table-cell office:value-type="float" office:value="7.136283187743239">
            <text:p>7.136283187743239</text:p>
          </table:table-cell>
          <table:table-cell office:value-type="float" office:value="0.11346118430743855">
            <text:p>0.11346118430743855</text:p>
          </table:table-cell>
          <table:table-cell office:value-type="float" office:value="0.24187769702933493">
            <text:p>0.24187769702933493</text:p>
          </table:table-cell>
          <table:table-cell office:value-type="float" office:value="0.2307234704839652">
            <text:p>0.2307234704839652</text:p>
          </table:table-cell>
          <table:table-cell office:value-type="float" office:value="0.25743342806043096">
            <text:p>0.25743342806043096</text:p>
          </table:table-cell>
        </table:table-row>
        <table:table-row>
          <table:table-cell table:style-name="pd1" office:value-type="string" office:string-value="27">
            <text:p>27</text:p>
          </table:table-cell>
          <table:table-cell office:value-type="float" office:value="0.2738505261054404">
            <text:p>0.2738505261054404</text:p>
          </table:table-cell>
          <table:table-cell office:value-type="float" office:value="2.201688366732844">
            <text:p>2.201688366732844</text:p>
          </table:table-cell>
          <table:table-cell office:value-type="float" office:value="5.087191424823298">
            <text:p>5.087191424823298</text:p>
          </table:table-cell>
          <table:table-cell office:value-type="float" office:value="7.140205974368734">
            <text:p>7.140205974368734</text:p>
          </table:table-cell>
          <table:table-cell office:value-type="float" office:value="0.1135367419371745">
            <text:p>0.1135367419371745</text:p>
          </table:table-cell>
          <table:table-cell office:value-type="float" office:value="0.24155163640041608">
            <text:p>0.24155163640041608</text:p>
          </table:table-cell>
          <table:table-cell office:value-type="float" office:value="0.23049167277899935">
            <text:p>0.23049167277899935</text:p>
          </table:table-cell>
          <table:table-cell office:value-type="float" office:value="0.25833654968731756">
            <text:p>0.25833654968731756</text:p>
          </table:table-cell>
        </table:table-row>
        <table:table-row>
          <table:table-cell table:style-name="pd1" office:value-type="string" office:string-value="28">
            <text:p>28</text:p>
          </table:table-cell>
          <table:table-cell office:value-type="float" office:value="0.27355227459950615">
            <text:p>0.27355227459950615</text:p>
          </table:table-cell>
          <table:table-cell office:value-type="float" office:value="2.2025272500197763">
            <text:p>2.2025272500197763</text:p>
          </table:table-cell>
          <table:table-cell office:value-type="float" office:value="5.089305231445116">
            <text:p>5.089305231445116</text:p>
          </table:table-cell>
          <table:table-cell office:value-type="float" office:value="7.143336257809193">
            <text:p>7.143336257809193</text:p>
          </table:table-cell>
          <table:table-cell office:value-type="float" office:value="0.11360020713397637">
            <text:p>0.11360020713397637</text:p>
          </table:table-cell>
          <table:table-cell office:value-type="float" office:value="0.24123222971355296">
            <text:p>0.24123222971355296</text:p>
          </table:table-cell>
          <table:table-cell office:value-type="float" office:value="0.2302535286195421">
            <text:p>0.2302535286195421</text:p>
          </table:table-cell>
          <table:table-cell office:value-type="float" office:value="0.2591975974127406">
            <text:p>0.2591975974127406</text:p>
          </table:table-cell>
        </table:table-row>
        <table:table-row>
          <table:table-cell table:style-name="pd1" office:value-type="string" office:string-value="29">
            <text:p>29</text:p>
          </table:table-cell>
          <table:table-cell office:value-type="float" office:value="0.27317741035378">
            <text:p>0.27317741035378</text:p>
          </table:table-cell>
          <table:table-cell office:value-type="float" office:value="2.2035984033799347">
            <text:p>2.2035984033799347</text:p>
          </table:table-cell>
          <table:table-cell office:value-type="float" office:value="5.091945234117646">
            <text:p>5.091945234117646</text:p>
          </table:table-cell>
          <table:table-cell office:value-type="float" office:value="7.147232742202131">
            <text:p>7.147232742202131</text:p>
          </table:table-cell>
          <table:table-cell office:value-type="float" office:value="0.11367596669296078">
            <text:p>0.11367596669296078</text:p>
          </table:table-cell>
          <table:table-cell office:value-type="float" office:value="0.2409134558860483">
            <text:p>0.2409134558860483</text:p>
          </table:table-cell>
          <table:table-cell office:value-type="float" office:value="0.230036510736814">
            <text:p>0.230036510736814</text:p>
          </table:table-cell>
          <table:table-cell office:value-type="float" office:value="0.260084353634552">
            <text:p>0.260084353634552</text:p>
          </table:table-cell>
        </table:table-row>
        <table:table-row>
          <table:table-cell table:style-name="pd1" office:value-type="string" office:string-value="30">
            <text:p>30</text:p>
          </table:table-cell>
          <table:table-cell office:value-type="float" office:value="0.2728176116025627">
            <text:p>0.2728176116025627</text:p>
          </table:table-cell>
          <table:table-cell office:value-type="float" office:value="2.2046251882993695">
            <text:p>2.2046251882993695</text:p>
          </table:table-cell>
          <table:table-cell office:value-type="float" office:value="5.094480456835263">
            <text:p>5.094480456835263</text:p>
          </table:table-cell>
          <table:table-cell office:value-type="float" office:value="7.150984757818762">
            <text:p>7.150984757818762</text:p>
          </table:table-cell>
          <table:table-cell office:value-type="float" office:value="0.11374975664890218">
            <text:p>0.11374975664890218</text:p>
          </table:table-cell>
          <table:table-cell office:value-type="float" office:value="0.24059868454596922">
            <text:p>0.24059868454596922</text:p>
          </table:table-cell>
          <table:table-cell office:value-type="float" office:value="0.22982440851704902">
            <text:p>0.22982440851704902</text:p>
          </table:table-cell>
          <table:table-cell office:value-type="float" office:value="0.2609571678225286">
            <text:p>0.2609571678225286</text:p>
          </table:table-cell>
        </table:table-row>
        <table:table-row>
          <table:table-cell table:style-name="pd1" office:value-type="string" office:string-value="31">
            <text:p>31</text:p>
          </table:table-cell>
          <table:table-cell office:value-type="float" office:value="0.27246193109182343">
            <text:p>0.27246193109182343</text:p>
          </table:table-cell>
          <table:table-cell office:value-type="float" office:value="2.205640639096446">
            <text:p>2.205640639096446</text:p>
          </table:table-cell>
          <table:table-cell office:value-type="float" office:value="5.096986243094504">
            <text:p>5.096986243094504</text:p>
          </table:table-cell>
          <table:table-cell office:value-type="float" office:value="7.154700911795187">
            <text:p>7.154700911795187</text:p>
          </table:table-cell>
          <table:table-cell office:value-type="float" office:value="0.11382326597734194">
            <text:p>0.11382326597734194</text:p>
          </table:table-cell>
          <table:table-cell office:value-type="float" office:value="0.24028739994868228">
            <text:p>0.24028739994868228</text:p>
          </table:table-cell>
          <table:table-cell office:value-type="float" office:value="0.2296190304716488">
            <text:p>0.2296190304716488</text:p>
          </table:table-cell>
          <table:table-cell office:value-type="float" office:value="0.26182073198388134">
            <text:p>0.26182073198388134</text:p>
          </table:table-cell>
        </table:table-row>
        <table:table-row>
          <table:table-cell table:style-name="pd1" office:value-type="string" office:string-value="32">
            <text:p>32</text:p>
          </table:table-cell>
          <table:table-cell office:value-type="float" office:value="0.27210870161859363">
            <text:p>0.27210870161859363</text:p>
          </table:table-cell>
          <table:table-cell office:value-type="float" office:value="2.206649787493833">
            <text:p>2.206649787493833</text:p>
          </table:table-cell>
          <table:table-cell office:value-type="float" office:value="5.0994740664820934">
            <text:p>5.0994740664820934</text:p>
          </table:table-cell>
          <table:table-cell office:value-type="float" office:value="7.158397634596106">
            <text:p>7.158397634596106</text:p>
          </table:table-cell>
          <table:table-cell office:value-type="float" office:value="0.11389674066289102">
            <text:p>0.11389674066289102</text:p>
          </table:table-cell>
          <table:table-cell office:value-type="float" office:value="0.2399794404606218">
            <text:p>0.2399794404606218</text:p>
          </table:table-cell>
          <table:table-cell office:value-type="float" office:value="0.22942055670538658">
            <text:p>0.22942055670538658</text:p>
          </table:table-cell>
          <table:table-cell office:value-type="float" office:value="0.26267573104963016">
            <text:p>0.26267573104963016</text:p>
          </table:table-cell>
        </table:table-row>
        <table:table-row>
          <table:table-cell table:style-name="pd1" office:value-type="string" office:string-value="33">
            <text:p>33</text:p>
          </table:table-cell>
          <table:table-cell office:value-type="float" office:value="0.2717537487654829">
            <text:p>0.2717537487654829</text:p>
          </table:table-cell>
          <table:table-cell office:value-type="float" office:value="2.207665233967145">
            <text:p>2.207665233967145</text:p>
          </table:table-cell>
          <table:table-cell office:value-type="float" office:value="5.101972653254577">
            <text:p>5.101972653254577</text:p>
          </table:table-cell>
          <table:table-cell office:value-type="float" office:value="7.1621162155930875">
            <text:p>7.1621162155930875</text:p>
          </table:table-cell>
          <table:table-cell office:value-type="float" office:value="0.11397081702510643">
            <text:p>0.11397081702510643</text:p>
          </table:table-cell>
          <table:table-cell office:value-type="float" office:value="0.23967461866489012">
            <text:p>0.23967461866489012</text:p>
          </table:table-cell>
          <table:table-cell office:value-type="float" office:value="0.22922966140765205">
            <text:p>0.22922966140765205</text:p>
          </table:table-cell>
          <table:table-cell office:value-type="float" office:value="0.2635239517134989">
            <text:p>0.2635239517134989</text:p>
          </table:table-cell>
        </table:table-row>
        <table:table-row>
          <table:table-cell table:style-name="pd1" office:value-type="string" office:string-value="34">
            <text:p>34</text:p>
          </table:table-cell>
          <table:table-cell office:value-type="float" office:value="0.27134371251460276">
            <text:p>0.27134371251460276</text:p>
          </table:table-cell>
          <table:table-cell office:value-type="float" office:value="2.2088480529402794">
            <text:p>2.2088480529402794</text:p>
          </table:table-cell>
          <table:table-cell office:value-type="float" office:value="5.104849193165156">
            <text:p>5.104849193165156</text:p>
          </table:table-cell>
          <table:table-cell office:value-type="float" office:value="7.166385831851324">
            <text:p>7.166385831851324</text:p>
          </table:table-cell>
          <table:table-cell office:value-type="float" office:value="0.11405379317003604">
            <text:p>0.11405379317003604</text:p>
          </table:table-cell>
          <table:table-cell office:value-type="float" office:value="0.23937200558396304">
            <text:p>0.23937200558396304</text:p>
          </table:table-cell>
          <table:table-cell office:value-type="float" office:value="0.22905654965188463">
            <text:p>0.22905654965188463</text:p>
          </table:table-cell>
          <table:table-cell office:value-type="float" office:value="0.2643887067364768">
            <text:p>0.2643887067364768</text:p>
          </table:table-cell>
        </table:table-row>
        <table:table-row>
          <table:table-cell table:style-name="pd1" office:value-type="string" office:string-value="35">
            <text:p>35</text:p>
          </table:table-cell>
          <table:table-cell office:value-type="float" office:value="0.2709878266454748">
            <text:p>0.2709878266454748</text:p>
          </table:table-cell>
          <table:table-cell office:value-type="float" office:value="2.2098685134153295">
            <text:p>2.2098685134153295</text:p>
          </table:table-cell>
          <table:table-cell office:value-type="float" office:value="5.107352002794472">
            <text:p>5.107352002794472</text:p>
          </table:table-cell>
          <table:table-cell office:value-type="float" office:value="7.170122614848619">
            <text:p>7.170122614848619</text:p>
          </table:table-cell>
          <table:table-cell office:value-type="float" office:value="0.11412864282672869">
            <text:p>0.11412864282672869</text:p>
          </table:table-cell>
          <table:table-cell office:value-type="float" office:value="0.23907347895006242">
            <text:p>0.23907347895006242</text:p>
          </table:table-cell>
          <table:table-cell office:value-type="float" office:value="0.22888018478394093">
            <text:p>0.22888018478394093</text:p>
          </table:table-cell>
          <table:table-cell office:value-type="float" office:value="0.26522223664890704">
            <text:p>0.26522223664890704</text:p>
          </table:table-cell>
        </table:table-row>
        <table:table-row>
          <table:table-cell table:style-name="pd1" office:value-type="string" office:string-value="36">
            <text:p>36</text:p>
          </table:table-cell>
          <table:table-cell office:value-type="float" office:value="0.27057892226548386">
            <text:p>0.27057892226548386</text:p>
          </table:table-cell>
          <table:table-cell office:value-type="float" office:value="2.2110501201194217">
            <text:p>2.2110501201194217</text:p>
          </table:table-cell>
          <table:table-cell office:value-type="float" office:value="5.1102185494522905">
            <text:p>5.1102185494522905</text:p>
          </table:table-cell>
          <table:table-cell office:value-type="float" office:value="7.174389439755346">
            <text:p>7.174389439755346</text:p>
          </table:table-cell>
          <table:table-cell office:value-type="float" office:value="0.11421204699075146">
            <text:p>0.11421204699075146</text:p>
          </table:table-cell>
          <table:table-cell office:value-type="float" office:value="0.23877737054151396">
            <text:p>0.23877737054151396</text:p>
          </table:table-cell>
          <table:table-cell office:value-type="float" office:value="0.22872125220159784">
            <text:p>0.22872125220159784</text:p>
          </table:table-cell>
          <table:table-cell office:value-type="float" office:value="0.266071423259052">
            <text:p>0.266071423259052</text:p>
          </table:table-cell>
        </table:table-row>
        <table:table-row>
          <table:table-cell table:style-name="pd1" office:value-type="string" office:string-value="37">
            <text:p>37</text:p>
          </table:table-cell>
          <table:table-cell office:value-type="float" office:value="0.27018955670183326">
            <text:p>0.27018955670183326</text:p>
          </table:table-cell>
          <table:table-cell office:value-type="float" office:value="2.2121738396364985">
            <text:p>2.2121738396364985</text:p>
          </table:table-cell>
          <table:table-cell office:value-type="float" office:value="5.1129495490153545">
            <text:p>5.1129495490153545</text:p>
          </table:table-cell>
          <table:table-cell office:value-type="float" office:value="7.178466471623745">
            <text:p>7.178466471623745</text:p>
          </table:table-cell>
          <table:table-cell office:value-type="float" office:value="0.1142926864650686">
            <text:p>0.1142926864650686</text:p>
          </table:table-cell>
          <table:table-cell office:value-type="float" office:value="0.23848460548212488">
            <text:p>0.23848460548212488</text:p>
          </table:table-cell>
          <table:table-cell office:value-type="float" office:value="0.2285655066498809">
            <text:p>0.2285655066498809</text:p>
          </table:table-cell>
          <table:table-cell office:value-type="float" office:value="0.2669044665083604">
            <text:p>0.2669044665083604</text:p>
          </table:table-cell>
        </table:table-row>
        <table:table-row>
          <table:table-cell table:style-name="pd1" office:value-type="string" office:string-value="38">
            <text:p>38</text:p>
          </table:table-cell>
          <table:table-cell office:value-type="float" office:value="0.26979406616394175">
            <text:p>0.26979406616394175</text:p>
          </table:table-cell>
          <table:table-cell office:value-type="float" office:value="2.2133171404341416">
            <text:p>2.2133171404341416</text:p>
          </table:table-cell>
          <table:table-cell office:value-type="float" office:value="5.115721604542838">
            <text:p>5.115721604542838</text:p>
          </table:table-cell>
          <table:table-cell office:value-type="float" office:value="7.182608050601941">
            <text:p>7.182608050601941</text:p>
          </table:table-cell>
          <table:table-cell office:value-type="float" office:value="0.11437454579152609">
            <text:p>0.11437454579152609</text:p>
          </table:table-cell>
          <table:table-cell office:value-type="float" office:value="0.23819482466208303">
            <text:p>0.23819482466208303</text:p>
          </table:table-cell>
          <table:table-cell office:value-type="float" office:value="0.22841789194845102">
            <text:p>0.22841789194845102</text:p>
          </table:table-cell>
          <table:table-cell office:value-type="float" office:value="0.26773260019017103">
            <text:p>0.26773260019017103</text:p>
          </table:table-cell>
        </table:table-row>
        <table:table-row>
          <table:table-cell table:style-name="pd1" office:value-type="string" office:string-value="39">
            <text:p>39</text:p>
          </table:table-cell>
          <table:table-cell office:value-type="float" office:value="0.2693993151510745">
            <text:p>0.2693993151510745</text:p>
          </table:table-cell>
          <table:table-cell office:value-type="float" office:value="2.2144592939737757">
            <text:p>2.2144592939737757</text:p>
          </table:table-cell>
          <table:table-cell office:value-type="float" office:value="5.118487486030589">
            <text:p>5.118487486030589</text:p>
          </table:table-cell>
          <table:table-cell office:value-type="float" office:value="7.186745937712393">
            <text:p>7.186745937712393</text:p>
          </table:table-cell>
          <table:table-cell office:value-type="float" office:value="0.1144565398793899">
            <text:p>0.1144565398793899</text:p>
          </table:table-cell>
          <table:table-cell office:value-type="float" office:value="0.2379080175330481">
            <text:p>0.2379080175330481</text:p>
          </table:table-cell>
          <table:table-cell office:value-type="float" office:value="0.22827693476146996">
            <text:p>0.22827693476146996</text:p>
          </table:table-cell>
          <table:table-cell office:value-type="float" office:value="0.2685527913077242">
            <text:p>0.2685527913077242</text:p>
          </table:table-cell>
        </table:table-row>
        <table:table-row>
          <table:table-cell table:style-name="pd1" office:value-type="string" office:string-value="40">
            <text:p>40</text:p>
          </table:table-cell>
          <table:table-cell office:value-type="float" office:value="0.26899943916388874">
            <text:p>0.26899943916388874</text:p>
          </table:table-cell>
          <table:table-cell office:value-type="float" office:value="2.2156179985495594">
            <text:p>2.2156179985495594</text:p>
          </table:table-cell>
          <table:table-cell office:value-type="float" office:value="5.121287553727944">
            <text:p>5.121287553727944</text:p>
          </table:table-cell>
          <table:table-cell office:value-type="float" office:value="7.1909380752993615">
            <text:p>7.1909380752993615</text:p>
          </table:table-cell>
          <table:table-cell office:value-type="float" office:value="0.11453956836715615">
            <text:p>0.11453956836715615</text:p>
          </table:table-cell>
          <table:table-cell office:value-type="float" office:value="0.2376241160065407">
            <text:p>0.2376241160065407</text:p>
          </table:table-cell>
          <table:table-cell office:value-type="float" office:value="0.22814372962296778">
            <text:p>0.22814372962296778</text:p>
          </table:table-cell>
          <table:table-cell office:value-type="float" office:value="0.2693676106402114">
            <text:p>0.2693676106402114</text:p>
          </table:table-cell>
        </table:table-row>
        <table:table-row>
          <table:table-cell table:style-name="pd1" office:value-type="string" office:string-value="41">
            <text:p>41</text:p>
          </table:table-cell>
          <table:table-cell office:value-type="float" office:value="0.26857619514852565">
            <text:p>0.26857619514852565</text:p>
          </table:table-cell>
          <table:table-cell office:value-type="float" office:value="2.2168483225351623">
            <text:p>2.2168483225351623</text:p>
          </table:table-cell>
          <table:table-cell office:value-type="float" office:value="5.124247345494435">
            <text:p>5.124247345494435</text:p>
          </table:table-cell>
          <table:table-cell office:value-type="float" office:value="7.195364998646119">
            <text:p>7.195364998646119</text:p>
          </table:table-cell>
          <table:table-cell office:value-type="float" office:value="0.11462646366355353">
            <text:p>0.11462646366355353</text:p>
          </table:table-cell>
          <table:table-cell office:value-type="float" office:value="0.2373431812195416">
            <text:p>0.2373431812195416</text:p>
          </table:table-cell>
          <table:table-cell office:value-type="float" office:value="0.2280220049319989">
            <text:p>0.2280220049319989</text:p>
          </table:table-cell>
          <table:table-cell office:value-type="float" office:value="0.27018511839352677">
            <text:p>0.27018511839352677</text:p>
          </table:table-cell>
        </table:table-row>
        <table:table-row>
          <table:table-cell table:style-name="pd1" office:value-type="string" office:string-value="42">
            <text:p>42</text:p>
          </table:table-cell>
          <table:table-cell office:value-type="float" office:value="0.2681547259350046">
            <text:p>0.2681547259350046</text:p>
          </table:table-cell>
          <table:table-cell office:value-type="float" office:value="2.218074351599807">
            <text:p>2.218074351599807</text:p>
          </table:table-cell>
          <table:table-cell office:value-type="float" office:value="5.127193861643649">
            <text:p>5.127193861643649</text:p>
          </table:table-cell>
          <table:table-cell office:value-type="float" office:value="7.199777348155081">
            <text:p>7.199777348155081</text:p>
          </table:table-cell>
          <table:table-cell office:value-type="float" office:value="0.11471328811891593">
            <text:p>0.11471328811891593</text:p>
          </table:table-cell>
          <table:table-cell office:value-type="float" office:value="0.23706515695330738">
            <text:p>0.23706515695330738</text:p>
          </table:table-cell>
          <table:table-cell office:value-type="float" office:value="0.2279064924947728">
            <text:p>0.2279064924947728</text:p>
          </table:table-cell>
          <table:table-cell office:value-type="float" office:value="0.2709942161139">
            <text:p>0.2709942161139</text:p>
          </table:table-cell>
        </table:table-row>
        <table:table-row>
          <table:table-cell table:style-name="pd1" office:value-type="string" office:string-value="43">
            <text:p>43</text:p>
          </table:table-cell>
          <table:table-cell office:value-type="float" office:value="0.26772896463609197">
            <text:p>0.26772896463609197</text:p>
          </table:table-cell>
          <table:table-cell office:value-type="float" office:value="2.2193143917346827">
            <text:p>2.2193143917346827</text:p>
          </table:table-cell>
          <table:table-cell office:value-type="float" office:value="5.130168858368009">
            <text:p>5.130168858368009</text:p>
          </table:table-cell>
          <table:table-cell office:value-type="float" office:value="7.204235037411661">
            <text:p>7.204235037411661</text:p>
          </table:table-cell>
          <table:table-cell office:value-type="float" office:value="0.11480097329321512">
            <text:p>0.11480097329321512</text:p>
          </table:table-cell>
          <table:table-cell office:value-type="float" office:value="0.23679002465048066">
            <text:p>0.23679002465048066</text:p>
          </table:table-cell>
          <table:table-cell office:value-type="float" office:value="0.22779835639091411">
            <text:p>0.22779835639091411</text:p>
          </table:table-cell>
          <table:table-cell office:value-type="float" office:value="0.27179758085827443">
            <text:p>0.27179758085827443</text:p>
          </table:table-cell>
        </table:table-row>
        <table:table-row>
          <table:table-cell table:style-name="pd1" office:value-type="string" office:string-value="44">
            <text:p>44</text:p>
          </table:table-cell>
          <table:table-cell office:value-type="float" office:value="0.26729803504518895">
            <text:p>0.26729803504518895</text:p>
          </table:table-cell>
          <table:table-cell office:value-type="float" office:value="2.220571077371666">
            <text:p>2.220571077371666</text:p>
          </table:table-cell>
          <table:table-cell office:value-type="float" office:value="5.1331783756809655">
            <text:p>5.1331783756809655</text:p>
          </table:table-cell>
          <table:table-cell office:value-type="float" office:value="7.208746537265634">
            <text:p>7.208746537265634</text:p>
          </table:table-cell>
          <table:table-cell office:value-type="float" office:value="0.11488964098279715">
            <text:p>0.11488964098279715</text:p>
          </table:table-cell>
          <table:table-cell office:value-type="float" office:value="0.2365177680546799">
            <text:p>0.2365177680546799</text:p>
          </table:table-cell>
          <table:table-cell office:value-type="float" office:value="0.22769769413177007">
            <text:p>0.22769769413177007</text:p>
          </table:table-cell>
          <table:table-cell office:value-type="float" office:value="0.27259560325898907">
            <text:p>0.27259560325898907</text:p>
          </table:table-cell>
        </table:table-row>
        <table:table-row>
          <table:table-cell table:style-name="pd1" office:value-type="string" office:string-value="45">
            <text:p>45</text:p>
          </table:table-cell>
          <table:table-cell office:value-type="float" office:value="0.2668625988810152">
            <text:p>0.2668625988810152</text:p>
          </table:table-cell>
          <table:table-cell office:value-type="float" office:value="2.221842399006984">
            <text:p>2.221842399006984</text:p>
          </table:table-cell>
          <table:table-cell office:value-type="float" office:value="5.136217872070968">
            <text:p>5.136217872070968</text:p>
          </table:table-cell>
          <table:table-cell office:value-type="float" office:value="7.213305085632718">
            <text:p>7.213305085632718</text:p>
          </table:table-cell>
          <table:table-cell office:value-type="float" office:value="0.1149791728701515">
            <text:p>0.1149791728701515</text:p>
          </table:table-cell>
          <table:table-cell office:value-type="float" office:value="0.236248358379572">
            <text:p>0.236248358379572</text:p>
          </table:table-cell>
          <table:table-cell office:value-type="float" office:value="0.22760427576936315">
            <text:p>0.22760427576936315</text:p>
          </table:table-cell>
          <table:table-cell office:value-type="float" office:value="0.27338799548997594">
            <text:p>0.27338799548997594</text:p>
          </table:table-cell>
        </table:table-row>
        <table:table-row>
          <table:table-cell table:style-name="pd1" office:value-type="string" office:string-value="46">
            <text:p>46</text:p>
          </table:table-cell>
          <table:table-cell office:value-type="float" office:value="0.26642318812154575">
            <text:p>0.26642318812154575</text:p>
          </table:table-cell>
          <table:table-cell office:value-type="float" office:value="2.223126737977696">
            <text:p>2.223126737977696</text:p>
          </table:table-cell>
          <table:table-cell office:value-type="float" office:value="5.139283699619003">
            <text:p>5.139283699619003</text:p>
          </table:table-cell>
          <table:table-cell office:value-type="float" office:value="7.217905208973139">
            <text:p>7.217905208973139</text:p>
          </table:table-cell>
          <table:table-cell office:value-type="float" office:value="0.11506947085899631">
            <text:p>0.11506947085899631</text:p>
          </table:table-cell>
          <table:table-cell office:value-type="float" office:value="0.23598176403750687">
            <text:p>0.23598176403750687</text:p>
          </table:table-cell>
          <table:table-cell office:value-type="float" office:value="0.22751789359027325">
            <text:p>0.22751789359027325</text:p>
          </table:table-cell>
          <table:table-cell office:value-type="float" office:value="0.2741745290375983">
            <text:p>0.2741745290375983</text:p>
          </table:table-cell>
        </table:table-row>
        <table:table-row>
          <table:table-cell table:style-name="pd1" office:value-type="string" office:string-value="47">
            <text:p>47</text:p>
          </table:table-cell>
          <table:table-cell office:value-type="float" office:value="0.2659697550188236">
            <text:p>0.2659697550188236</text:p>
          </table:table-cell>
          <table:table-cell office:value-type="float" office:value="2.224454413077066">
            <text:p>2.224454413077066</text:p>
          </table:table-cell>
          <table:table-cell office:value-type="float" office:value="5.142445012236584">
            <text:p>5.142445012236584</text:p>
          </table:table-cell>
          <table:table-cell office:value-type="float" office:value="7.222646144432605">
            <text:p>7.222646144432605</text:p>
          </table:table-cell>
          <table:table-cell office:value-type="float" office:value="0.11516209050926023">
            <text:p>0.11516209050926023</text:p>
          </table:table-cell>
          <table:table-cell office:value-type="float" office:value="0.23571817027360173">
            <text:p>0.23571817027360173</text:p>
          </table:table-cell>
          <table:table-cell office:value-type="float" office:value="0.2274406652438548">
            <text:p>0.2274406652438548</text:p>
          </table:table-cell>
          <table:table-cell office:value-type="float" office:value="0.2749596892321501">
            <text:p>0.2749596892321501</text:p>
          </table:table-cell>
        </table:table-row>
        <table:table-row>
          <table:table-cell table:style-name="pd1" office:value-type="string" office:string-value="48">
            <text:p>48</text:p>
          </table:table-cell>
          <table:table-cell office:value-type="float" office:value="0.26551684458237823">
            <text:p>0.26551684458237823</text:p>
          </table:table-cell>
          <table:table-cell office:value-type="float" office:value="2.2257815003765278">
            <text:p>2.2257815003765278</text:p>
          </table:table-cell>
          <table:table-cell office:value-type="float" office:value="5.14560173825793">
            <text:p>5.14560173825793</text:p>
          </table:table-cell>
          <table:table-cell office:value-type="float" office:value="7.227383710092545">
            <text:p>7.227383710092545</text:p>
          </table:table-cell>
          <table:table-cell office:value-type="float" office:value="0.11525474413509239">
            <text:p>0.11525474413509239</text:p>
          </table:table-cell>
          <table:table-cell office:value-type="float" office:value="0.23545729250862404">
            <text:p>0.23545729250862404</text:p>
          </table:table-cell>
          <table:table-cell office:value-type="float" office:value="0.22736931878046737">
            <text:p>0.22736931878046737</text:p>
          </table:table-cell>
          <table:table-cell office:value-type="float" office:value="0.2757370196570568">
            <text:p>0.2757370196570568</text:p>
          </table:table-cell>
        </table:table-row>
        <table:table-row>
          <table:table-cell table:style-name="pd1" office:value-type="string" office:string-value="49">
            <text:p>49</text:p>
          </table:table-cell>
          <table:table-cell office:value-type="float" office:value="0.26505495758760317">
            <text:p>0.26505495758760317</text:p>
          </table:table-cell>
          <table:table-cell office:value-type="float" office:value="2.227136660711152">
            <text:p>2.227136660711152</text:p>
          </table:table-cell>
          <table:table-cell office:value-type="float" office:value="5.14881925917158">
            <text:p>5.14881925917158</text:p>
          </table:table-cell>
          <table:table-cell office:value-type="float" office:value="7.232211707154848">
            <text:p>7.232211707154848</text:p>
          </table:table-cell>
          <table:table-cell office:value-type="float" office:value="0.11534890201648151">
            <text:p>0.11534890201648151</text:p>
          </table:table-cell>
          <table:table-cell office:value-type="float" office:value="0.2351993217283634">
            <text:p>0.2351993217283634</text:p>
          </table:table-cell>
          <table:table-cell office:value-type="float" office:value="0.22730585807915915">
            <text:p>0.22730585807915915</text:p>
          </table:table-cell>
          <table:table-cell office:value-type="float" office:value="0.27651077016348463">
            <text:p>0.27651077016348463</text:p>
          </table:table-cell>
        </table:table-row>
        <table:table-row>
          <table:table-cell table:style-name="pd1" office:value-type="string" office:string-value="50">
            <text:p>50</text:p>
          </table:table-cell>
          <table:table-cell office:value-type="float" office:value="0.26459520022992056">
            <text:p>0.26459520022992056</text:p>
          </table:table-cell>
          <table:table-cell office:value-type="float" office:value="2.2284863518355653">
            <text:p>2.2284863518355653</text:p>
          </table:table-cell>
          <table:table-cell office:value-type="float" office:value="5.152021165888224">
            <text:p>5.152021165888224</text:p>
          </table:table-cell>
          <table:table-cell office:value-type="float" office:value="7.237020046515068">
            <text:p>7.237020046515068</text:p>
          </table:table-cell>
          <table:table-cell office:value-type="float" office:value="0.11544281303721765">
            <text:p>0.11544281303721765</text:p>
          </table:table-cell>
          <table:table-cell office:value-type="float" office:value="0.23494396285871785">
            <text:p>0.23494396285871785</text:p>
          </table:table-cell>
          <table:table-cell office:value-type="float" office:value="0.22724770754358203">
            <text:p>0.22724770754358203</text:p>
          </table:table-cell>
          <table:table-cell office:value-type="float" office:value="0.277276005568728">
            <text:p>0.277276005568728</text:p>
          </table:table-cell>
        </table:table-row>
        <table:table-row>
          <table:table-cell table:style-name="pd1" office:value-type="string" office:string-value="51">
            <text:p>51</text:p>
          </table:table-cell>
          <table:table-cell office:value-type="float" office:value="0.26412900446378906">
            <text:p>0.26412900446378906</text:p>
          </table:table-cell>
          <table:table-cell office:value-type="float" office:value="2.2298564215635204">
            <text:p>2.2298564215635204</text:p>
          </table:table-cell>
          <table:table-cell office:value-type="float" office:value="5.15526643424497">
            <text:p>5.15526643424497</text:p>
          </table:table-cell>
          <table:table-cell office:value-type="float" office:value="7.241893299163684">
            <text:p>7.241893299163684</text:p>
          </table:table-cell>
          <table:table-cell office:value-type="float" office:value="0.11553780270409776">
            <text:p>0.11553780270409776</text:p>
          </table:table-cell>
          <table:table-cell office:value-type="float" office:value="0.2346914182663514">
            <text:p>0.2346914182663514</text:p>
          </table:table-cell>
          <table:table-cell office:value-type="float" office:value="0.2271966831009376">
            <text:p>0.2271966831009376</text:p>
          </table:table-cell>
          <table:table-cell office:value-type="float" office:value="0.2780365727846604">
            <text:p>0.2780365727846604</text:p>
          </table:table-cell>
        </table:table-row>
        <table:table-row>
          <table:table-cell table:style-name="pd1" office:value-type="string" office:string-value="52">
            <text:p>52</text:p>
          </table:table-cell>
          <table:table-cell office:value-type="float" office:value="0.2636601630527094">
            <text:p>0.2636601630527094</text:p>
          </table:table-cell>
          <table:table-cell office:value-type="float" office:value="2.231235403994598">
            <text:p>2.231235403994598</text:p>
          </table:table-cell>
          <table:table-cell office:value-type="float" office:value="5.158528981783582">
            <text:p>5.158528981783582</text:p>
          </table:table-cell>
          <table:table-cell office:value-type="float" office:value="7.2467937491852625">
            <text:p>7.2467937491852625</text:p>
          </table:table-cell>
          <table:table-cell office:value-type="float" office:value="0.11563326371568726">
            <text:p>0.11563326371568726</text:p>
          </table:table-cell>
          <table:table-cell office:value-type="float" office:value="0.2344415665270229">
            <text:p>0.2344415665270229</text:p>
          </table:table-cell>
          <table:table-cell office:value-type="float" office:value="0.2271518309575973">
            <text:p>0.2271518309575973</text:p>
          </table:table-cell>
          <table:table-cell office:value-type="float" office:value="0.27879080387520494">
            <text:p>0.27879080387520494</text:p>
          </table:table-cell>
        </table:table-row>
        <table:table-row>
          <table:table-cell table:style-name="pd1" office:value-type="string" office:string-value="53">
            <text:p>53</text:p>
          </table:table-cell>
          <table:table-cell office:value-type="float" office:value="0.2631877892362932">
            <text:p>0.2631877892362932</text:p>
          </table:table-cell>
          <table:table-cell office:value-type="float" office:value="2.2326259584388666">
            <text:p>2.2326259584388666</text:p>
          </table:table-cell>
          <table:table-cell office:value-type="float" office:value="5.161814928121832">
            <text:p>5.161814928121832</text:p>
          </table:table-cell>
          <table:table-cell office:value-type="float" office:value="7.251729974752285">
            <text:p>7.251729974752285</text:p>
          </table:table-cell>
          <table:table-cell office:value-type="float" office:value="0.11572932092822497">
            <text:p>0.11572932092822497</text:p>
          </table:table-cell>
          <table:table-cell office:value-type="float" office:value="0.23419441803945193">
            <text:p>0.23419441803945193</text:p>
          </table:table-cell>
          <table:table-cell office:value-type="float" office:value="0.2271132496802388">
            <text:p>0.2271132496802388</text:p>
          </table:table-cell>
          <table:table-cell office:value-type="float" office:value="0.27953912449695933">
            <text:p>0.27953912449695933</text:p>
          </table:table-cell>
        </table:table-row>
        <table:table-row>
          <table:table-cell table:style-name="pd1" office:value-type="string" office:string-value="54">
            <text:p>54</text:p>
          </table:table-cell>
          <table:table-cell office:value-type="float" office:value="0.2627032583328308">
            <text:p>0.2627032583328308</text:p>
          </table:table-cell>
          <table:table-cell office:value-type="float" office:value="2.2340540981485866">
            <text:p>2.2340540981485866</text:p>
          </table:table-cell>
          <table:table-cell office:value-type="float" office:value="5.165183644356391">
            <text:p>5.165183644356391</text:p>
          </table:table-cell>
          <table:table-cell office:value-type="float" office:value="7.256787045218183">
            <text:p>7.256787045218183</text:p>
          </table:table-cell>
          <table:table-cell office:value-type="float" office:value="0.11582731096889128">
            <text:p>0.11582731096889128</text:p>
          </table:table-cell>
          <table:table-cell office:value-type="float" office:value="0.23395028716560914">
            <text:p>0.23395028716560914</text:p>
          </table:table-cell>
          <table:table-cell office:value-type="float" office:value="0.22708283542775162">
            <text:p>0.22708283542775162</text:p>
          </table:table-cell>
          <table:table-cell office:value-type="float" office:value="0.28028543535454215">
            <text:p>0.28028543535454215</text:p>
          </table:table-cell>
        </table:table-row>
        <table:table-row>
          <table:table-cell table:style-name="pd1" office:value-type="string" office:string-value="55">
            <text:p>55</text:p>
          </table:table-cell>
          <table:table-cell office:value-type="float" office:value="0.26221495713440823">
            <text:p>0.26221495713440823</text:p>
          </table:table-cell>
          <table:table-cell office:value-type="float" office:value="2.2354944896781">
            <text:p>2.2354944896781</text:p>
          </table:table-cell>
          <table:table-cell office:value-type="float" office:value="5.168577434691262">
            <text:p>5.168577434691262</text:p>
          </table:table-cell>
          <table:table-cell office:value-type="float" office:value="7.261881837171307">
            <text:p>7.261881837171307</text:p>
          </table:table-cell>
          <table:table-cell office:value-type="float" office:value="0.11592590820702212">
            <text:p>0.11592590820702212</text:p>
          </table:table-cell>
          <table:table-cell office:value-type="float" office:value="0.23370888575299478">
            <text:p>0.23370888575299478</text:p>
          </table:table-cell>
          <table:table-cell office:value-type="float" office:value="0.22705856959799814">
            <text:p>0.22705856959799814</text:p>
          </table:table-cell>
          <table:table-cell office:value-type="float" office:value="0.28102601803006527">
            <text:p>0.28102601803006527</text:p>
          </table:table-cell>
        </table:table-row>
        <table:table-row>
          <table:table-cell table:style-name="pd1" office:value-type="string" office:string-value="56">
            <text:p>56</text:p>
          </table:table-cell>
          <table:table-cell office:value-type="float" office:value="0.26172659350305677">
            <text:p>0.26172659350305677</text:p>
          </table:table-cell>
          <table:table-cell office:value-type="float" office:value="2.2369359237137427">
            <text:p>2.2369359237137427</text:p>
          </table:table-cell>
          <table:table-cell office:value-type="float" office:value="5.1719708006059975">
            <text:p>5.1719708006059975</text:p>
          </table:table-cell>
          <table:table-cell office:value-type="float" office:value="7.266977521898666">
            <text:p>7.266977521898666</text:p>
          </table:table-cell>
          <table:table-cell office:value-type="float" office:value="0.11602451901767676">
            <text:p>0.11602451901767676</text:p>
          </table:table-cell>
          <table:table-cell office:value-type="float" office:value="0.23347004918725986">
            <text:p>0.23347004918725986</text:p>
          </table:table-cell>
          <table:table-cell office:value-type="float" office:value="0.22703948122052994">
            <text:p>0.22703948122052994</text:p>
          </table:table-cell>
          <table:table-cell office:value-type="float" office:value="0.28175924608160663">
            <text:p>0.28175924608160663</text:p>
          </table:table-cell>
        </table:table-row>
        <table:table-row>
          <table:table-cell table:style-name="pd1" office:value-type="string" office:string-value="57">
            <text:p>57</text:p>
          </table:table-cell>
          <table:table-cell office:value-type="float" office:value="0.2612297368169539">
            <text:p>0.2612297368169539</text:p>
          </table:table-cell>
          <table:table-cell office:value-type="float" office:value="2.238403825020364">
            <text:p>2.238403825020364</text:p>
          </table:table-cell>
          <table:table-cell office:value-type="float" office:value="5.175421780491795">
            <text:p>5.175421780491795</text:p>
          </table:table-cell>
          <table:table-cell office:value-type="float" office:value="7.272157238584006">
            <text:p>7.272157238584006</text:p>
          </table:table-cell>
          <table:table-cell office:value-type="float" office:value="0.1161244510857428">
            <text:p>0.1161244510857428</text:p>
          </table:table-cell>
          <table:table-cell office:value-type="float" office:value="0.23323412294670584">
            <text:p>0.23323412294670584</text:p>
          </table:table-cell>
          <table:table-cell office:value-type="float" office:value="0.22702744143643688">
            <text:p>0.22702744143643688</text:p>
          </table:table-cell>
          <table:table-cell office:value-type="float" office:value="0.2824889481780401">
            <text:p>0.2824889481780401</text:p>
          </table:table-cell>
        </table:table-row>
        <table:table-row>
          <table:table-cell table:style-name="pd1" office:value-type="string" office:string-value="58">
            <text:p>58</text:p>
          </table:table-cell>
          <table:table-cell office:value-type="float" office:value="0.2607305979669965">
            <text:p>0.2607305979669965</text:p>
          </table:table-cell>
          <table:table-cell office:value-type="float" office:value="2.2398794293550366">
            <text:p>2.2398794293550366</text:p>
          </table:table-cell>
          <table:table-cell office:value-type="float" office:value="5.1788876507717">
            <text:p>5.1788876507717</text:p>
          </table:table-cell>
          <table:table-cell office:value-type="float" office:value="7.277359426856781">
            <text:p>7.277359426856781</text:p>
          </table:table-cell>
          <table:table-cell office:value-type="float" office:value="0.11622471953214628">
            <text:p>0.11622471953214628</text:p>
          </table:table-cell>
          <table:table-cell office:value-type="float" office:value="0.23300084402730203">
            <text:p>0.23300084402730203</text:p>
          </table:table-cell>
          <table:table-cell office:value-type="float" office:value="0.22702089480717905">
            <text:p>0.22702089480717905</text:p>
          </table:table-cell>
          <table:table-cell office:value-type="float" office:value="0.28321238036427854">
            <text:p>0.28321238036427854</text:p>
          </table:table-cell>
        </table:table-row>
        <table:table-row>
          <table:table-cell table:style-name="pd1" office:value-type="string" office:string-value="59">
            <text:p>59</text:p>
          </table:table-cell>
          <table:table-cell office:value-type="float" office:value="0.26022823859764854">
            <text:p>0.26022823859764854</text:p>
          </table:table-cell>
          <table:table-cell office:value-type="float" office:value="2.2413655491441524">
            <text:p>2.2413655491441524</text:p>
          </table:table-cell>
          <table:table-cell office:value-type="float" office:value="5.182374888739129">
            <text:p>5.182374888739129</text:p>
          </table:table-cell>
          <table:table-cell office:value-type="float" office:value="7.28259318886858">
            <text:p>7.28259318886858</text:p>
          </table:table-cell>
          <table:table-cell office:value-type="float" office:value="0.11632545941189298">
            <text:p>0.11632545941189298</text:p>
          </table:table-cell>
          <table:table-cell office:value-type="float" office:value="0.23277024653844336">
            <text:p>0.23277024653844336</text:p>
          </table:table-cell>
          <table:table-cell office:value-type="float" office:value="0.2270199574269261">
            <text:p>0.2270199574269261</text:p>
          </table:table-cell>
          <table:table-cell office:value-type="float" office:value="0.2839300120909001">
            <text:p>0.2839300120909001</text:p>
          </table:table-cell>
        </table:table-row>
        <table:table-row>
          <table:table-cell table:style-name="pd1" office:value-type="string" office:string-value="60">
            <text:p>60</text:p>
          </table:table-cell>
          <table:table-cell office:value-type="float" office:value="0.25972483997950596">
            <text:p>0.25972483997950596</text:p>
          </table:table-cell>
          <table:table-cell office:value-type="float" office:value="2.2428555826057037">
            <text:p>2.2428555826057037</text:p>
          </table:table-cell>
          <table:table-cell office:value-type="float" office:value="5.18586850159719">
            <text:p>5.18586850159719</text:p>
          </table:table-cell>
          <table:table-cell office:value-type="float" office:value="7.287836813284717">
            <text:p>7.287836813284717</text:p>
          </table:table-cell>
          <table:table-cell office:value-type="float" office:value="0.11642631732110821">
            <text:p>0.11642631732110821</text:p>
          </table:table-cell>
          <table:table-cell office:value-type="float" office:value="0.23254221552117377">
            <text:p>0.23254221552117377</text:p>
          </table:table-cell>
          <table:table-cell office:value-type="float" office:value="0.22702400271709433">
            <text:p>0.22702400271709433</text:p>
          </table:table-cell>
          <table:table-cell office:value-type="float" office:value="0.284640911386269">
            <text:p>0.284640911386269</text:p>
          </table:table-cell>
        </table:table-row>
        <table:table-row>
          <table:table-cell table:style-name="pd1" office:value-type="string" office:string-value="61">
            <text:p>61</text:p>
          </table:table-cell>
          <table:table-cell office:value-type="float" office:value="0.2592192564658556">
            <text:p>0.2592192564658556</text:p>
          </table:table-cell>
          <table:table-cell office:value-type="float" office:value="2.244352967634441">
            <text:p>2.244352967634441</text:p>
          </table:table-cell>
          <table:table-cell office:value-type="float" office:value="5.18937639335359">
            <text:p>5.18937639335359</text:p>
          </table:table-cell>
          <table:table-cell office:value-type="float" office:value="7.293101460376318">
            <text:p>7.293101460376318</text:p>
          </table:table-cell>
          <table:table-cell office:value-type="float" office:value="0.11652746154021446">
            <text:p>0.11652746154021446</text:p>
          </table:table-cell>
          <table:table-cell office:value-type="float" office:value="0.2323167958737441">
            <text:p>0.2323167958737441</text:p>
          </table:table-cell>
          <table:table-cell office:value-type="float" office:value="0.2270331951702508">
            <text:p>0.2270331951702508</text:p>
          </table:table-cell>
          <table:table-cell office:value-type="float" office:value="0.28534564649343175">
            <text:p>0.28534564649343175</text:p>
          </table:table-cell>
        </table:table-row>
        <table:table-row>
          <table:table-cell table:style-name="pd1" office:value-type="string" office:string-value="62">
            <text:p>62</text:p>
          </table:table-cell>
          <table:table-cell office:value-type="float" office:value="0.25870580205911514">
            <text:p>0.25870580205911514</text:p>
          </table:table-cell>
          <table:table-cell office:value-type="float" office:value="2.245874841060824">
            <text:p>2.245874841060824</text:p>
          </table:table-cell>
          <table:table-cell office:value-type="float" office:value="5.192937718553939">
            <text:p>5.192937718553939</text:p>
          </table:table-cell>
          <table:table-cell office:value-type="float" office:value="7.298443120996937">
            <text:p>7.298443120996937</text:p>
          </table:table-cell>
          <table:table-cell office:value-type="float" office:value="0.11662977278738118">
            <text:p>0.11662977278738118</text:p>
          </table:table-cell>
          <table:table-cell office:value-type="float" office:value="0.23209429370354676">
            <text:p>0.23209429370354676</text:p>
          </table:table-cell>
          <table:table-cell office:value-type="float" office:value="0.22704880484452492">
            <text:p>0.22704880484452492</text:p>
          </table:table-cell>
          <table:table-cell office:value-type="float" office:value="0.28604683836621736">
            <text:p>0.28604683836621736</text:p>
          </table:table-cell>
        </table:table-row>
        <table:table-row>
          <table:table-cell table:style-name="pd1" office:value-type="string" office:string-value="63">
            <text:p>63</text:p>
          </table:table-cell>
          <table:table-cell office:value-type="float" office:value="0.2581901915095595">
            <text:p>0.2581901915095595</text:p>
          </table:table-cell>
          <table:table-cell office:value-type="float" office:value="2.2474039388572016">
            <text:p>2.2474039388572016</text:p>
          </table:table-cell>
          <table:table-cell office:value-type="float" office:value="5.196513165198162">
            <text:p>5.196513165198162</text:p>
          </table:table-cell>
          <table:table-cell office:value-type="float" office:value="7.303805202070277">
            <text:p>7.303805202070277</text:p>
          </table:table-cell>
          <table:table-cell office:value-type="float" office:value="0.11673234494815223">
            <text:p>0.11673234494815223</text:p>
          </table:table-cell>
          <table:table-cell office:value-type="float" office:value="0.23187441198656314">
            <text:p>0.23187441198656314</text:p>
          </table:table-cell>
          <table:table-cell office:value-type="float" office:value="0.2270693550204333">
            <text:p>0.2270693550204333</text:p>
          </table:table-cell>
          <table:table-cell office:value-type="float" office:value="0.2867419701114923">
            <text:p>0.2867419701114923</text:p>
          </table:table-cell>
        </table:table-row>
        <table:table-row>
          <table:table-cell table:style-name="pd1" office:value-type="string" office:string-value="64">
            <text:p>64</text:p>
          </table:table-cell>
          <table:table-cell office:value-type="float" office:value="0.2576688602228153">
            <text:p>0.2576688602228153</text:p>
          </table:table-cell>
          <table:table-cell office:value-type="float" office:value="2.248950996056486">
            <text:p>2.248950996056486</text:p>
          </table:table-cell>
          <table:table-cell office:value-type="float" office:value="5.2001272877376445">
            <text:p>5.2001272877376445</text:p>
          </table:table-cell>
          <table:table-cell office:value-type="float" office:value="7.3092227479605745">
            <text:p>7.3092227479605745</text:p>
          </table:table-cell>
          <table:table-cell office:value-type="float" office:value="0.11683572713476495">
            <text:p>0.11683572713476495</text:p>
          </table:table-cell>
          <table:table-cell office:value-type="float" office:value="0.23165735643447485">
            <text:p>0.23165735643447485</text:p>
          </table:table-cell>
          <table:table-cell office:value-type="float" office:value="0.2270956106166029">
            <text:p>0.2270956106166029</text:p>
          </table:table-cell>
          <table:table-cell office:value-type="float" office:value="0.287432712539225">
            <text:p>0.287432712539225</text:p>
          </table:table-cell>
        </table:table-row>
        <table:table-row>
          <table:table-cell table:style-name="pd1" office:value-type="string" office:string-value="65">
            <text:p>65</text:p>
          </table:table-cell>
          <table:table-cell office:value-type="float" office:value="0.25715050530127986">
            <text:p>0.25715050530127986</text:p>
          </table:table-cell>
          <table:table-cell office:value-type="float" office:value="2.2504897533758443">
            <text:p>2.2504897533758443</text:p>
          </table:table-cell>
          <table:table-cell office:value-type="float" office:value="5.203720244141487">
            <text:p>5.203720244141487</text:p>
          </table:table-cell>
          <table:table-cell office:value-type="float" office:value="7.314609761830547">
            <text:p>7.314609761830547</text:p>
          </table:table-cell>
          <table:table-cell office:value-type="float" office:value="0.11693854569858012">
            <text:p>0.11693854569858012</text:p>
          </table:table-cell>
          <table:table-cell office:value-type="float" office:value="0.23144261548276568">
            <text:p>0.23144261548276568</text:p>
          </table:table-cell>
          <table:table-cell office:value-type="float" office:value="0.22712534283534971">
            <text:p>0.22712534283534971</text:p>
          </table:table-cell>
          <table:table-cell office:value-type="float" office:value="0.2881152004192648">
            <text:p>0.2881152004192648</text:p>
          </table:table-cell>
        </table:table-row>
        <table:table-row>
          <table:table-cell table:style-name="pd1" office:value-type="string" office:string-value="66">
            <text:p>66</text:p>
          </table:table-cell>
          <table:table-cell office:value-type="float" office:value="0.256627441685898">
            <text:p>0.256627441685898</text:p>
          </table:table-cell>
          <table:table-cell office:value-type="float" office:value="2.2520433776347266">
            <text:p>2.2520433776347266</text:p>
          </table:table-cell>
          <table:table-cell office:value-type="float" office:value="5.207344949674885">
            <text:p>5.207344949674885</text:p>
          </table:table-cell>
          <table:table-cell office:value-type="float" office:value="7.320041973850162">
            <text:p>7.320041973850162</text:p>
          </table:table-cell>
          <table:table-cell office:value-type="float" office:value="0.11704199688413745">
            <text:p>0.11704199688413745</text:p>
          </table:table-cell>
          <table:table-cell office:value-type="float" office:value="0.2312306401678358">
            <text:p>0.2312306401678358</text:p>
          </table:table-cell>
          <table:table-cell office:value-type="float" office:value="0.2271603247619244">
            <text:p>0.2271603247619244</text:p>
          </table:table-cell>
          <table:table-cell office:value-type="float" office:value="0.28879297055665243">
            <text:p>0.28879297055665243</text:p>
          </table:table-cell>
        </table:table-row>
        <table:table-row>
          <table:table-cell table:style-name="pd1" office:value-type="string" office:string-value="67">
            <text:p>67</text:p>
          </table:table-cell>
          <table:table-cell office:value-type="float" office:value="0.2560999980052411">
            <text:p>0.2560999980052411</text:p>
          </table:table-cell>
          <table:table-cell office:value-type="float" office:value="2.253610857255645">
            <text:p>2.253610857255645</text:p>
          </table:table-cell>
          <table:table-cell office:value-type="float" office:value="5.21099916249247">
            <text:p>5.21099916249247</text:p>
          </table:table-cell>
          <table:table-cell office:value-type="float" office:value="7.325516002455782">
            <text:p>7.325516002455782</text:p>
          </table:table-cell>
          <table:table-cell office:value-type="float" office:value="0.11714602059765931">
            <text:p>0.11714602059765931</text:p>
          </table:table-cell>
          <table:table-cell office:value-type="float" office:value="0.2310214231426459">
            <text:p>0.2310214231426459</text:p>
          </table:table-cell>
          <table:table-cell office:value-type="float" office:value="0.2272003788988915">
            <text:p>0.2272003788988915</text:p>
          </table:table-cell>
          <table:table-cell office:value-type="float" office:value="0.28946594355412403">
            <text:p>0.28946594355412403</text:p>
          </table:table-cell>
        </table:table-row>
        <table:table-row>
          <table:table-cell table:style-name="pd1" office:value-type="string" office:string-value="68">
            <text:p>68</text:p>
          </table:table-cell>
          <table:table-cell office:value-type="float" office:value="0.2555675488067104">
            <text:p>0.2555675488067104</text:p>
          </table:table-cell>
          <table:table-cell office:value-type="float" office:value="2.255194059034908">
            <text:p>2.255194059034908</text:p>
          </table:table-cell>
          <table:table-cell office:value-type="float" office:value="5.2146872077786615">
            <text:p>5.2146872077786615</text:p>
          </table:table-cell>
          <table:table-cell office:value-type="float" office:value="7.3310378869890505">
            <text:p>7.3310378869890505</text:p>
          </table:table-cell>
          <table:table-cell office:value-type="float" office:value="0.117250706873864">
            <text:p>0.117250706873864</text:p>
          </table:table-cell>
          <table:table-cell office:value-type="float" office:value="0.23081501839863194">
            <text:p>0.23081501839863194</text:p>
          </table:table-cell>
          <table:table-cell office:value-type="float" office:value="0.22724556381204133">
            <text:p>0.22724556381204133</text:p>
          </table:table-cell>
          <table:table-cell office:value-type="float" office:value="0.290134473484202">
            <text:p>0.290134473484202</text:p>
          </table:table-cell>
        </table:table-row>
        <table:table-row>
          <table:table-cell table:style-name="pd1" office:value-type="string" office:string-value="69">
            <text:p>69</text:p>
          </table:table-cell>
          <table:table-cell office:value-type="float" office:value="0.25504438034811194">
            <text:p>0.25504438034811194</text:p>
          </table:table-cell>
          <table:table-cell office:value-type="float" office:value="2.256749869566206">
            <text:p>2.256749869566206</text:p>
          </table:table-cell>
          <table:table-cell office:value-type="float" office:value="5.218310764987487">
            <text:p>5.218310764987487</text:p>
          </table:table-cell>
          <table:table-cell office:value-type="float" office:value="7.336466554170605">
            <text:p>7.336466554170605</text:p>
          </table:table-cell>
          <table:table-cell office:value-type="float" office:value="0.11735380539515058">
            <text:p>0.11735380539515058</text:p>
          </table:table-cell>
          <table:table-cell office:value-type="float" office:value="0.23061046916274064">
            <text:p>0.23061046916274064</text:p>
          </table:table-cell>
          <table:table-cell office:value-type="float" office:value="0.2272922208580205">
            <text:p>0.2272922208580205</text:p>
          </table:table-cell>
          <table:table-cell office:value-type="float" office:value="0.2907921626358149">
            <text:p>0.2907921626358149</text:p>
          </table:table-cell>
        </table:table-row>
        <table:table-row>
          <table:table-cell table:style-name="pd1" office:value-type="string" office:string-value="70">
            <text:p>70</text:p>
          </table:table-cell>
          <table:table-cell office:value-type="float" office:value="0.2545152074156526">
            <text:p>0.2545152074156526</text:p>
          </table:table-cell>
          <table:table-cell office:value-type="float" office:value="2.2583243792185916">
            <text:p>2.2583243792185916</text:p>
          </table:table-cell>
          <table:table-cell office:value-type="float" office:value="5.22197506736645">
            <text:p>5.22197506736645</text:p>
          </table:table-cell>
          <table:table-cell office:value-type="float" office:value="7.341952711550123">
            <text:p>7.341952711550123</text:p>
          </table:table-cell>
          <table:table-cell office:value-type="float" office:value="0.11745770768231381">
            <text:p>0.11745770768231381</text:p>
          </table:table-cell>
          <table:table-cell office:value-type="float" office:value="0.2304087853298777">
            <text:p>0.2304087853298777</text:p>
          </table:table-cell>
          <table:table-cell office:value-type="float" office:value="0.22734404349522266">
            <text:p>0.22734404349522266</text:p>
          </table:table-cell>
          <table:table-cell office:value-type="float" office:value="0.2914460029973326">
            <text:p>0.2914460029973326</text:p>
          </table:table-cell>
        </table:table-row>
        <table:table-row>
          <table:table-cell table:style-name="pd1" office:value-type="string" office:string-value="71">
            <text:p>71</text:p>
          </table:table-cell>
          <table:table-cell office:value-type="float" office:value="0.2539813237874875">
            <text:p>0.2539813237874875</text:p>
          </table:table-cell>
          <table:table-cell office:value-type="float" office:value="2.2599136658076673">
            <text:p>2.2599136658076673</text:p>
          </table:table-cell>
          <table:table-cell office:value-type="float" office:value="5.225671228696209">
            <text:p>5.225671228696209</text:p>
          </table:table-cell>
          <table:table-cell office:value-type="float" office:value="7.347483475916104">
            <text:p>7.347483475916104</text:p>
          </table:table-cell>
          <table:table-cell office:value-type="float" office:value="0.11756220381118988">
            <text:p>0.11756220381118988</text:p>
          </table:table-cell>
          <table:table-cell office:value-type="float" office:value="0.23020989800670638">
            <text:p>0.23020989800670638</text:p>
          </table:table-cell>
          <table:table-cell office:value-type="float" office:value="0.22740061690347688">
            <text:p>0.22740061690347688</text:p>
          </table:table-cell>
          <table:table-cell office:value-type="float" office:value="0.2920954850480068">
            <text:p>0.2920954850480068</text:p>
          </table:table-cell>
        </table:table-row>
        <table:table-row>
          <table:table-cell table:style-name="pd1" office:value-type="string" office:string-value="72">
            <text:p>72</text:p>
          </table:table-cell>
          <table:table-cell office:value-type="float" office:value="0.2534451099325415">
            <text:p>0.2534451099325415</text:p>
          </table:table-cell>
          <table:table-cell office:value-type="float" office:value="2.26151053057873">
            <text:p>2.26151053057873</text:p>
          </table:table-cell>
          <table:table-cell office:value-type="float" office:value="5.229382881089111">
            <text:p>5.229382881089111</text:p>
          </table:table-cell>
          <table:table-cell office:value-type="float" office:value="7.353035257979271">
            <text:p>7.353035257979271</text:p>
          </table:table-cell>
          <table:table-cell office:value-type="float" office:value="0.11766691346589353">
            <text:p>0.11766691346589353</text:p>
          </table:table-cell>
          <table:table-cell office:value-type="float" office:value="0.23001364948195505">
            <text:p>0.23001364948195505</text:p>
          </table:table-cell>
          <table:table-cell office:value-type="float" office:value="0.22746124789815586">
            <text:p>0.22746124789815586</text:p>
          </table:table-cell>
          <table:table-cell office:value-type="float" office:value="0.2927396066145017">
            <text:p>0.2927396066145017</text:p>
          </table:table-cell>
        </table:table-row>
        <table:table-row>
          <table:table-cell table:style-name="pd1" office:value-type="string" office:string-value="73">
            <text:p>73</text:p>
          </table:table-cell>
          <table:table-cell office:value-type="float" office:value="0.25291347382538437">
            <text:p>0.25291347382538437</text:p>
          </table:table-cell>
          <table:table-cell office:value-type="float" office:value="2.2630941215295786">
            <text:p>2.2630941215295786</text:p>
          </table:table-cell>
          <table:table-cell office:value-type="float" office:value="5.233062487599118">
            <text:p>5.233062487599118</text:p>
          </table:table-cell>
          <table:table-cell office:value-type="float" office:value="7.358539835894584">
            <text:p>7.358539835894584</text:p>
          </table:table-cell>
          <table:table-cell office:value-type="float" office:value="0.11777074534563868">
            <text:p>0.11777074534563868</text:p>
          </table:table-cell>
          <table:table-cell office:value-type="float" office:value="0.2298195269053269">
            <text:p>0.2298195269053269</text:p>
          </table:table-cell>
          <table:table-cell office:value-type="float" office:value="0.22752409021205205">
            <text:p>0.22752409021205205</text:p>
          </table:table-cell>
          <table:table-cell office:value-type="float" office:value="0.2933753106021206">
            <text:p>0.2933753106021206</text:p>
          </table:table-cell>
        </table:table-row>
        <table:table-row>
          <table:table-cell table:style-name="pd1" office:value-type="string" office:string-value="74">
            <text:p>74</text:p>
          </table:table-cell>
          <table:table-cell office:value-type="float" office:value="0.2523748451779594">
            <text:p>0.2523748451779594</text:p>
          </table:table-cell>
          <table:table-cell office:value-type="float" office:value="2.264699317326382">
            <text:p>2.264699317326382</text:p>
          </table:table-cell>
          <table:table-cell office:value-type="float" office:value="5.236789715411822">
            <text:p>5.236789715411822</text:p>
          </table:table-cell>
          <table:table-cell office:value-type="float" office:value="7.364111224777002">
            <text:p>7.364111224777002</text:p>
          </table:table-cell>
          <table:table-cell office:value-type="float" office:value="0.11787551080857309">
            <text:p>0.11787551080857309</text:p>
          </table:table-cell>
          <table:table-cell office:value-type="float" office:value="0.22962838853978748">
            <text:p>0.22962838853978748</text:p>
          </table:table-cell>
          <table:table-cell office:value-type="float" office:value="0.22759196703114887">
            <text:p>0.22759196703114887</text:p>
          </table:table-cell>
          <table:table-cell office:value-type="float" office:value="0.2940079236318307">
            <text:p>0.2940079236318307</text:p>
          </table:table-cell>
        </table:table-row>
        <table:table-row>
          <table:table-cell table:style-name="pd1" office:value-type="string" office:string-value="75">
            <text:p>75</text:p>
          </table:table-cell>
          <table:table-cell office:value-type="float" office:value="0.2518392300834381">
            <text:p>0.2518392300834381</text:p>
          </table:table-cell>
          <table:table-cell office:value-type="float" office:value="2.266295923548521">
            <text:p>2.266295923548521</text:p>
          </table:table-cell>
          <table:table-cell office:value-type="float" office:value="5.240495698625445">
            <text:p>5.240495698625445</text:p>
          </table:table-cell>
          <table:table-cell office:value-type="float" office:value="7.369650666642669">
            <text:p>7.369650666642669</text:p>
          </table:table-cell>
          <table:table-cell office:value-type="float" office:value="0.11797963256741817">
            <text:p>0.11797963256741817</text:p>
          </table:table-cell>
          <table:table-cell office:value-type="float" office:value="0.22943948056574243">
            <text:p>0.22943948056574243</text:p>
          </table:table-cell>
          <table:table-cell office:value-type="float" office:value="0.22766224579532698">
            <text:p>0.22766224579532698</text:p>
          </table:table-cell>
          <table:table-cell office:value-type="float" office:value="0.29463298405696847">
            <text:p>0.29463298405696847</text:p>
          </table:table-cell>
        </table:table-row>
        <table:table-row>
          <table:table-cell table:style-name="pd1" office:value-type="string" office:string-value="76">
            <text:p>76</text:p>
          </table:table-cell>
          <table:table-cell office:value-type="float" office:value="0.2513018030493963">
            <text:p>0.2513018030493963</text:p>
          </table:table-cell>
          <table:table-cell office:value-type="float" office:value="2.267898476713992">
            <text:p>2.267898476713992</text:p>
          </table:table-cell>
          <table:table-cell office:value-type="float" office:value="5.244213673096987">
            <text:p>5.244213673096987</text:p>
          </table:table-cell>
          <table:table-cell office:value-type="float" office:value="7.375205664973305">
            <text:p>7.375205664973305</text:p>
          </table:table-cell>
          <table:table-cell office:value-type="float" office:value="0.11808386349067546">
            <text:p>0.11808386349067546</text:p>
          </table:table-cell>
          <table:table-cell office:value-type="float" office:value="0.22925316911639226">
            <text:p>0.22925316911639226</text:p>
          </table:table-cell>
          <table:table-cell office:value-type="float" office:value="0.22773605212098796">
            <text:p>0.22773605212098796</text:p>
          </table:table-cell>
          <table:table-cell office:value-type="float" office:value="0.2952527615432379">
            <text:p>0.2952527615432379</text:p>
          </table:table-cell>
        </table:table-row>
        <table:table-row>
          <table:table-cell table:style-name="pd1" office:value-type="string" office:string-value="77">
            <text:p>77</text:p>
          </table:table-cell>
          <table:table-cell office:value-type="float" office:value="0.25076297667896674">
            <text:p>0.25076297667896674</text:p>
          </table:table-cell>
          <table:table-cell office:value-type="float" office:value="2.269505716111014">
            <text:p>2.269505716111014</text:p>
          </table:table-cell>
          <table:table-cell office:value-type="float" office:value="5.247940814767218">
            <text:p>5.247940814767218</text:p>
          </table:table-cell>
          <table:table-cell office:value-type="float" office:value="7.3807720744723415">
            <text:p>7.3807720744723415</text:p>
          </table:table-cell>
          <table:table-cell office:value-type="float" office:value="0.11818813400722233">
            <text:p>0.11818813400722233</text:p>
          </table:table-cell>
          <table:table-cell office:value-type="float" office:value="0.22906942513882683">
            <text:p>0.22906942513882683</text:p>
          </table:table-cell>
          <table:table-cell office:value-type="float" office:value="0.2278131861429865">
            <text:p>0.2278131861429865</text:p>
          </table:table-cell>
          <table:table-cell office:value-type="float" office:value="0.29586714952012966">
            <text:p>0.29586714952012966</text:p>
          </table:table-cell>
        </table:table-row>
        <table:table-row>
          <table:table-cell table:style-name="pd1" office:value-type="string" office:string-value="78">
            <text:p>78</text:p>
          </table:table-cell>
          <table:table-cell office:value-type="float" office:value="0.2502235648570078">
            <text:p>0.2502235648570078</text:p>
          </table:table-cell>
          <table:table-cell office:value-type="float" office:value="2.271115171558091">
            <text:p>2.271115171558091</text:p>
          </table:table-cell>
          <table:table-cell office:value-type="float" office:value="5.251671536357535">
            <text:p>5.251671536357535</text:p>
          </table:table-cell>
          <table:table-cell office:value-type="float" office:value="7.386341800843299">
            <text:p>7.386341800843299</text:p>
          </table:table-cell>
          <table:table-cell office:value-type="float" office:value="0.11829231179670086">
            <text:p>0.11829231179670086</text:p>
          </table:table-cell>
          <table:table-cell office:value-type="float" office:value="0.22888818397512736">
            <text:p>0.22888818397512736</text:p>
          </table:table-cell>
          <table:table-cell office:value-type="float" office:value="0.22789334506491538">
            <text:p>0.22789334506491538</text:p>
          </table:table-cell>
          <table:table-cell office:value-type="float" office:value="0.29647585937686716">
            <text:p>0.29647585937686716</text:p>
          </table:table-cell>
        </table:table-row>
        <table:table-row>
          <table:table-cell table:style-name="pd1" office:value-type="string" office:string-value="79">
            <text:p>79</text:p>
          </table:table-cell>
          <table:table-cell office:value-type="float" office:value="0.24968953842317324">
            <text:p>0.24968953842317324</text:p>
          </table:table-cell>
          <table:table-cell office:value-type="float" office:value="2.2727088239637268">
            <text:p>2.2727088239637268</text:p>
          </table:table-cell>
          <table:table-cell office:value-type="float" office:value="5.255364745646861">
            <text:p>5.255364745646861</text:p>
          </table:table-cell>
          <table:table-cell office:value-type="float" office:value="7.39185593107509">
            <text:p>7.39185593107509</text:p>
          </table:table-cell>
          <table:table-cell office:value-type="float" office:value="0.11839545411607653">
            <text:p>0.11839545411607653</text:p>
          </table:table-cell>
          <table:table-cell office:value-type="float" office:value="0.22870894147641507">
            <text:p>0.22870894147641507</text:p>
          </table:table-cell>
          <table:table-cell office:value-type="float" office:value="0.2279748968265729">
            <text:p>0.2279748968265729</text:p>
          </table:table-cell>
          <table:table-cell office:value-type="float" office:value="0.2970762576531877">
            <text:p>0.2970762576531877</text:p>
          </table:table-cell>
        </table:table-row>
        <table:table-row>
          <table:table-cell table:style-name="pd1" office:value-type="string" office:string-value="80">
            <text:p>80</text:p>
          </table:table-cell>
          <table:table-cell office:value-type="float" office:value="0.24915052139291313">
            <text:p>0.24915052139291313</text:p>
          </table:table-cell>
          <table:table-cell office:value-type="float" office:value="2.274317945490441">
            <text:p>2.274317945490441</text:p>
          </table:table-cell>
          <table:table-cell office:value-type="float" office:value="5.259091892719721">
            <text:p>5.259091892719721</text:p>
          </table:table-cell>
          <table:table-cell office:value-type="float" office:value="7.397416675022636">
            <text:p>7.397416675022636</text:p>
          </table:table-cell>
          <table:table-cell office:value-type="float" office:value="0.11849918823913047">
            <text:p>0.11849918823913047</text:p>
          </table:table-cell>
          <table:table-cell office:value-type="float" office:value="0.22853256111305315">
            <text:p>0.22853256111305315</text:p>
          </table:table-cell>
          <table:table-cell office:value-type="float" office:value="0.2280604169307388">
            <text:p>0.2280604169307388</text:p>
          </table:table-cell>
          <table:table-cell office:value-type="float" office:value="0.29767314321721167">
            <text:p>0.29767314321721167</text:p>
          </table:table-cell>
        </table:table-row>
        <table:table-row>
          <table:table-cell table:style-name="pd1" office:value-type="string" office:string-value="81">
            <text:p>81</text:p>
          </table:table-cell>
          <table:table-cell office:value-type="float" office:value="0.24861102147353736">
            <text:p>0.24861102147353736</text:p>
          </table:table-cell>
          <table:table-cell office:value-type="float" office:value="2.275928929088362">
            <text:p>2.275928929088362</text:p>
          </table:table-cell>
          <table:table-cell office:value-type="float" office:value="5.262821958323621">
            <text:p>5.262821958323621</text:p>
          </table:table-cell>
          <table:table-cell office:value-type="float" office:value="7.402979545262386">
            <text:p>7.402979545262386</text:p>
          </table:table-cell>
          <table:table-cell office:value-type="float" office:value="0.11860280220527958">
            <text:p>0.11860280220527958</text:p>
          </table:table-cell>
          <table:table-cell office:value-type="float" office:value="0.22835866875914732">
            <text:p>0.22835866875914732</text:p>
          </table:table-cell>
          <table:table-cell office:value-type="float" office:value="0.22814865653424618">
            <text:p>0.22814865653424618</text:p>
          </table:table-cell>
          <table:table-cell office:value-type="float" office:value="0.2982645492555564">
            <text:p>0.2982645492555564</text:p>
          </table:table-cell>
        </table:table-row>
        <table:table-row>
          <table:table-cell table:style-name="pd1" office:value-type="string" office:string-value="82">
            <text:p>82</text:p>
          </table:table-cell>
          <table:table-cell office:value-type="float" office:value="0.248076032182259">
            <text:p>0.248076032182259</text:p>
          </table:table-cell>
          <table:table-cell office:value-type="float" office:value="2.2775267051974146">
            <text:p>2.2775267051974146</text:p>
          </table:table-cell>
          <table:table-cell office:value-type="float" office:value="5.266520576198224">
            <text:p>5.266520576198224</text:p>
          </table:table-cell>
          <table:table-cell office:value-type="float" office:value="7.408495286779035">
            <text:p>7.408495286779035</text:p>
          </table:table-cell>
          <table:table-cell office:value-type="float" office:value="0.11870550760733432">
            <text:p>0.11870550760733432</text:p>
          </table:table-cell>
          <table:table-cell office:value-type="float" office:value="0.2281868213487757">
            <text:p>0.2281868213487757</text:p>
          </table:table-cell>
          <table:table-cell office:value-type="float" office:value="0.22823823039317825">
            <text:p>0.22823823039317825</text:p>
          </table:table-cell>
          <table:table-cell office:value-type="float" office:value="0.2988482856257771">
            <text:p>0.2988482856257771</text:p>
          </table:table-cell>
        </table:table-row>
        <table:table-row>
          <table:table-cell table:style-name="pd1" office:value-type="string" office:string-value="83">
            <text:p>83</text:p>
          </table:table-cell>
          <table:table-cell office:value-type="float" office:value="0.2475386329781745">
            <text:p>0.2475386329781745</text:p>
          </table:table-cell>
          <table:table-cell office:value-type="float" office:value="2.279132125965673">
            <text:p>2.279132125965673</text:p>
          </table:table-cell>
          <table:table-cell office:value-type="float" office:value="5.270235407550402">
            <text:p>5.270235407550402</text:p>
          </table:table-cell>
          <table:table-cell office:value-type="float" office:value="7.414032048934268">
            <text:p>7.414032048934268</text:p>
          </table:table-cell>
          <table:table-cell office:value-type="float" office:value="0.11880838988380264">
            <text:p>0.11880838988380264</text:p>
          </table:table-cell>
          <table:table-cell office:value-type="float" office:value="0.22801762048226387">
            <text:p>0.22801762048226387</text:p>
          </table:table-cell>
          <table:table-cell office:value-type="float" office:value="0.22833084263767778">
            <text:p>0.22833084263767778</text:p>
          </table:table-cell>
          <table:table-cell office:value-type="float" office:value="0.29942758335525965">
            <text:p>0.29942758335525965</text:p>
          </table:table-cell>
        </table:table-row>
        <table:table-row>
          <table:table-cell table:style-name="pd1" office:value-type="string" office:string-value="84">
            <text:p>84</text:p>
          </table:table-cell>
          <table:table-cell office:value-type="float" office:value="0.2470059526786432">
            <text:p>0.2470059526786432</text:p>
          </table:table-cell>
          <table:table-cell office:value-type="float" office:value="2.2807236854955972">
            <text:p>2.2807236854955972</text:p>
          </table:table-cell>
          <table:table-cell office:value-type="float" office:value="5.273917382985838">
            <text:p>5.273917382985838</text:p>
          </table:table-cell>
          <table:table-cell office:value-type="float" office:value="7.419519551256039">
            <text:p>7.419519551256039</text:p>
          </table:table-cell>
          <table:table-cell office:value-type="float" office:value="0.11891032526825589">
            <text:p>0.11891032526825589</text:p>
          </table:table-cell>
          <table:table-cell office:value-type="float" office:value="0.22785042254399568">
            <text:p>0.22785042254399568</text:p>
          </table:table-cell>
          <table:table-cell office:value-type="float" office:value="0.2284245523658011">
            <text:p>0.2284245523658011</text:p>
          </table:table-cell>
          <table:table-cell office:value-type="float" office:value="0.2999992796643015">
            <text:p>0.2999992796643015</text:p>
          </table:table-cell>
        </table:table-row>
        <table:table-row>
          <table:table-cell table:style-name="pd1" office:value-type="string" office:string-value="85">
            <text:p>85</text:p>
          </table:table-cell>
          <table:table-cell office:value-type="float" office:value="0.24647324469161852">
            <text:p>0.24647324469161852</text:p>
          </table:table-cell>
          <table:table-cell office:value-type="float" office:value="2.282315681618006">
            <text:p>2.282315681618006</text:p>
          </table:table-cell>
          <table:table-cell office:value-type="float" office:value="5.277599195934973">
            <text:p>5.277599195934973</text:p>
          </table:table-cell>
          <table:table-cell office:value-type="float" office:value="7.425004524626928">
            <text:p>7.425004524626928</text:p>
          </table:table-cell>
          <table:table-cell office:value-type="float" office:value="0.11901205803979535">
            <text:p>0.11901205803979535</text:p>
          </table:table-cell>
          <table:table-cell office:value-type="float" office:value="0.22768564627583224">
            <text:p>0.22768564627583224</text:p>
          </table:table-cell>
          <table:table-cell office:value-type="float" office:value="0.22852050760546225">
            <text:p>0.22852050760546225</text:p>
          </table:table-cell>
          <table:table-cell office:value-type="float" office:value="0.30056561702854734">
            <text:p>0.30056561702854734</text:p>
          </table:table-cell>
        </table:table-row>
        <table:table-row>
          <table:table-cell table:style-name="pd1" office:value-type="string" office:string-value="86">
            <text:p>86</text:p>
          </table:table-cell>
          <table:table-cell office:value-type="float" office:value="0.24594116006963299">
            <text:p>0.24594116006963299</text:p>
          </table:table-cell>
          <table:table-cell office:value-type="float" office:value="2.283906139030319">
            <text:p>2.283906139030319</text:p>
          </table:table-cell>
          <table:table-cell office:value-type="float" office:value="5.281276376280317">
            <text:p>5.281276376280317</text:p>
          </table:table-cell>
          <table:table-cell office:value-type="float" office:value="7.430480520539715">
            <text:p>7.430480520539715</text:p>
          </table:table-cell>
          <table:table-cell office:value-type="float" office:value="0.11911348383482757">
            <text:p>0.11911348383482757</text:p>
          </table:table-cell>
          <table:table-cell office:value-type="float" office:value="0.22752322855736284">
            <text:p>0.22752322855736284</text:p>
          </table:table-cell>
          <table:table-cell office:value-type="float" office:value="0.22861845563571187">
            <text:p>0.22861845563571187</text:p>
          </table:table-cell>
          <table:table-cell office:value-type="float" office:value="0.30112638097203864">
            <text:p>0.30112638097203864</text:p>
          </table:table-cell>
        </table:table-row>
        <table:table-row>
          <table:table-cell table:style-name="pd1" office:value-type="string" office:string-value="87">
            <text:p>87</text:p>
          </table:table-cell>
          <table:table-cell office:value-type="float" office:value="0.24540910477858324">
            <text:p>0.24540910477858324</text:p>
          </table:table-cell>
          <table:table-cell office:value-type="float" office:value="2.2854968363837975">
            <text:p>2.2854968363837975</text:p>
          </table:table-cell>
          <table:table-cell office:value-type="float" office:value="5.284953026308231">
            <text:p>5.284953026308231</text:p>
          </table:table-cell>
          <table:table-cell office:value-type="float" office:value="7.435953359761135">
            <text:p>7.435953359761135</text:p>
          </table:table-cell>
          <table:table-cell office:value-type="float" office:value="0.11921469444020655">
            <text:p>0.11921469444020655</text:p>
          </table:table-cell>
          <table:table-cell office:value-type="float" office:value="0.22736322145515284">
            <text:p>0.22736322145515284</text:p>
          </table:table-cell>
          <table:table-cell office:value-type="float" office:value="0.22871847100839285">
            <text:p>0.22871847100839285</text:p>
          </table:table-cell>
          <table:table-cell office:value-type="float" office:value="0.30168192379167275">
            <text:p>0.30168192379167275</text:p>
          </table:table-cell>
        </table:table-row>
        <table:table-row>
          <table:table-cell table:style-name="pd1" office:value-type="string" office:string-value="88">
            <text:p>88</text:p>
          </table:table-cell>
          <table:table-cell office:value-type="float" office:value="0.24487733508998105">
            <text:p>0.24487733508998105</text:p>
          </table:table-cell>
          <table:table-cell office:value-type="float" office:value="2.287086989321721">
            <text:p>2.287086989321721</text:p>
          </table:table-cell>
          <table:table-cell office:value-type="float" office:value="5.288627393287469">
            <text:p>5.288627393287469</text:p>
          </table:table-cell>
          <table:table-cell office:value-type="float" office:value="7.441420490297736">
            <text:p>7.441420490297736</text:p>
          </table:table-cell>
          <table:table-cell office:value-type="float" office:value="0.11931564812383377">
            <text:p>0.11931564812383377</text:p>
          </table:table-cell>
          <table:table-cell office:value-type="float" office:value="0.22720559781053876">
            <text:p>0.22720559781053876</text:p>
          </table:table-cell>
          <table:table-cell office:value-type="float" office:value="0.22882040785116745">
            <text:p>0.22882040785116745</text:p>
          </table:table-cell>
          <table:table-cell office:value-type="float" office:value="0.3022322101458081">
            <text:p>0.3022322101458081</text:p>
          </table:table-cell>
        </table:table-row>
        <table:table-row>
          <table:table-cell table:style-name="pd1" office:value-type="string" office:string-value="89">
            <text:p>89</text:p>
          </table:table-cell>
          <table:table-cell office:value-type="float" office:value="0.2443533367319905">
            <text:p>0.2443533367319905</text:p>
          </table:table-cell>
          <table:table-cell office:value-type="float" office:value="2.288654021665472">
            <text:p>2.288654021665472</text:p>
          </table:table-cell>
          <table:table-cell office:value-type="float" office:value="5.292247944687825">
            <text:p>5.292247944687825</text:p>
          </table:table-cell>
          <table:table-cell office:value-type="float" office:value="7.4468081655357645">
            <text:p>7.4468081655357645</text:p>
          </table:table-cell>
          <table:table-cell office:value-type="float" office:value="0.11941516548184124">
            <text:p>0.11941516548184124</text:p>
          </table:table-cell>
          <table:table-cell office:value-type="float" office:value="0.22704962197778747">
            <text:p>0.22704962197778747</text:p>
          </table:table-cell>
          <table:table-cell office:value-type="float" office:value="0.22892221677024419">
            <text:p>0.22892221677024419</text:p>
          </table:table-cell>
          <table:table-cell office:value-type="float" office:value="0.3027739087339136">
            <text:p>0.3027739087339136</text:p>
          </table:table-cell>
        </table:table-row>
        <table:table-row>
          <table:table-cell table:style-name="pd1" office:value-type="string" office:string-value="90">
            <text:p>90</text:p>
          </table:table-cell>
          <table:table-cell office:value-type="float" office:value="0.2438258616809063">
            <text:p>0.2438258616809063</text:p>
          </table:table-cell>
          <table:table-cell office:value-type="float" office:value="2.2902318289494032">
            <text:p>2.2902318289494032</text:p>
          </table:table-cell>
          <table:table-cell office:value-type="float" office:value="5.295892140409626">
            <text:p>5.295892140409626</text:p>
          </table:table-cell>
          <table:table-cell office:value-type="float" office:value="7.452227147024891">
            <text:p>7.452227147024891</text:p>
          </table:table-cell>
          <table:table-cell office:value-type="float" office:value="0.11951501580098968">
            <text:p>0.11951501580098968</text:p>
          </table:table-cell>
          <table:table-cell office:value-type="float" office:value="0.22689637679352578">
            <text:p>0.22689637679352578</text:p>
          </table:table-cell>
          <table:table-cell office:value-type="float" office:value="0.22902678116533445">
            <text:p>0.22902678116533445</text:p>
          </table:table-cell>
          <table:table-cell office:value-type="float" office:value="0.3033122262212456">
            <text:p>0.3033122262212456</text:p>
          </table:table-cell>
        </table:table-row>
        <table:table-row>
          <table:table-cell table:style-name="pd1" office:value-type="string" office:string-value="91">
            <text:p>91</text:p>
          </table:table-cell>
          <table:table-cell office:value-type="float" office:value="0.24330549973626633">
            <text:p>0.24330549973626633</text:p>
          </table:table-cell>
          <table:table-cell office:value-type="float" office:value="2.2917884796013306">
            <text:p>2.2917884796013306</text:p>
          </table:table-cell>
          <table:table-cell office:value-type="float" office:value="5.299487073009636">
            <text:p>5.299487073009636</text:p>
          </table:table-cell>
          <table:table-cell office:value-type="float" office:value="7.457573130327638">
            <text:p>7.457573130327638</text:p>
          </table:table-cell>
          <table:table-cell office:value-type="float" office:value="0.11961353139935248">
            <text:p>0.11961353139935248</text:p>
          </table:table-cell>
          <table:table-cell office:value-type="float" office:value="0.2267448108575065">
            <text:p>0.2267448108575065</text:p>
          </table:table-cell>
          <table:table-cell office:value-type="float" office:value="0.22913123310185535">
            <text:p>0.22913123310185535</text:p>
          </table:table-cell>
          <table:table-cell office:value-type="float" office:value="0.30384241453547717">
            <text:p>0.30384241453547717</text:p>
          </table:table-cell>
        </table:table-row>
        <table:table-row>
          <table:table-cell table:style-name="pd1" office:value-type="string" office:string-value="92">
            <text:p>92</text:p>
          </table:table-cell>
          <table:table-cell office:value-type="float" office:value="0.24278040642459972">
            <text:p>0.24278040642459972</text:p>
          </table:table-cell>
          <table:table-cell office:value-type="float" office:value="2.29335966582356">
            <text:p>2.29335966582356</text:p>
          </table:table-cell>
          <table:table-cell office:value-type="float" office:value="5.303114310572906">
            <text:p>5.303114310572906</text:p>
          </table:table-cell>
          <table:table-cell office:value-type="float" office:value="7.462962740472158">
            <text:p>7.462962740472158</text:p>
          </table:table-cell>
          <table:table-cell office:value-type="float" office:value="0.11971257634619717">
            <text:p>0.11971257634619717</text:p>
          </table:table-cell>
          <table:table-cell office:value-type="float" office:value="0.2265960975332299">
            <text:p>0.2265960975332299</text:p>
          </table:table-cell>
          <table:table-cell office:value-type="float" office:value="0.22923863029933092">
            <text:p>0.22923863029933092</text:p>
          </table:table-cell>
          <table:table-cell office:value-type="float" office:value="0.3043699533276511">
            <text:p>0.3043699533276511</text:p>
          </table:table-cell>
        </table:table-row>
        <table:table-row>
          <table:table-cell table:style-name="pd1" office:value-type="string" office:string-value="93">
            <text:p>93</text:p>
          </table:table-cell>
          <table:table-cell office:value-type="float" office:value="0.24225986727307008">
            <text:p>0.24225986727307008</text:p>
          </table:table-cell>
          <table:table-cell office:value-type="float" office:value="2.294917389195344">
            <text:p>2.294917389195344</text:p>
          </table:table-cell>
          <table:table-cell office:value-type="float" office:value="5.306709924801265">
            <text:p>5.306709924801265</text:p>
          </table:table-cell>
          <table:table-cell office:value-type="float" office:value="7.46830453140744">
            <text:p>7.46830453140744</text:p>
          </table:table-cell>
          <table:table-cell office:value-type="float" office:value="0.11981068846150456">
            <text:p>0.11981068846150456</text:p>
          </table:table-cell>
          <table:table-cell office:value-type="float" office:value="0.2264492979174373">
            <text:p>0.2264492979174373</text:p>
          </table:table-cell>
          <table:table-cell office:value-type="float" office:value="0.22934644673056526">
            <text:p>0.22934644673056526</text:p>
          </table:table-cell>
          <table:table-cell office:value-type="float" office:value="0.3048906867589384">
            <text:p>0.3048906867589384</text:p>
          </table:table-cell>
        </table:table-row>
        <table:table-row>
          <table:table-cell table:style-name="pd1" office:value-type="string" office:string-value="94">
            <text:p>94</text:p>
          </table:table-cell>
          <table:table-cell office:value-type="float" office:value="0.24174292429204694">
            <text:p>0.24174292429204694</text:p>
          </table:table-cell>
          <table:table-cell office:value-type="float" office:value="2.296464528316654">
            <text:p>2.296464528316654</text:p>
          </table:table-cell>
          <table:table-cell office:value-type="float" office:value="5.310280521192085">
            <text:p>5.310280521192085</text:p>
          </table:table-cell>
          <table:table-cell office:value-type="float" office:value="7.473607933092538">
            <text:p>7.473607933092538</text:p>
          </table:table-cell>
          <table:table-cell office:value-type="float" office:value="0.11990801831418173">
            <text:p>0.11990801831418173</text:p>
          </table:table-cell>
          <table:table-cell office:value-type="float" office:value="0.22630449255902307">
            <text:p>0.22630449255902307</text:p>
          </table:table-cell>
          <table:table-cell office:value-type="float" office:value="0.22945486473191803">
            <text:p>0.22945486473191803</text:p>
          </table:table-cell>
          <table:table-cell office:value-type="float" office:value="0.30540512881598775">
            <text:p>0.30540512881598775</text:p>
          </table:table-cell>
        </table:table-row>
        <table:table-row>
          <table:table-cell table:style-name="pd1" office:value-type="string" office:string-value="95">
            <text:p>95</text:p>
          </table:table-cell>
          <table:table-cell office:value-type="float" office:value="0.24123188294506542">
            <text:p>0.24123188294506542</text:p>
          </table:table-cell>
          <table:table-cell office:value-type="float" office:value="2.297994125878996">
            <text:p>2.297994125878996</text:p>
          </table:table-cell>
          <table:table-cell office:value-type="float" office:value="5.313810232964858">
            <text:p>5.313810232964858</text:p>
          </table:table-cell>
          <table:table-cell office:value-type="float" office:value="7.478850247264777">
            <text:p>7.478850247264777</text:p>
          </table:table-cell>
          <table:table-cell office:value-type="float" office:value="0.12000420273681728">
            <text:p>0.12000420273681728</text:p>
          </table:table-cell>
          <table:table-cell office:value-type="float" office:value="0.226161424299883">
            <text:p>0.226161424299883</text:p>
          </table:table-cell>
          <table:table-cell office:value-type="float" office:value="0.22956320173672934">
            <text:p>0.22956320173672934</text:p>
          </table:table-cell>
          <table:table-cell office:value-type="float" office:value="0.3059123039632786">
            <text:p>0.3059123039632786</text:p>
          </table:table-cell>
        </table:table-row>
        <table:table-row>
          <table:table-cell table:style-name="pd1" office:value-type="string" office:string-value="96">
            <text:p>96</text:p>
          </table:table-cell>
          <table:table-cell office:value-type="float" office:value="0.24071683064422073">
            <text:p>0.24071683064422073</text:p>
          </table:table-cell>
          <table:table-cell office:value-type="float" office:value="2.2995360496583706">
            <text:p>2.2995360496583706</text:p>
          </table:table-cell>
          <table:table-cell office:value-type="float" office:value="5.317367326963847">
            <text:p>5.317367326963847</text:p>
          </table:table-cell>
          <table:table-cell office:value-type="float" office:value="7.484129062370161">
            <text:p>7.484129062370161</text:p>
          </table:table-cell>
          <table:table-cell office:value-type="float" office:value="0.1201008031154956">
            <text:p>0.1201008031154956</text:p>
          </table:table-cell>
          <table:table-cell office:value-type="float" office:value="0.2260211201467133">
            <text:p>0.2260211201467133</text:p>
          </table:table-cell>
          <table:table-cell office:value-type="float" office:value="0.22967403126232155">
            <text:p>0.22967403126232155</text:p>
          </table:table-cell>
          <table:table-cell office:value-type="float" office:value="0.30641681107443164">
            <text:p>0.30641681107443164</text:p>
          </table:table-cell>
        </table:table-row>
        <table:table-row>
          <table:table-cell table:style-name="pd1" office:value-type="string" office:string-value="97">
            <text:p>97</text:p>
          </table:table-cell>
          <table:table-cell office:value-type="float" office:value="0.24020673208269508">
            <text:p>0.24020673208269508</text:p>
          </table:table-cell>
          <table:table-cell office:value-type="float" office:value="2.3010632719062722">
            <text:p>2.3010632719062722</text:p>
          </table:table-cell>
          <table:table-cell office:value-type="float" office:value="5.320890080475049">
            <text:p>5.320890080475049</text:p>
          </table:table-cell>
          <table:table-cell office:value-type="float" office:value="7.489356122488147">
            <text:p>7.489356122488147</text:p>
          </table:table-cell>
          <table:table-cell office:value-type="float" office:value="0.12019640788906075">
            <text:p>0.12019640788906075</text:p>
          </table:table-cell>
          <table:table-cell office:value-type="float" office:value="0.22588263017781054">
            <text:p>0.22588263017781054</text:p>
          </table:table-cell>
          <table:table-cell office:value-type="float" office:value="0.2297849042231637">
            <text:p>0.2297849042231637</text:p>
          </table:table-cell>
          <table:table-cell office:value-type="float" office:value="0.306914634784118">
            <text:p>0.306914634784118</text:p>
          </table:table-cell>
        </table:table-row>
        <table:table-row>
          <table:table-cell table:style-name="pd1" office:value-type="string" office:string-value="98">
            <text:p>98</text:p>
          </table:table-cell>
          <table:table-cell office:value-type="float" office:value="0.2397017323650002">
            <text:p>0.2397017323650002</text:p>
          </table:table-cell>
          <table:table-cell office:value-type="float" office:value="2.302575347711705">
            <text:p>2.302575347711705</text:p>
          </table:table-cell>
          <table:table-cell office:value-type="float" office:value="5.324377501874796">
            <text:p>5.324377501874796</text:p>
          </table:table-cell>
          <table:table-cell office:value-type="float" office:value="7.494530006879633">
            <text:p>7.494530006879633</text:p>
          </table:table-cell>
          <table:table-cell office:value-type="float" office:value="0.12029099457898575">
            <text:p>0.12029099457898575</text:p>
          </table:table-cell>
          <table:table-cell office:value-type="float" office:value="0.2257459188109022">
            <text:p>0.2257459188109022</text:p>
          </table:table-cell>
          <table:table-cell office:value-type="float" office:value="0.22989571787455962">
            <text:p>0.22989571787455962</text:p>
          </table:table-cell>
          <table:table-cell office:value-type="float" office:value="0.30740578256549855">
            <text:p>0.30740578256549855</text:p>
          </table:table-cell>
        </table:table-row>
        <table:table-row>
          <table:table-cell table:style-name="pd1" office:value-type="string" office:string-value="99">
            <text:p>99</text:p>
          </table:table-cell>
          <table:table-cell office:value-type="float" office:value="0.23919843203338859">
            <text:p>0.23919843203338859</text:p>
          </table:table-cell>
          <table:table-cell office:value-type="float" office:value="2.3040825149992212">
            <text:p>2.3040825149992212</text:p>
          </table:table-cell>
          <table:table-cell office:value-type="float" office:value="5.327853007870234">
            <text:p>5.327853007870234</text:p>
          </table:table-cell>
          <table:table-cell office:value-type="float" office:value="7.499684186053123">
            <text:p>7.499684186053123</text:p>
          </table:table-cell>
          <table:table-cell office:value-type="float" office:value="0.12038509933662865">
            <text:p>0.12038509933662865</text:p>
          </table:table-cell>
          <table:table-cell office:value-type="float" office:value="0.22561133657583102">
            <text:p>0.22561133657583102</text:p>
          </table:table-cell>
          <table:table-cell office:value-type="float" office:value="0.23000732050626643">
            <text:p>0.23000732050626643</text:p>
          </table:table-cell>
          <table:table-cell office:value-type="float" office:value="0.30789187920452094">
            <text:p>0.30789187920452094</text:p>
          </table:table-cell>
        </table:table-row>
        <table:table-row>
          <table:table-cell table:style-name="pd1" office:value-type="string" office:string-value="100">
            <text:p>100</text:p>
          </table:table-cell>
          <table:table-cell office:value-type="float" office:value="0.23869767057438632">
            <text:p>0.23869767057438632</text:p>
          </table:table-cell>
          <table:table-cell office:value-type="float" office:value="2.3055822362812837">
            <text:p>2.3055822362812837</text:p>
          </table:table-cell>
          <table:table-cell office:value-type="float" office:value="5.331310825032295">
            <text:p>5.331310825032295</text:p>
          </table:table-cell>
          <table:table-cell office:value-type="float" office:value="7.504810404143599">
            <text:p>7.504810404143599</text:p>
          </table:table-cell>
          <table:table-cell office:value-type="float" office:value="0.12047859070579557">
            <text:p>0.12047859070579557</text:p>
          </table:table-cell>
          <table:table-cell office:value-type="float" office:value="0.22547878132047278">
            <text:p>0.22547878132047278</text:p>
          </table:table-cell>
          <table:table-cell office:value-type="float" office:value="0.2301194309786851">
            <text:p>0.2301194309786851</text:p>
          </table:table-cell>
          <table:table-cell office:value-type="float" office:value="0.3083726138895442">
            <text:p>0.3083726138895442</text:p>
          </table:table-cell>
        </table:table-row>
        <table:table-row>
          <table:table-cell table:style-name="pd1" office:value-type="string" office:string-value="101">
            <text:p>101</text:p>
          </table:table-cell>
          <table:table-cell office:value-type="float" office:value="0.23819920970800146">
            <text:p>0.23819920970800146</text:p>
          </table:table-cell>
          <table:table-cell office:value-type="float" office:value="2.3070752225721463">
            <text:p>2.3070752225721463</text:p>
          </table:table-cell>
          <table:table-cell office:value-type="float" office:value="5.334752601318642">
            <text:p>5.334752601318642</text:p>
          </table:table-cell>
          <table:table-cell office:value-type="float" office:value="7.5099110162034854">
            <text:p>7.5099110162034854</text:p>
          </table:table-cell>
          <table:table-cell office:value-type="float" office:value="0.1205715071587588">
            <text:p>0.1205715071587588</text:p>
          </table:table-cell>
          <table:table-cell office:value-type="float" office:value="0.22534826700517527">
            <text:p>0.22534826700517527</text:p>
          </table:table-cell>
          <table:table-cell office:value-type="float" office:value="0.23023205825846696">
            <text:p>0.23023205825846696</text:p>
          </table:table-cell>
          <table:table-cell office:value-type="float" office:value="0.3088481668244639">
            <text:p>0.3088481668244639</text:p>
          </table:table-cell>
        </table:table-row>
        <table:table-row>
          <table:table-cell table:style-name="pd1" office:value-type="string" office:string-value="102">
            <text:p>102</text:p>
          </table:table-cell>
          <table:table-cell office:value-type="float" office:value="0.23770517089215662">
            <text:p>0.23770517089215662</text:p>
          </table:table-cell>
          <table:table-cell office:value-type="float" office:value="2.3085550736536855">
            <text:p>2.3085550736536855</text:p>
          </table:table-cell>
          <table:table-cell office:value-type="float" office:value="5.338163734513967">
            <text:p>5.338163734513967</text:p>
          </table:table-cell>
          <table:table-cell office:value-type="float" office:value="7.514965154819764">
            <text:p>7.514965154819764</text:p>
          </table:table-cell>
          <table:table-cell office:value-type="float" office:value="0.12066351539678448">
            <text:p>0.12066351539678448</text:p>
          </table:table-cell>
          <table:table-cell office:value-type="float" office:value="0.22521954387249607">
            <text:p>0.22521954387249607</text:p>
          </table:table-cell>
          <table:table-cell office:value-type="float" office:value="0.23034457938321323">
            <text:p>0.23034457938321323</text:p>
          </table:table-cell>
          <table:table-cell office:value-type="float" office:value="0.30931763963469455">
            <text:p>0.30931763963469455</text:p>
          </table:table-cell>
        </table:table-row>
        <table:table-row>
          <table:table-cell table:style-name="pd1" office:value-type="string" office:string-value="103">
            <text:p>103</text:p>
          </table:table-cell>
          <table:table-cell office:value-type="float" office:value="0.23721272909084606">
            <text:p>0.23721272909084606</text:p>
          </table:table-cell>
          <table:table-cell office:value-type="float" office:value="2.310030296811208">
            <text:p>2.310030296811208</text:p>
          </table:table-cell>
          <table:table-cell office:value-type="float" office:value="5.341563685189419">
            <text:p>5.341563685189419</text:p>
          </table:table-cell>
          <table:table-cell office:value-type="float" office:value="7.520000637649674">
            <text:p>7.520000637649674</text:p>
          </table:table-cell>
          <table:table-cell office:value-type="float" office:value="0.1207550617833031">
            <text:p>0.1207550617833031</text:p>
          </table:table-cell>
          <table:table-cell office:value-type="float" office:value="0.22509291293935046">
            <text:p>0.22509291293935046</text:p>
          </table:table-cell>
          <table:table-cell office:value-type="float" office:value="0.23045770161015686">
            <text:p>0.23045770161015686</text:p>
          </table:table-cell>
          <table:table-cell office:value-type="float" office:value="0.3097823917558982">
            <text:p>0.3097823917558982</text:p>
          </table:table-cell>
        </table:table-row>
        <table:table-row>
          <table:table-cell table:style-name="pd1" office:value-type="string" office:string-value="104">
            <text:p>104</text:p>
          </table:table-cell>
          <table:table-cell office:value-type="float" office:value="0.23672794632232375">
            <text:p>0.23672794632232375</text:p>
          </table:table-cell>
          <table:table-cell office:value-type="float" office:value="2.3114826170849767">
            <text:p>2.3114826170849767</text:p>
          </table:table-cell>
          <table:table-cell office:value-type="float" office:value="5.344910714324021">
            <text:p>5.344910714324021</text:p>
          </table:table-cell>
          <table:table-cell office:value-type="float" office:value="7.524957822578656">
            <text:p>7.524957822578656</text:p>
          </table:table-cell>
          <table:table-cell office:value-type="float" office:value="0.12084519204572024">
            <text:p>0.12084519204572024</text:p>
          </table:table-cell>
          <table:table-cell office:value-type="float" office:value="0.2249676729031984">
            <text:p>0.2249676729031984</text:p>
          </table:table-cell>
          <table:table-cell office:value-type="float" office:value="0.230569743653215">
            <text:p>0.230569743653215</text:p>
          </table:table-cell>
          <table:table-cell office:value-type="float" office:value="0.3102397228329588">
            <text:p>0.3102397228329588</text:p>
          </table:table-cell>
        </table:table-row>
        <table:table-row>
          <table:table-cell table:style-name="pd1" office:value-type="string" office:string-value="105">
            <text:p>105</text:p>
          </table:table-cell>
          <table:table-cell office:value-type="float" office:value="0.23624686330306954">
            <text:p>0.23624686330306954</text:p>
          </table:table-cell>
          <table:table-cell office:value-type="float" office:value="2.312923960503084">
            <text:p>2.312923960503084</text:p>
          </table:table-cell>
          <table:table-cell office:value-type="float" office:value="5.348232092796531">
            <text:p>5.348232092796531</text:p>
          </table:table-cell>
          <table:table-cell office:value-type="float" office:value="7.529875693290996">
            <text:p>7.529875693290996</text:p>
          </table:table-cell>
          <table:table-cell office:value-type="float" office:value="0.12093453151630167">
            <text:p>0.12093453151630167</text:p>
          </table:table-cell>
          <table:table-cell office:value-type="float" office:value="0.22484425113081882">
            <text:p>0.22484425113081882</text:p>
          </table:table-cell>
          <table:table-cell office:value-type="float" office:value="0.2306817213463319">
            <text:p>0.2306817213463319</text:p>
          </table:table-cell>
          <table:table-cell office:value-type="float" office:value="0.31069150828348663">
            <text:p>0.31069150828348663</text:p>
          </table:table-cell>
        </table:table-row>
        <table:table-row>
          <table:table-cell table:style-name="pd1" office:value-type="string" office:string-value="106">
            <text:p>106</text:p>
          </table:table-cell>
          <table:table-cell office:value-type="float" office:value="0.23576314656155947">
            <text:p>0.23576314656155947</text:p>
          </table:table-cell>
          <table:table-cell office:value-type="float" office:value="2.314373407623621">
            <text:p>2.314373407623621</text:p>
          </table:table-cell>
          <table:table-cell office:value-type="float" office:value="5.351571441416943">
            <text:p>5.351571441416943</text:p>
          </table:table-cell>
          <table:table-cell office:value-type="float" office:value="7.534816591099284">
            <text:p>7.534816591099284</text:p>
          </table:table-cell>
          <table:table-cell office:value-type="float" office:value="0.12102408016912466">
            <text:p>0.12102408016912466</text:p>
          </table:table-cell>
          <table:table-cell office:value-type="float" office:value="0.2247233652675699">
            <text:p>0.2247233652675699</text:p>
          </table:table-cell>
          <table:table-cell office:value-type="float" office:value="0.23079529829804205">
            <text:p>0.23079529829804205</text:p>
          </table:table-cell>
          <table:table-cell office:value-type="float" office:value="0.3111407077809861">
            <text:p>0.3111407077809861</text:p>
          </table:table-cell>
        </table:table-row>
        <table:table-row>
          <table:table-cell table:style-name="pd1" office:value-type="string" office:string-value="107">
            <text:p>107</text:p>
          </table:table-cell>
          <table:table-cell office:value-type="float" office:value="0.2352850056194102">
            <text:p>0.2352850056194102</text:p>
          </table:table-cell>
          <table:table-cell office:value-type="float" office:value="2.315806212815613">
            <text:p>2.315806212815613</text:p>
          </table:table-cell>
          <table:table-cell office:value-type="float" office:value="5.354872231552228">
            <text:p>5.354872231552228</text:p>
          </table:table-cell>
          <table:table-cell office:value-type="float" office:value="7.5396997492008175">
            <text:p>7.5396997492008175</text:p>
          </table:table-cell>
          <table:table-cell office:value-type="float" office:value="0.12111254532697062">
            <text:p>0.12111254532697062</text:p>
          </table:table-cell>
          <table:table-cell office:value-type="float" office:value="0.22460405722968949">
            <text:p>0.22460405722968949</text:p>
          </table:table-cell>
          <table:table-cell office:value-type="float" office:value="0.23090821658453223">
            <text:p>0.23090821658453223</text:p>
          </table:table-cell>
          <table:table-cell office:value-type="float" office:value="0.31158363653846327">
            <text:p>0.31158363653846327</text:p>
          </table:table-cell>
        </table:table-row>
        <table:table-row>
          <table:table-cell table:style-name="pd1" office:value-type="string" office:string-value="108">
            <text:p>108</text:p>
          </table:table-cell>
          <table:table-cell office:value-type="float" office:value="0.2348141056380105">
            <text:p>0.2348141056380105</text:p>
          </table:table-cell>
          <table:table-cell office:value-type="float" office:value="2.3172173528915554">
            <text:p>2.3172173528915554</text:p>
          </table:table-cell>
          <table:table-cell office:value-type="float" office:value="5.358123001292143">
            <text:p>5.358123001292143</text:p>
          </table:table-cell>
          <table:table-cell office:value-type="float" office:value="7.544508806498896">
            <text:p>7.544508806498896</text:p>
          </table:table-cell>
          <table:table-cell office:value-type="float" office:value="0.12119966592207598">
            <text:p>0.12119966592207598</text:p>
          </table:table-cell>
          <table:table-cell office:value-type="float" office:value="0.22448610932532947">
            <text:p>0.22448610932532947</text:p>
          </table:table-cell>
          <table:table-cell office:value-type="float" office:value="0.23101998137685317">
            <text:p>0.23101998137685317</text:p>
          </table:table-cell>
          <table:table-cell office:value-type="float" office:value="0.3120195977440454">
            <text:p>0.3120195977440454</text:p>
          </table:table-cell>
        </table:table-row>
        <table:table-row>
          <table:table-cell table:style-name="pd1" office:value-type="string" office:string-value="109">
            <text:p>109</text:p>
          </table:table-cell>
          <table:table-cell office:value-type="float" office:value="0.2343548454676803">
            <text:p>0.2343548454676803</text:p>
          </table:table-cell>
          <table:table-cell office:value-type="float" office:value="2.318593567022402">
            <text:p>2.318593567022402</text:p>
          </table:table-cell>
          <table:table-cell office:value-type="float" office:value="5.361293462847566">
            <text:p>5.361293462847566</text:p>
          </table:table-cell>
          <table:table-cell office:value-type="float" office:value="7.549200508019958">
            <text:p>7.549200508019958</text:p>
          </table:table-cell>
          <table:table-cell office:value-type="float" office:value="0.12128474976487114">
            <text:p>0.12128474976487114</text:p>
          </table:table-cell>
          <table:table-cell office:value-type="float" office:value="0.22436897323528904">
            <text:p>0.22436897323528904</text:p>
          </table:table-cell>
          <table:table-cell office:value-type="float" office:value="0.23112935745188565">
            <text:p>0.23112935745188565</text:p>
          </table:table-cell>
          <table:table-cell office:value-type="float" office:value="0.3124466442711133">
            <text:p>0.3124466442711133</text:p>
          </table:table-cell>
        </table:table-row>
        <table:table-row>
          <table:table-cell table:style-name="pd1" office:value-type="string" office:string-value="110">
            <text:p>110</text:p>
          </table:table-cell>
          <table:table-cell office:value-type="float" office:value="0.23388712990594568">
            <text:p>0.23388712990594568</text:p>
          </table:table-cell>
          <table:table-cell office:value-type="float" office:value="2.319995407384006">
            <text:p>2.319995407384006</text:p>
          </table:table-cell>
          <table:table-cell office:value-type="float" office:value="5.364522006547134">
            <text:p>5.364522006547134</text:p>
          </table:table-cell>
          <table:table-cell office:value-type="float" office:value="7.553972598246549">
            <text:p>7.553972598246549</text:p>
          </table:table-cell>
          <table:table-cell office:value-type="float" office:value="0.12137096762720376">
            <text:p>0.12137096762720376</text:p>
          </table:table-cell>
          <table:table-cell office:value-type="float" office:value="0.22425501241948909">
            <text:p>0.22425501241948909</text:p>
          </table:table-cell>
          <table:table-cell office:value-type="float" office:value="0.23124174662708785">
            <text:p>0.23124174662708785</text:p>
          </table:table-cell>
          <table:table-cell office:value-type="float" office:value="0.3128740204535825">
            <text:p>0.3128740204535825</text:p>
          </table:table-cell>
        </table:table-row>
        <table:table-row>
          <table:table-cell table:style-name="pd1" office:value-type="string" office:string-value="111">
            <text:p>111</text:p>
          </table:table-cell>
          <table:table-cell office:value-type="float" office:value="0.23342422699879947">
            <text:p>0.23342422699879947</text:p>
          </table:table-cell>
          <table:table-cell office:value-type="float" office:value="2.321382885847727">
            <text:p>2.321382885847727</text:p>
          </table:table-cell>
          <table:table-cell office:value-type="float" office:value="5.36771726686416">
            <text:p>5.36771726686416</text:p>
          </table:table-cell>
          <table:table-cell office:value-type="float" office:value="7.558694551974237">
            <text:p>7.558694551974237</text:p>
          </table:table-cell>
          <table:table-cell office:value-type="float" office:value="0.12145622902646055">
            <text:p>0.12145622902646055</text:p>
          </table:table-cell>
          <table:table-cell office:value-type="float" office:value="0.22414264469710485">
            <text:p>0.22414264469710485</text:p>
          </table:table-cell>
          <table:table-cell office:value-type="float" office:value="0.2313535206671092">
            <text:p>0.2313535206671092</text:p>
          </table:table-cell>
          <table:table-cell office:value-type="float" office:value="0.3132957250725641">
            <text:p>0.3132957250725641</text:p>
          </table:table-cell>
        </table:table-row>
        <table:table-row>
          <table:table-cell table:style-name="pd1" office:value-type="string" office:string-value="112">
            <text:p>112</text:p>
          </table:table-cell>
          <table:table-cell office:value-type="float" office:value="0.2329705338860843">
            <text:p>0.2329705338860843</text:p>
          </table:table-cell>
          <table:table-cell office:value-type="float" office:value="2.3227427472636304">
            <text:p>2.3227427472636304</text:p>
          </table:table-cell>
          <table:table-cell office:value-type="float" office:value="5.370848967264138">
            <text:p>5.370848967264138</text:p>
          </table:table-cell>
          <table:table-cell office:value-type="float" office:value="7.563323135160967">
            <text:p>7.563323135160967</text:p>
          </table:table-cell>
          <table:table-cell office:value-type="float" office:value="0.12153984216079972">
            <text:p>0.12153984216079972</text:p>
          </table:table-cell>
          <table:table-cell office:value-type="float" office:value="0.22403131718292607">
            <text:p>0.22403131718292607</text:p>
          </table:table-cell>
          <table:table-cell office:value-type="float" office:value="0.23146344862649212">
            <text:p>0.23146344862649212</text:p>
          </table:table-cell>
          <table:table-cell office:value-type="float" office:value="0.31370980857223846">
            <text:p>0.31370980857223846</text:p>
          </table:table-cell>
        </table:table-row>
        <table:table-row>
          <table:table-cell table:style-name="pd1" office:value-type="string" office:string-value="113">
            <text:p>113</text:p>
          </table:table-cell>
          <table:table-cell office:value-type="float" office:value="0.23251664760556448">
            <text:p>0.23251664760556448</text:p>
          </table:table-cell>
          <table:table-cell office:value-type="float" office:value="2.3241033230047545">
            <text:p>2.3241033230047545</text:p>
          </table:table-cell>
          <table:table-cell office:value-type="float" office:value="5.37398186570016">
            <text:p>5.37398186570016</text:p>
          </table:table-cell>
          <table:table-cell office:value-type="float" office:value="7.567950884721717">
            <text:p>7.567950884721717</text:p>
          </table:table-cell>
          <table:table-cell office:value-type="float" office:value="0.12162329210211496">
            <text:p>0.12162329210211496</text:p>
          </table:table-cell>
          <table:table-cell office:value-type="float" office:value="0.22392214614327102">
            <text:p>0.22392214614327102</text:p>
          </table:table-cell>
          <table:table-cell office:value-type="float" office:value="0.23157404781509996">
            <text:p>0.23157404781509996</text:p>
          </table:table-cell>
          <table:table-cell office:value-type="float" office:value="0.3141206272227624">
            <text:p>0.3141206272227624</text:p>
          </table:table-cell>
        </table:table-row>
        <table:table-row>
          <table:table-cell table:style-name="pd1" office:value-type="string" office:string-value="114">
            <text:p>114</text:p>
          </table:table-cell>
          <table:table-cell office:value-type="float" office:value="0.2320673944041363">
            <text:p>0.2320673944041363</text:p>
          </table:table-cell>
          <table:table-cell office:value-type="float" office:value="2.325450065132821">
            <text:p>2.325450065132821</text:p>
          </table:table-cell>
          <table:table-cell office:value-type="float" office:value="5.377082730266233">
            <text:p>5.377082730266233</text:p>
          </table:table-cell>
          <table:table-cell office:value-type="float" office:value="7.572530344882435">
            <text:p>7.572530344882435</text:p>
          </table:table-cell>
          <table:table-cell office:value-type="float" office:value="0.12170581953385008">
            <text:p>0.12170581953385008</text:p>
          </table:table-cell>
          <table:table-cell office:value-type="float" office:value="0.22381453098626541">
            <text:p>0.22381453098626541</text:p>
          </table:table-cell>
          <table:table-cell office:value-type="float" office:value="0.23168397518396583">
            <text:p>0.23168397518396583</text:p>
          </table:table-cell>
          <table:table-cell office:value-type="float" office:value="0.31452603348390257">
            <text:p>0.31452603348390257</text:p>
          </table:table-cell>
        </table:table-row>
        <table:table-row>
          <table:table-cell table:style-name="pd1" office:value-type="string" office:string-value="115">
            <text:p>115</text:p>
          </table:table-cell>
          <table:table-cell office:value-type="float" office:value="0.23162116358767668">
            <text:p>0.23162116358767668</text:p>
          </table:table-cell>
          <table:table-cell office:value-type="float" office:value="2.3267878234815322">
            <text:p>2.3267878234815322</text:p>
          </table:table-cell>
          <table:table-cell office:value-type="float" office:value="5.380162657000471">
            <text:p>5.380162657000471</text:p>
          </table:table-cell>
          <table:table-cell office:value-type="float" office:value="7.577077388950379">
            <text:p>7.577077388950379</text:p>
          </table:table-cell>
          <table:table-cell office:value-type="float" office:value="0.1217876805642599">
            <text:p>0.1217876805642599</text:p>
          </table:table-cell>
          <table:table-cell office:value-type="float" office:value="0.2237086510727148">
            <text:p>0.2237086510727148</text:p>
          </table:table-cell>
          <table:table-cell office:value-type="float" office:value="0.2317936371528996">
            <text:p>0.2317936371528996</text:p>
          </table:table-cell>
          <table:table-cell office:value-type="float" office:value="0.31492682061362764">
            <text:p>0.31492682061362764</text:p>
          </table:table-cell>
        </table:table-row>
        <table:table-row>
          <table:table-cell table:style-name="pd1" office:value-type="string" office:string-value="116">
            <text:p>116</text:p>
          </table:table-cell>
          <table:table-cell office:value-type="float" office:value="0.23118041281233043">
            <text:p>0.23118041281233043</text:p>
          </table:table-cell>
          <table:table-cell office:value-type="float" office:value="2.3281091881520943">
            <text:p>2.3281091881520943</text:p>
          </table:table-cell>
          <table:table-cell office:value-type="float" office:value="5.383204725005837">
            <text:p>5.383204725005837</text:p>
          </table:table-cell>
          <table:table-cell office:value-type="float" office:value="7.581567867865357">
            <text:p>7.581567867865357</text:p>
          </table:table-cell>
          <table:table-cell office:value-type="float" office:value="0.1218684894633523">
            <text:p>0.1218684894633523</text:p>
          </table:table-cell>
          <table:table-cell office:value-type="float" office:value="0.22360418456100797">
            <text:p>0.22360418456100797</text:p>
          </table:table-cell>
          <table:table-cell office:value-type="float" office:value="0.23190233455160633">
            <text:p>0.23190233455160633</text:p>
          </table:table-cell>
          <table:table-cell office:value-type="float" office:value="0.3153219213361478">
            <text:p>0.3153219213361478</text:p>
          </table:table-cell>
        </table:table-row>
        <table:table-row>
          <table:table-cell table:style-name="pd1" office:value-type="string" office:string-value="117">
            <text:p>117</text:p>
          </table:table-cell>
          <table:table-cell office:value-type="float" office:value="0.23074132431869926">
            <text:p>0.23074132431869926</text:p>
          </table:table-cell>
          <table:table-cell office:value-type="float" office:value="2.3294256602751147">
            <text:p>2.3294256602751147</text:p>
          </table:table-cell>
          <table:table-cell office:value-type="float" office:value="5.386235228969765">
            <text:p>5.386235228969765</text:p>
          </table:table-cell>
          <table:table-cell office:value-type="float" office:value="7.586039366851065">
            <text:p>7.586039366851065</text:p>
          </table:table-cell>
          <table:table-cell office:value-type="float" office:value="0.12194885071077333">
            <text:p>0.12194885071077333</text:p>
          </table:table-cell>
          <table:table-cell office:value-type="float" office:value="0.22350158749842025">
            <text:p>0.22350158749842025</text:p>
          </table:table-cell>
          <table:table-cell office:value-type="float" office:value="0.23201107855130182">
            <text:p>0.23201107855130182</text:p>
          </table:table-cell>
          <table:table-cell office:value-type="float" office:value="0.3157131358503541">
            <text:p>0.3157131358503541</text:p>
          </table:table-cell>
        </table:table-row>
        <table:table-row>
          <table:table-cell table:style-name="pd1" office:value-type="string" office:string-value="118">
            <text:p>118</text:p>
          </table:table-cell>
          <table:table-cell office:value-type="float" office:value="0.23030898100984604">
            <text:p>0.23030898100984604</text:p>
          </table:table-cell>
          <table:table-cell office:value-type="float" office:value="2.330721919047491">
            <text:p>2.330721919047491</text:p>
          </table:table-cell>
          <table:table-cell office:value-type="float" office:value="5.3892191689550355">
            <text:p>5.3892191689550355</text:p>
          </table:table-cell>
          <table:table-cell office:value-type="float" office:value="7.590441914025793">
            <text:p>7.590441914025793</text:p>
          </table:table-cell>
          <table:table-cell office:value-type="float" office:value="0.12202796432104022">
            <text:p>0.12202796432104022</text:p>
          </table:table-cell>
          <table:table-cell office:value-type="float" office:value="0.22340020646569483">
            <text:p>0.22340020646569483</text:p>
          </table:table-cell>
          <table:table-cell office:value-type="float" office:value="0.23211845621895144">
            <text:p>0.23211845621895144</text:p>
          </table:table-cell>
          <table:table-cell office:value-type="float" office:value="0.31609819477914003">
            <text:p>0.31609819477914003</text:p>
          </table:table-cell>
        </table:table-row>
        <table:table-row>
          <table:table-cell table:style-name="pd1" office:value-type="string" office:string-value="119">
            <text:p>119</text:p>
          </table:table-cell>
          <table:table-cell office:value-type="float" office:value="0.22987841808448373">
            <text:p>0.22987841808448373</text:p>
          </table:table-cell>
          <table:table-cell office:value-type="float" office:value="2.3320129225670176">
            <text:p>2.3320129225670176</text:p>
          </table:table-cell>
          <table:table-cell office:value-type="float" office:value="5.392190738396596">
            <text:p>5.392190738396596</text:p>
          </table:table-cell>
          <table:table-cell office:value-type="float" office:value="7.594824377681858">
            <text:p>7.594824377681858</text:p>
          </table:table-cell>
          <table:table-cell office:value-type="float" office:value="0.12210661591803251">
            <text:p>0.12210661591803251</text:p>
          </table:table-cell>
          <table:table-cell office:value-type="float" office:value="0.22330064561803392">
            <text:p>0.22330064561803392</text:p>
          </table:table-cell>
          <table:table-cell office:value-type="float" office:value="0.23222579534363735">
            <text:p>0.23222579534363735</text:p>
          </table:table-cell>
          <table:table-cell office:value-type="float" office:value="0.3164794208354328">
            <text:p>0.3164794208354328</text:p>
          </table:table-cell>
        </table:table-row>
        <table:table-row>
          <table:table-cell table:style-name="pd1" office:value-type="string" office:string-value="120">
            <text:p>120</text:p>
          </table:table-cell>
          <table:table-cell office:value-type="float" office:value="0.2294624064260585">
            <text:p>0.2294624064260585</text:p>
          </table:table-cell>
          <table:table-cell office:value-type="float" office:value="2.333260182147443">
            <text:p>2.333260182147443</text:p>
          </table:table-cell>
          <table:table-cell office:value-type="float" office:value="5.395061994234581">
            <text:p>5.395061994234581</text:p>
          </table:table-cell>
          <table:table-cell office:value-type="float" office:value="7.599061166872489">
            <text:p>7.599061166872489</text:p>
          </table:table-cell>
          <table:table-cell office:value-type="float" office:value="0.12218279195528758">
            <text:p>0.12218279195528758</text:p>
          </table:table-cell>
          <table:table-cell office:value-type="float" office:value="0.22320126315803449">
            <text:p>0.22320126315803449</text:p>
          </table:table-cell>
          <table:table-cell office:value-type="float" office:value="0.2323295828084969">
            <text:p>0.2323295828084969</text:p>
          </table:table-cell>
          <table:table-cell office:value-type="float" office:value="0.31685102781971924">
            <text:p>0.31685102781971924</text:p>
          </table:table-cell>
        </table:table-row>
        <table:table-row>
          <table:table-cell table:style-name="pd1" office:value-type="string" office:string-value="121">
            <text:p>121</text:p>
          </table:table-cell>
          <table:table-cell office:value-type="float" office:value="0.2290409498085472">
            <text:p>0.2290409498085472</text:p>
          </table:table-cell>
          <table:table-cell office:value-type="float" office:value="2.3345239538712526">
            <text:p>2.3345239538712526</text:p>
          </table:table-cell>
          <table:table-cell office:value-type="float" office:value="5.397970643024133">
            <text:p>5.397970643024133</text:p>
          </table:table-cell>
          <table:table-cell office:value-type="float" office:value="7.603349005227488">
            <text:p>7.603349005227488</text:p>
          </table:table-cell>
          <table:table-cell office:value-type="float" office:value="0.12225965070811812">
            <text:p>0.12225965070811812</text:p>
          </table:table-cell>
          <table:table-cell office:value-type="float" office:value="0.22310458101397812">
            <text:p>0.22310458101397812</text:p>
          </table:table-cell>
          <table:table-cell office:value-type="float" office:value="0.232435256502134">
            <text:p>0.232435256502134</text:p>
          </table:table-cell>
          <table:table-cell office:value-type="float" office:value="0.3172222085407068">
            <text:p>0.3172222085407068</text:p>
          </table:table-cell>
        </table:table-row>
        <table:table-row>
          <table:table-cell table:style-name="pd1" office:value-type="string" office:string-value="122">
            <text:p>122</text:p>
          </table:table-cell>
          <table:table-cell office:value-type="float" office:value="0.2286246002854794">
            <text:p>0.2286246002854794</text:p>
          </table:table-cell>
          <table:table-cell office:value-type="float" office:value="2.335772435889612">
            <text:p>2.335772435889612</text:p>
          </table:table-cell>
          <table:table-cell office:value-type="float" office:value="5.400844021284144">
            <text:p>5.400844021284144</text:p>
          </table:table-cell>
          <table:table-cell office:value-type="float" office:value="7.60758412777627">
            <text:p>7.60758412777627</text:p>
          </table:table-cell>
          <table:table-cell office:value-type="float" office:value="0.12233552889904066">
            <text:p>0.12233552889904066</text:p>
          </table:table-cell>
          <table:table-cell office:value-type="float" office:value="0.22300924023261554">
            <text:p>0.22300924023261554</text:p>
          </table:table-cell>
          <table:table-cell office:value-type="float" office:value="0.23253991196011226">
            <text:p>0.23253991196011226</text:p>
          </table:table-cell>
          <table:table-cell office:value-type="float" office:value="0.317588189324348">
            <text:p>0.317588189324348</text:p>
          </table:table-cell>
        </table:table-row>
        <table:table-row>
          <table:table-cell table:style-name="pd1" office:value-type="string" office:string-value="123">
            <text:p>123</text:p>
          </table:table-cell>
          <table:table-cell office:value-type="float" office:value="0.22821518829441392">
            <text:p>0.22821518829441392</text:p>
          </table:table-cell>
          <table:table-cell office:value-type="float" office:value="2.337000109077209">
            <text:p>2.337000109077209</text:p>
          </table:table-cell>
          <table:table-cell office:value-type="float" office:value="5.403669526808096">
            <text:p>5.403669526808096</text:p>
          </table:table-cell>
          <table:table-cell office:value-type="float" office:value="7.6117485621304155">
            <text:p>7.6117485621304155</text:p>
          </table:table-cell>
          <table:table-cell office:value-type="float" office:value="0.1224101397109321">
            <text:p>0.1224101397109321</text:p>
          </table:table-cell>
          <table:table-cell office:value-type="float" office:value="0.22291498192802633">
            <text:p>0.22291498192802633</text:p>
          </table:table-cell>
          <table:table-cell office:value-type="float" office:value="0.2326430259991664">
            <text:p>0.2326430259991664</text:p>
          </table:table-cell>
          <table:table-cell office:value-type="float" office:value="0.3179481826538157">
            <text:p>0.3179481826538157</text:p>
          </table:table-cell>
        </table:table-row>
        <table:table-row>
          <table:table-cell table:style-name="pd1" office:value-type="string" office:string-value="124">
            <text:p>124</text:p>
          </table:table-cell>
          <table:table-cell office:value-type="float" office:value="0.22779982874247826">
            <text:p>0.22779982874247826</text:p>
          </table:table-cell>
          <table:table-cell office:value-type="float" office:value="2.338245801314259">
            <text:p>2.338245801314259</text:p>
          </table:table-cell>
          <table:table-cell office:value-type="float" office:value="5.406535894135209">
            <text:p>5.406535894135209</text:p>
          </table:table-cell>
          <table:table-cell office:value-type="float" office:value="7.615969074754777">
            <text:p>7.615969074754777</text:p>
          </table:table-cell>
          <table:table-cell office:value-type="float" office:value="0.12248551966355715">
            <text:p>0.12248551966355715</text:p>
          </table:table-cell>
          <table:table-cell office:value-type="float" office:value="0.22282346125284144">
            <text:p>0.22282346125284144</text:p>
          </table:table-cell>
          <table:table-cell office:value-type="float" office:value="0.23274810669290966">
            <text:p>0.23274810669290966</text:p>
          </table:table-cell>
          <table:table-cell office:value-type="float" office:value="0.3183081282444158">
            <text:p>0.3183081282444158</text:p>
          </table:table-cell>
        </table:table-row>
        <table:table-row>
          <table:table-cell table:style-name="pd1" office:value-type="string" office:string-value="125">
            <text:p>125</text:p>
          </table:table-cell>
          <table:table-cell office:value-type="float" office:value="0.22740242788175405">
            <text:p>0.22740242788175405</text:p>
          </table:table-cell>
          <table:table-cell office:value-type="float" office:value="2.339437465560648">
            <text:p>2.339437465560648</text:p>
          </table:table-cell>
          <table:table-cell office:value-type="float" office:value="5.409278498409989">
            <text:p>5.409278498409989</text:p>
          </table:table-cell>
          <table:table-cell office:value-type="float" office:value="7.620010561084498">
            <text:p>7.620010561084498</text:p>
          </table:table-cell>
          <table:table-cell office:value-type="float" office:value="0.1225578965312762">
            <text:p>0.1225578965312762</text:p>
          </table:table-cell>
          <table:table-cell office:value-type="float" office:value="0.22273154572338474">
            <text:p>0.22273154572338474</text:p>
          </table:table-cell>
          <table:table-cell office:value-type="float" office:value="0.23284858660958754">
            <text:p>0.23284858660958754</text:p>
          </table:table-cell>
          <table:table-cell office:value-type="float" office:value="0.3186571433917992">
            <text:p>0.3186571433917992</text:p>
          </table:table-cell>
        </table:table-row>
        <table:table-row>
          <table:table-cell table:style-name="pd1" office:value-type="string" office:string-value="126">
            <text:p>126</text:p>
          </table:table-cell>
          <table:table-cell office:value-type="float" office:value="0.22700446976591182">
            <text:p>0.22700446976591182</text:p>
          </table:table-cell>
          <table:table-cell office:value-type="float" office:value="2.34063089936169">
            <text:p>2.34063089936169</text:p>
          </table:table-cell>
          <table:table-cell office:value-type="float" office:value="5.4120248499557855">
            <text:p>5.4120248499557855</text:p>
          </table:table-cell>
          <table:table-cell office:value-type="float" office:value="7.624055170822827">
            <text:p>7.624055170822827</text:p>
          </table:table-cell>
          <table:table-cell office:value-type="float" office:value="0.1226301959424794">
            <text:p>0.1226301959424794</text:p>
          </table:table-cell>
          <table:table-cell office:value-type="float" office:value="0.22264162714320596">
            <text:p>0.22264162714320596</text:p>
          </table:table-cell>
          <table:table-cell office:value-type="float" office:value="0.23294951899658">
            <text:p>0.23294951899658</text:p>
          </table:table-cell>
          <table:table-cell office:value-type="float" office:value="0.3190037406452409">
            <text:p>0.3190037406452409</text:p>
          </table:table-cell>
        </table:table-row>
        <table:table-row>
          <table:table-cell table:style-name="pd1" office:value-type="string" office:string-value="127">
            <text:p>127</text:p>
          </table:table-cell>
          <table:table-cell office:value-type="float" office:value="0.22660840057628592">
            <text:p>0.22660840057628592</text:p>
          </table:table-cell>
          <table:table-cell office:value-type="float" office:value="2.341818728564971">
            <text:p>2.341818728564971</text:p>
          </table:table-cell>
          <table:table-cell office:value-type="float" office:value="5.414758105729801">
            <text:p>5.414758105729801</text:p>
          </table:table-cell>
          <table:table-cell office:value-type="float" office:value="7.628078874544804">
            <text:p>7.628078874544804</text:p>
          </table:table-cell>
          <table:table-cell office:value-type="float" office:value="0.12270203397802755">
            <text:p>0.12270203397802755</text:p>
          </table:table-cell>
          <table:table-cell office:value-type="float" office:value="0.22255337184420956">
            <text:p>0.22255337184420956</text:p>
          </table:table-cell>
          <table:table-cell office:value-type="float" office:value="0.23305021743094775">
            <text:p>0.23305021743094775</text:p>
          </table:table-cell>
          <table:table-cell office:value-type="float" office:value="0.3193468474965017">
            <text:p>0.3193468474965017</text:p>
          </table:table-cell>
        </table:table-row>
        <table:table-row>
          <table:table-cell table:style-name="pd1" office:value-type="string" office:string-value="128">
            <text:p>128</text:p>
          </table:table-cell>
          <table:table-cell office:value-type="float" office:value="0.2262164680236132">
            <text:p>0.2262164680236132</text:p>
          </table:table-cell>
          <table:table-cell office:value-type="float" office:value="2.342994177010631">
            <text:p>2.342994177010631</text:p>
          </table:table-cell>
          <table:table-cell office:value-type="float" office:value="5.417462789555601">
            <text:p>5.417462789555601</text:p>
          </table:table-cell>
          <table:table-cell office:value-type="float" office:value="7.632059596486939">
            <text:p>7.632059596486939</text:p>
          </table:table-cell>
          <table:table-cell office:value-type="float" office:value="0.12277305795556351">
            <text:p>0.12277305795556351</text:p>
          </table:table-cell>
          <table:table-cell office:value-type="float" office:value="0.22246646537723075">
            <text:p>0.22246646537723075</text:p>
          </table:table-cell>
          <table:table-cell office:value-type="float" office:value="0.23315004919808452">
            <text:p>0.23315004919808452</text:p>
          </table:table-cell>
          <table:table-cell office:value-type="float" office:value="0.31968548127122376">
            <text:p>0.31968548127122376</text:p>
          </table:table-cell>
        </table:table-row>
        <table:table-row>
          <table:table-cell table:style-name="pd1" office:value-type="string" office:string-value="129">
            <text:p>129</text:p>
          </table:table-cell>
          <table:table-cell office:value-type="float" office:value="0.2258292660439427">
            <text:p>0.2258292660439427</text:p>
          </table:table-cell>
          <table:table-cell office:value-type="float" office:value="2.3441554524383377">
            <text:p>2.3441554524383377</text:p>
          </table:table-cell>
          <table:table-cell office:value-type="float" office:value="5.420134813726632">
            <text:p>5.420134813726632</text:p>
          </table:table-cell>
          <table:table-cell office:value-type="float" office:value="7.635991526968637">
            <text:p>7.635991526968637</text:p>
          </table:table-cell>
          <table:table-cell office:value-type="float" office:value="0.12284317629530558">
            <text:p>0.12284317629530558</text:p>
          </table:table-cell>
          <table:table-cell office:value-type="float" office:value="0.22238080855115483">
            <text:p>0.22238080855115483</text:p>
          </table:table-cell>
          <table:table-cell office:value-type="float" office:value="0.23324883544553268">
            <text:p>0.23324883544553268</text:p>
          </table:table-cell>
          <table:table-cell office:value-type="float" office:value="0.3200194145961525">
            <text:p>0.3200194145961525</text:p>
          </table:table-cell>
        </table:table-row>
        <table:table-row>
          <table:table-cell table:style-name="pd1" office:value-type="string" office:string-value="130">
            <text:p>130</text:p>
          </table:table-cell>
          <table:table-cell office:value-type="float" office:value="0.22545150870851155">
            <text:p>0.22545150870851155</text:p>
          </table:table-cell>
          <table:table-cell office:value-type="float" office:value="2.3452883451478437">
            <text:p>2.3452883451478437</text:p>
          </table:table-cell>
          <table:table-cell office:value-type="float" office:value="5.422741718637894">
            <text:p>5.422741718637894</text:p>
          </table:table-cell>
          <table:table-cell office:value-type="float" office:value="7.639828335343738">
            <text:p>7.639828335343738</text:p>
          </table:table-cell>
          <table:table-cell office:value-type="float" office:value="0.12291164659153218">
            <text:p>0.12291164659153218</text:p>
          </table:table-cell>
          <table:table-cell office:value-type="float" office:value="0.22229574636670132">
            <text:p>0.22229574636670132</text:p>
          </table:table-cell>
          <table:table-cell office:value-type="float" office:value="0.23334526524937893">
            <text:p>0.23334526524937893</text:p>
          </table:table-cell>
          <table:table-cell office:value-type="float" office:value="0.32034653528886026">
            <text:p>0.32034653528886026</text:p>
          </table:table-cell>
        </table:table-row>
        <table:table-row>
          <table:table-cell table:style-name="pd1" office:value-type="string" office:string-value="131">
            <text:p>131</text:p>
          </table:table-cell>
          <table:table-cell office:value-type="float" office:value="0.22507307197398557">
            <text:p>0.22507307197398557</text:p>
          </table:table-cell>
          <table:table-cell office:value-type="float" office:value="2.3464233650232127">
            <text:p>2.3464233650232127</text:p>
          </table:table-cell>
          <table:table-cell office:value-type="float" office:value="5.425353222434333">
            <text:p>5.425353222434333</text:p>
          </table:table-cell>
          <table:table-cell office:value-type="float" office:value="7.643669623061585">
            <text:p>7.643669623061585</text:p>
          </table:table-cell>
          <table:table-cell office:value-type="float" office:value="0.12298007014723437">
            <text:p>0.12298007014723437</text:p>
          </table:table-cell>
          <table:table-cell office:value-type="float" office:value="0.22221261705056783">
            <text:p>0.22221261705056783</text:p>
          </table:table-cell>
          <table:table-cell office:value-type="float" office:value="0.23344210668991017">
            <text:p>0.23344210668991017</text:p>
          </table:table-cell>
          <table:table-cell office:value-type="float" office:value="0.32067151524135074">
            <text:p>0.32067151524135074</text:p>
          </table:table-cell>
        </table:table-row>
        <table:table-row>
          <table:table-cell table:style-name="pd1" office:value-type="string" office:string-value="132">
            <text:p>132</text:p>
          </table:table-cell>
          <table:table-cell office:value-type="float" office:value="0.22469899779451308">
            <text:p>0.22469899779451308</text:p>
          </table:table-cell>
          <table:table-cell office:value-type="float" office:value="2.347545314588386">
            <text:p>2.347545314588386</text:p>
          </table:table-cell>
          <table:table-cell office:value-type="float" office:value="5.427934607245938">
            <text:p>5.427934607245938</text:p>
          </table:table-cell>
          <table:table-cell office:value-type="float" office:value="7.647465834026132">
            <text:p>7.647465834026132</text:p>
          </table:table-cell>
          <table:table-cell office:value-type="float" office:value="0.12304765282240733">
            <text:p>0.12304765282240733</text:p>
          </table:table-cell>
          <table:table-cell office:value-type="float" office:value="0.22213072544552231">
            <text:p>0.22213072544552231</text:p>
          </table:table-cell>
          <table:table-cell office:value-type="float" office:value="0.23353796116043257">
            <text:p>0.23353796116043257</text:p>
          </table:table-cell>
          <table:table-cell office:value-type="float" office:value="0.3209920907988744">
            <text:p>0.3209920907988744</text:p>
          </table:table-cell>
        </table:table-row>
        <table:table-row>
          <table:table-cell table:style-name="pd1" office:value-type="string" office:string-value="133">
            <text:p>133</text:p>
          </table:table-cell>
          <table:table-cell office:value-type="float" office:value="0.22433156038383772">
            <text:p>0.22433156038383772</text:p>
          </table:table-cell>
          <table:table-cell office:value-type="float" office:value="2.34864733744281">
            <text:p>2.34864733744281</text:p>
          </table:table-cell>
          <table:table-cell office:value-type="float" office:value="5.430470214757199">
            <text:p>5.430470214757199</text:p>
          </table:table-cell>
          <table:table-cell office:value-type="float" office:value="7.651194633772881">
            <text:p>7.651194633772881</text:p>
          </table:table-cell>
          <table:table-cell office:value-type="float" office:value="0.12311403751892007">
            <text:p>0.12311403751892007</text:p>
          </table:table-cell>
          <table:table-cell office:value-type="float" office:value="0.22204974088916218">
            <text:p>0.22204974088916218</text:p>
          </table:table-cell>
          <table:table-cell office:value-type="float" office:value="0.23363218990293252">
            <text:p>0.23363218990293252</text:p>
          </table:table-cell>
          <table:table-cell office:value-type="float" office:value="0.32130726305507146">
            <text:p>0.32130726305507146</text:p>
          </table:table-cell>
        </table:table-row>
        <table:table-row>
          <table:table-cell table:style-name="pd1" office:value-type="string" office:string-value="134">
            <text:p>134</text:p>
          </table:table-cell>
          <table:table-cell office:value-type="float" office:value="0.22396730584026053">
            <text:p>0.22396730584026053</text:p>
          </table:table-cell>
          <table:table-cell office:value-type="float" office:value="2.349739841466261">
            <text:p>2.349739841466261</text:p>
          </table:table-cell>
          <table:table-cell office:value-type="float" office:value="5.432983830715162">
            <text:p>5.432983830715162</text:p>
          </table:table-cell>
          <table:table-cell office:value-type="float" office:value="7.654890021905167">
            <text:p>7.654890021905167</text:p>
          </table:table-cell>
          <table:table-cell office:value-type="float" office:value="0.12317977206316641">
            <text:p>0.12317977206316641</text:p>
          </table:table-cell>
          <table:table-cell office:value-type="float" office:value="0.2219701123088376">
            <text:p>0.2219701123088376</text:p>
          </table:table-cell>
          <table:table-cell office:value-type="float" office:value="0.23372573141144895">
            <text:p>0.23372573141144895</text:p>
          </table:table-cell>
          <table:table-cell office:value-type="float" office:value="0.3216186516504689">
            <text:p>0.3216186516504689</text:p>
          </table:table-cell>
        </table:table-row>
        <table:table-row>
          <table:table-cell table:style-name="pd1" office:value-type="string" office:string-value="135">
            <text:p>135</text:p>
          </table:table-cell>
          <table:table-cell office:value-type="float" office:value="0.22361138365901218">
            <text:p>0.22361138365901218</text:p>
          </table:table-cell>
          <table:table-cell office:value-type="float" office:value="2.35080730405567">
            <text:p>2.35080730405567</text:p>
          </table:table-cell>
          <table:table-cell office:value-type="float" office:value="5.4354399977201115">
            <text:p>5.4354399977201115</text:p>
          </table:table-cell>
          <table:table-cell office:value-type="float" office:value="7.6585013870077265">
            <text:p>7.6585013870077265</text:p>
          </table:table-cell>
          <table:table-cell office:value-type="float" office:value="0.12324404500874099">
            <text:p>0.12324404500874099</text:p>
          </table:table-cell>
          <table:table-cell office:value-type="float" office:value="0.2218911120540203">
            <text:p>0.2218911120540203</text:p>
          </table:table-cell>
          <table:table-cell office:value-type="float" office:value="0.23381715571796316">
            <text:p>0.23381715571796316</text:p>
          </table:table-cell>
          <table:table-cell office:value-type="float" office:value="0.3219239413927971">
            <text:p>0.3219239413927971</text:p>
          </table:table-cell>
        </table:table-row>
        <table:table-row>
          <table:table-cell table:style-name="pd1" office:value-type="string" office:string-value="136">
            <text:p>136</text:p>
          </table:table-cell>
          <table:table-cell office:value-type="float" office:value="0.22324449126043772">
            <text:p>0.22324449126043772</text:p>
          </table:table-cell>
          <table:table-cell office:value-type="float" office:value="2.3519079030918246">
            <text:p>2.3519079030918246</text:p>
          </table:table-cell>
          <table:table-cell office:value-type="float" office:value="5.437971633429845">
            <text:p>5.437971633429845</text:p>
          </table:table-cell>
          <table:table-cell office:value-type="float" office:value="7.662218590169694">
            <text:p>7.662218590169694</text:p>
          </table:table-cell>
          <table:table-cell office:value-type="float" office:value="0.12330990856342158">
            <text:p>0.12330990856342158</text:p>
          </table:table-cell>
          <table:table-cell office:value-type="float" office:value="0.22181538407405882">
            <text:p>0.22181538407405882</text:p>
          </table:table-cell>
          <table:table-cell office:value-type="float" office:value="0.2339117727233712">
            <text:p>0.2339117727233712</text:p>
          </table:table-cell>
          <table:table-cell office:value-type="float" office:value="0.3222319976765234">
            <text:p>0.3222319976765234</text:p>
          </table:table-cell>
        </table:table-row>
        <table:table-row>
          <table:table-cell table:style-name="pd1" office:value-type="string" office:string-value="137">
            <text:p>137</text:p>
          </table:table-cell>
          <table:table-cell office:value-type="float" office:value="0.22290127925891917">
            <text:p>0.22290127925891917</text:p>
          </table:table-cell>
          <table:table-cell office:value-type="float" office:value="2.352937196149453">
            <text:p>2.352937196149453</text:p>
          </table:table-cell>
          <table:table-cell office:value-type="float" office:value="5.440340139187249">
            <text:p>5.440340139187249</text:p>
          </table:table-cell>
          <table:table-cell office:value-type="float" office:value="7.665700893625901">
            <text:p>7.665700893625901</text:p>
          </table:table-cell>
          <table:table-cell office:value-type="float" office:value="0.12337188955330143">
            <text:p>0.12337188955330143</text:p>
          </table:table-cell>
          <table:table-cell office:value-type="float" office:value="0.22173811968533386">
            <text:p>0.22173811968533386</text:p>
          </table:table-cell>
          <table:table-cell office:value-type="float" office:value="0.2340000202114083">
            <text:p>0.2340000202114083</text:p>
          </table:table-cell>
          <table:table-cell office:value-type="float" office:value="0.322527013696173">
            <text:p>0.322527013696173</text:p>
          </table:table-cell>
        </table:table-row>
        <table:table-row>
          <table:table-cell table:style-name="pd1" office:value-type="string" office:string-value="138">
            <text:p>138</text:p>
          </table:table-cell>
          <table:table-cell office:value-type="float" office:value="0.22254824621664143">
            <text:p>0.22254824621664143</text:p>
          </table:table-cell>
          <table:table-cell office:value-type="float" office:value="2.3539961596258805">
            <text:p>2.3539961596258805</text:p>
          </table:table-cell>
          <table:table-cell office:value-type="float" office:value="5.442776202829372">
            <text:p>5.442776202829372</text:p>
          </table:table-cell>
          <table:table-cell office:value-type="float" office:value="7.669277794393043">
            <text:p>7.669277794393043</text:p>
          </table:table-cell>
          <table:table-cell office:value-type="float" office:value="0.12343528406298478">
            <text:p>0.12343528406298478</text:p>
          </table:table-cell>
          <table:table-cell office:value-type="float" office:value="0.22166394035918768">
            <text:p>0.22166394035918768</text:p>
          </table:table-cell>
          <table:table-cell office:value-type="float" office:value="0.2340911265841499">
            <text:p>0.2340911265841499</text:p>
          </table:table-cell>
          <table:table-cell office:value-type="float" office:value="0.3228243462796571">
            <text:p>0.3228243462796571</text:p>
          </table:table-cell>
        </table:table-row>
        <table:table-row>
          <table:table-cell table:style-name="pd1" office:value-type="string" office:string-value="139">
            <text:p>139</text:p>
          </table:table-cell>
          <table:table-cell office:value-type="float" office:value="0.22221152160726412">
            <text:p>0.22221152160726412</text:p>
          </table:table-cell>
          <table:table-cell office:value-type="float" office:value="2.3550060323602557">
            <text:p>2.3550060323602557</text:p>
          </table:table-cell>
          <table:table-cell office:value-type="float" office:value="5.445099903727832">
            <text:p>5.445099903727832</text:p>
          </table:table-cell>
          <table:table-cell office:value-type="float" office:value="7.672692357549885">
            <text:p>7.672692357549885</text:p>
          </table:table-cell>
          <table:table-cell office:value-type="float" office:value="0.12349596489964727">
            <text:p>0.12349596489964727</text:p>
          </table:table-cell>
          <table:table-cell office:value-type="float" office:value="0.2215891871081877">
            <text:p>0.2215891871081877</text:p>
          </table:table-cell>
          <table:table-cell office:value-type="float" office:value="0.23417787402568008">
            <text:p>0.23417787402568008</text:p>
          </table:table-cell>
          <table:table-cell office:value-type="float" office:value="0.32311208371050226">
            <text:p>0.32311208371050226</text:p>
          </table:table-cell>
        </table:table-row>
        <table:table-row>
          <table:table-cell table:style-name="pd1" office:value-type="string" office:string-value="140">
            <text:p>140</text:p>
          </table:table-cell>
          <table:table-cell office:value-type="float" office:value="0.2218657622477483">
            <text:p>0.2218657622477483</text:p>
          </table:table-cell>
          <table:table-cell office:value-type="float" office:value="2.3560432039435417">
            <text:p>2.3560432039435417</text:p>
          </table:table-cell>
          <table:table-cell office:value-type="float" office:value="5.447485749803753">
            <text:p>5.447485749803753</text:p>
          </table:table-cell>
          <table:table-cell office:value-type="float" office:value="7.676193844572945">
            <text:p>7.676193844572945</text:p>
          </table:table-cell>
          <table:table-cell office:value-type="float" office:value="0.12355793953393422">
            <text:p>0.12355793953393422</text:p>
          </table:table-cell>
          <table:table-cell office:value-type="float" office:value="0.2215173882259003">
            <text:p>0.2215173882259003</text:p>
          </table:table-cell>
          <table:table-cell office:value-type="float" office:value="0.23426725008561305">
            <text:p>0.23426725008561305</text:p>
          </table:table-cell>
          <table:table-cell office:value-type="float" office:value="0.32340185087686507">
            <text:p>0.32340185087686507</text:p>
          </table:table-cell>
        </table:table-row>
        <table:table-row>
          <table:table-cell table:style-name="pd1" office:value-type="string" office:string-value="141">
            <text:p>141</text:p>
          </table:table-cell>
          <table:table-cell office:value-type="float" office:value="0.2215351511418697">
            <text:p>0.2215351511418697</text:p>
          </table:table-cell>
          <table:table-cell office:value-type="float" office:value="2.3570347776389524">
            <text:p>2.3570347776389524</text:p>
          </table:table-cell>
          <table:table-cell office:value-type="float" office:value="5.44976722605654">
            <text:p>5.44976722605654</text:p>
          </table:table-cell>
          <table:table-cell office:value-type="float" office:value="7.679544464970096">
            <text:p>7.679544464970096</text:p>
          </table:table-cell>
          <table:table-cell office:value-type="float" office:value="0.1236173878614419">
            <text:p>0.1236173878614419</text:p>
          </table:table-cell>
          <table:table-cell office:value-type="float" office:value="0.22144512595730179">
            <text:p>0.22144512595730179</text:p>
          </table:table-cell>
          <table:table-cell office:value-type="float" office:value="0.23435256883860214">
            <text:p>0.23435256883860214</text:p>
          </table:table-cell>
          <table:table-cell office:value-type="float" office:value="0.32368262481783266">
            <text:p>0.32368262481783266</text:p>
          </table:table-cell>
        </table:table-row>
        <table:table-row>
          <table:table-cell table:style-name="pd1" office:value-type="string" office:string-value="142">
            <text:p>142</text:p>
          </table:table-cell>
          <table:table-cell office:value-type="float" office:value="0.22119562059181402">
            <text:p>0.22119562059181402</text:p>
          </table:table-cell>
          <table:table-cell office:value-type="float" office:value="2.3580533015910747">
            <text:p>2.3580533015910747</text:p>
          </table:table-cell>
          <table:table-cell office:value-type="float" office:value="5.452110054549969">
            <text:p>5.452110054549969</text:p>
          </table:table-cell>
          <table:table-cell office:value-type="float" office:value="7.6829809343651725">
            <text:p>7.6829809343651725</text:p>
          </table:table-cell>
          <table:table-cell office:value-type="float" office:value="0.12367811623736742">
            <text:p>0.12367811623736742</text:p>
          </table:table-cell>
          <table:table-cell office:value-type="float" office:value="0.2213757801621737">
            <text:p>0.2213757801621737</text:p>
          </table:table-cell>
          <table:table-cell office:value-type="float" office:value="0.23444047273140134">
            <text:p>0.23444047273140134</text:p>
          </table:table-cell>
          <table:table-cell office:value-type="float" office:value="0.3239654458494945">
            <text:p>0.3239654458494945</text:p>
          </table:table-cell>
        </table:table-row>
        <table:table-row>
          <table:table-cell table:style-name="pd1" office:value-type="string" office:string-value="143">
            <text:p>143</text:p>
          </table:table-cell>
          <table:table-cell office:value-type="float" office:value="0.22087442615987224">
            <text:p>0.22087442615987224</text:p>
          </table:table-cell>
          <table:table-cell office:value-type="float" office:value="2.359016613540072">
            <text:p>2.359016613540072</text:p>
          </table:table-cell>
          <table:table-cell office:value-type="float" office:value="5.454326567477196">
            <text:p>5.454326567477196</text:p>
          </table:table-cell>
          <table:table-cell office:value-type="float" office:value="7.686235247390069">
            <text:p>7.686235247390069</text:p>
          </table:table-cell>
          <table:table-cell office:value-type="float" office:value="0.12373581828404814">
            <text:p>0.12373581828404814</text:p>
          </table:table-cell>
          <table:table-cell office:value-type="float" office:value="0.22130546594545725">
            <text:p>0.22130546594545725</text:p>
          </table:table-cell>
          <table:table-cell office:value-type="float" office:value="0.2345234212500302">
            <text:p>0.2345234212500302</text:p>
          </table:table-cell>
          <table:table-cell office:value-type="float" office:value="0.3242378847379826">
            <text:p>0.3242378847379826</text:p>
          </table:table-cell>
        </table:table-row>
        <table:table-row>
          <table:table-cell table:style-name="pd1" office:value-type="string" office:string-value="144">
            <text:p>144</text:p>
          </table:table-cell>
          <table:table-cell office:value-type="float" office:value="0.22054494583098488">
            <text:p>0.22054494583098488</text:p>
          </table:table-cell>
          <table:table-cell office:value-type="float" office:value="2.3600049646776893">
            <text:p>2.3600049646776893</text:p>
          </table:table-cell>
          <table:table-cell office:value-type="float" office:value="5.456600071595563">
            <text:p>5.456600071595563</text:p>
          </table:table-cell>
          <table:table-cell office:value-type="float" office:value="7.689569237729727">
            <text:p>7.689569237729727</text:p>
          </table:table-cell>
          <table:table-cell office:value-type="float" office:value="0.12379470454440615">
            <text:p>0.12379470454440615</text:p>
          </table:table-cell>
          <table:table-cell office:value-type="float" office:value="0.22123795159948564">
            <text:p>0.22123795159948564</text:p>
          </table:table-cell>
          <table:table-cell office:value-type="float" office:value="0.23460876884286572">
            <text:p>0.23460876884286572</text:p>
          </table:table-cell>
          <table:table-cell office:value-type="float" office:value="0.3245121485418911">
            <text:p>0.3245121485418911</text:p>
          </table:table-cell>
        </table:table-row>
        <table:table-row>
          <table:table-cell table:style-name="pd1" office:value-type="string" office:string-value="145">
            <text:p>145</text:p>
          </table:table-cell>
          <table:table-cell office:value-type="float" office:value="0.22023172336970648">
            <text:p>0.22023172336970648</text:p>
          </table:table-cell>
          <table:table-cell office:value-type="float" office:value="2.360944364145384">
            <text:p>2.360944364145384</text:p>
          </table:table-cell>
          <table:table-cell office:value-type="float" office:value="5.458761574494525">
            <text:p>5.458761574494525</text:p>
          </table:table-cell>
          <table:table-cell office:value-type="float" office:value="7.69274156854855">
            <text:p>7.69274156854855</text:p>
          </table:table-cell>
          <table:table-cell office:value-type="float" office:value="0.12385089679709797">
            <text:p>0.12385089679709797</text:p>
          </table:table-cell>
          <table:table-cell office:value-type="float" office:value="0.2211697091047369">
            <text:p>0.2211697091047369</text:p>
          </table:table-cell>
          <table:table-cell office:value-type="float" office:value="0.2346897199144489">
            <text:p>0.2346897199144489</text:p>
          </table:table-cell>
          <table:table-cell office:value-type="float" office:value="0.32477704689541026">
            <text:p>0.32477704689541026</text:p>
          </table:table-cell>
        </table:table-row>
        <table:table-row>
          <table:table-cell table:style-name="pd1" office:value-type="string" office:string-value="146">
            <text:p>146</text:p>
          </table:table-cell>
          <table:table-cell office:value-type="float" office:value="0.21991438213427367">
            <text:p>0.21991438213427367</text:p>
          </table:table-cell>
          <table:table-cell office:value-type="float" office:value="2.3618962389762497">
            <text:p>2.3618962389762497</text:p>
          </table:table-cell>
          <table:table-cell office:value-type="float" office:value="5.460951377894444">
            <text:p>5.460951377894444</text:p>
          </table:table-cell>
          <table:table-cell office:value-type="float" office:value="7.695952654506569">
            <text:p>7.695952654506569</text:p>
          </table:table-cell>
          <table:table-cell office:value-type="float" office:value="0.12390761861840606">
            <text:p>0.12390761861840606</text:p>
          </table:table-cell>
          <table:table-cell office:value-type="float" office:value="0.22110364009800645">
            <text:p>0.22110364009800645</text:p>
          </table:table-cell>
          <table:table-cell office:value-type="float" office:value="0.23477190716313154">
            <text:p>0.23477190716313154</text:p>
          </table:table-cell>
          <table:table-cell office:value-type="float" office:value="0.3250419297354226">
            <text:p>0.3250419297354226</text:p>
          </table:table-cell>
        </table:table-row>
        <table:table-row>
          <table:table-cell table:style-name="pd1" office:value-type="string" office:string-value="147">
            <text:p>147</text:p>
          </table:table-cell>
          <table:table-cell office:value-type="float" office:value="0.21960371046893">
            <text:p>0.21960371046893</text:p>
          </table:table-cell>
          <table:table-cell office:value-type="float" office:value="2.3628280644527577">
            <text:p>2.3628280644527577</text:p>
          </table:table-cell>
          <table:table-cell office:value-type="float" office:value="5.463095201904839">
            <text:p>5.463095201904839</text:p>
          </table:table-cell>
          <table:table-cell office:value-type="float" office:value="7.699096430660519">
            <text:p>7.699096430660519</text:p>
          </table:table-cell>
          <table:table-cell office:value-type="float" office:value="0.12396316627004622">
            <text:p>0.12396316627004622</text:p>
          </table:table-cell>
          <table:table-cell office:value-type="float" office:value="0.22103817478051402">
            <text:p>0.22103817478051402</text:p>
          </table:table-cell>
          <table:table-cell office:value-type="float" office:value="0.23485233923407697">
            <text:p>0.23485233923407697</text:p>
          </table:table-cell>
          <table:table-cell office:value-type="float" office:value="0.3253018955353861">
            <text:p>0.3253018955353861</text:p>
          </table:table-cell>
        </table:table-row>
        <table:table-row>
          <table:table-cell table:style-name="pd1" office:value-type="string" office:string-value="148">
            <text:p>148</text:p>
          </table:table-cell>
          <table:table-cell office:value-type="float" office:value="0.21929749336647258">
            <text:p>0.21929749336647258</text:p>
          </table:table-cell>
          <table:table-cell office:value-type="float" office:value="2.3637465168361147">
            <text:p>2.3637465168361147</text:p>
          </table:table-cell>
          <table:table-cell office:value-type="float" office:value="5.46520829883581">
            <text:p>5.46520829883581</text:p>
          </table:table-cell>
          <table:table-cell office:value-type="float" office:value="7.702194707880972">
            <text:p>7.702194707880972</text:p>
          </table:table-cell>
          <table:table-cell office:value-type="float" office:value="0.1240178919057623">
            <text:p>0.1240178919057623</text:p>
          </table:table-cell>
          <table:table-cell office:value-type="float" office:value="0.22097361147384012">
            <text:p>0.22097361147384012</text:p>
          </table:table-cell>
          <table:table-cell office:value-type="float" office:value="0.23493162405490137">
            <text:p>0.23493162405490137</text:p>
          </table:table-cell>
          <table:table-cell office:value-type="float" office:value="0.32555798825817345">
            <text:p>0.32555798825817345</text:p>
          </table:table-cell>
        </table:table-row>
        <table:table-row>
          <table:table-cell table:style-name="pd1" office:value-type="string" office:string-value="149">
            <text:p>149</text:p>
          </table:table-cell>
          <table:table-cell office:value-type="float" office:value="0.21899164050087258">
            <text:p>0.21899164050087258</text:p>
          </table:table-cell>
          <table:table-cell office:value-type="float" office:value="2.3646639271079866">
            <text:p>2.3646639271079866</text:p>
          </table:table-cell>
          <table:table-cell office:value-type="float" office:value="5.467318831933377">
            <text:p>5.467318831933377</text:p>
          </table:table-cell>
          <table:table-cell office:value-type="float" office:value="7.705287738614623">
            <text:p>7.705287738614623</text:p>
          </table:table-cell>
          <table:table-cell office:value-type="float" office:value="0.1240724443185523">
            <text:p>0.1240724443185523</text:p>
          </table:table-cell>
          <table:table-cell office:value-type="float" office:value="0.22091052792201996">
            <text:p>0.22091052792201996</text:p>
          </table:table-cell>
          <table:table-cell office:value-type="float" office:value="0.23501089084923643">
            <text:p>0.23501089084923643</text:p>
          </table:table-cell>
          <table:table-cell office:value-type="float" office:value="0.3258121087845208">
            <text:p>0.3258121087845208</text:p>
          </table:table-cell>
        </table:table-row>
        <table:table-row>
          <table:table-cell table:style-name="pd1" office:value-type="string" office:string-value="150">
            <text:p>150</text:p>
          </table:table-cell>
          <table:table-cell office:value-type="float" office:value="0.21869145583144164">
            <text:p>0.21869145583144164</text:p>
          </table:table-cell>
          <table:table-cell office:value-type="float" office:value="2.365564303085717">
            <text:p>2.365564303085717</text:p>
          </table:table-cell>
          <table:table-cell office:value-type="float" office:value="5.469390284183013">
            <text:p>5.469390284183013</text:p>
          </table:table-cell>
          <table:table-cell office:value-type="float" office:value="7.708323391062958">
            <text:p>7.708323391062958</text:p>
          </table:table-cell>
          <table:table-cell office:value-type="float" office:value="0.12412598665733136">
            <text:p>0.12412598665733136</text:p>
          </table:table-cell>
          <table:table-cell office:value-type="float" office:value="0.22084813245854495">
            <text:p>0.22084813245854495</text:p>
          </table:table-cell>
          <table:table-cell office:value-type="float" office:value="0.2350886651687146">
            <text:p>0.2350886651687146</text:p>
          </table:table-cell>
          <table:table-cell office:value-type="float" office:value="0.326061861798246">
            <text:p>0.326061861798246</text:p>
          </table:table-cell>
        </table:table-row>
        <table:table-row>
          <table:table-cell table:style-name="pd1" office:value-type="string" office:string-value="151">
            <text:p>151</text:p>
          </table:table-cell>
          <table:table-cell office:value-type="float" office:value="0.21840034701440314">
            <text:p>0.21840034701440314</text:p>
          </table:table-cell>
          <table:table-cell office:value-type="float" office:value="2.3664373686161118">
            <text:p>2.3664373686161118</text:p>
          </table:table-cell>
          <table:table-cell office:value-type="float" office:value="5.4713991959412995">
            <text:p>5.4713991959412995</text:p>
          </table:table-cell>
          <table:table-cell office:value-type="float" office:value="7.71126818136316">
            <text:p>7.71126818136316</text:p>
          </table:table-cell>
          <table:table-cell office:value-type="float" office:value="0.12417798177956894">
            <text:p>0.12417798177956894</text:p>
          </table:table-cell>
          <table:table-cell office:value-type="float" office:value="0.2207859006189009">
            <text:p>0.2207859006189009</text:p>
          </table:table-cell>
          <table:table-cell office:value-type="float" office:value="0.2351639966664786">
            <text:p>0.2351639966664786</text:p>
          </table:table-cell>
          <table:table-cell office:value-type="float" office:value="0.326305718604975">
            <text:p>0.326305718604975</text:p>
          </table:table-cell>
        </table:table-row>
        <table:table-row>
          <table:table-cell table:style-name="pd1" office:value-type="string" office:string-value="152">
            <text:p>152</text:p>
          </table:table-cell>
          <table:table-cell office:value-type="float" office:value="0.21810537178712217">
            <text:p>0.21810537178712217</text:p>
          </table:table-cell>
          <table:table-cell office:value-type="float" office:value="2.3673221453397466">
            <text:p>2.3673221453397466</text:p>
          </table:table-cell>
          <table:table-cell office:value-type="float" office:value="5.473434673967746">
            <text:p>5.473434673967746</text:p>
          </table:table-cell>
          <table:table-cell office:value-type="float" office:value="7.714249411954719">
            <text:p>7.714249411954719</text:p>
          </table:table-cell>
          <table:table-cell office:value-type="float" office:value="0.12423047856353477">
            <text:p>0.12423047856353477</text:p>
          </table:table-cell>
          <table:table-cell office:value-type="float" office:value="0.22072571897855786">
            <text:p>0.22072571897855786</text:p>
          </table:table-cell>
          <table:table-cell office:value-type="float" office:value="0.23524047259573466">
            <text:p>0.23524047259573466</text:p>
          </table:table-cell>
          <table:table-cell office:value-type="float" office:value="0.32654962601899873">
            <text:p>0.32654962601899873</text:p>
          </table:table-cell>
        </table:table-row>
        <table:table-row>
          <table:table-cell table:style-name="pd1" office:value-type="string" office:string-value="153">
            <text:p>153</text:p>
          </table:table-cell>
          <table:table-cell office:value-type="float" office:value="0.21781607540057138">
            <text:p>0.21781607540057138</text:p>
          </table:table-cell>
          <table:table-cell office:value-type="float" office:value="2.36818985198286">
            <text:p>2.36818985198286</text:p>
          </table:table-cell>
          <table:table-cell office:value-type="float" office:value="5.475431001551486">
            <text:p>5.475431001551486</text:p>
          </table:table-cell>
          <table:table-cell office:value-type="float" office:value="7.717173240552844">
            <text:p>7.717173240552844</text:p>
          </table:table-cell>
          <table:table-cell office:value-type="float" office:value="0.1242819691392623">
            <text:p>0.1242819691392623</text:p>
          </table:table-cell>
          <table:table-cell office:value-type="float" office:value="0.22066616406082779">
            <text:p>0.22066616406082779</text:p>
          </table:table-cell>
          <table:table-cell office:value-type="float" office:value="0.23531544097161383">
            <text:p>0.23531544097161383</text:p>
          </table:table-cell>
          <table:table-cell office:value-type="float" office:value="0.3267892478236827">
            <text:p>0.3267892478236827</text:p>
          </table:table-cell>
        </table:table-row>
        <table:table-row>
          <table:table-cell table:style-name="pd1" office:value-type="string" office:string-value="154">
            <text:p>154</text:p>
          </table:table-cell>
          <table:table-cell office:value-type="float" office:value="0.21753584378209248">
            <text:p>0.21753584378209248</text:p>
          </table:table-cell>
          <table:table-cell office:value-type="float" office:value="2.369030277121989">
            <text:p>2.369030277121989</text:p>
          </table:table-cell>
          <table:table-cell office:value-type="float" office:value="5.477364869435298">
            <text:p>5.477364869435298</text:p>
          </table:table-cell>
          <table:table-cell office:value-type="float" office:value="7.720006395738514">
            <text:p>7.720006395738514</text:p>
          </table:table-cell>
          <table:table-cell office:value-type="float" office:value="0.12433191963591674">
            <text:p>0.12433191963591674</text:p>
          </table:table-cell>
          <table:table-cell office:value-type="float" office:value="0.22060670898231538">
            <text:p>0.22060670898231538</text:p>
          </table:table-cell>
          <table:table-cell office:value-type="float" office:value="0.23538795708936863">
            <text:p>0.23538795708936863</text:p>
          </table:table-cell>
          <table:table-cell office:value-type="float" office:value="0.32702306374516893">
            <text:p>0.32702306374516893</text:p>
          </table:table-cell>
        </table:table-row>
        <table:table-row>
          <table:table-cell table:style-name="pd1" office:value-type="string" office:string-value="155">
            <text:p>155</text:p>
          </table:table-cell>
          <table:table-cell office:value-type="float" office:value="0.21725480345035345">
            <text:p>0.21725480345035345</text:p>
          </table:table-cell>
          <table:table-cell office:value-type="float" office:value="2.3698731918655564">
            <text:p>2.3698731918655564</text:p>
          </table:table-cell>
          <table:table-cell office:value-type="float" office:value="5.479304253975947">
            <text:p>5.479304253975947</text:p>
          </table:table-cell>
          <table:table-cell office:value-type="float" office:value="7.72284600104725">
            <text:p>7.72284600104725</text:p>
          </table:table-cell>
          <table:table-cell office:value-type="float" office:value="0.12438189373210462">
            <text:p>0.12438189373210462</text:p>
          </table:table-cell>
          <table:table-cell office:value-type="float" office:value="0.22054880353416564">
            <text:p>0.22054880353416564</text:p>
          </table:table-cell>
          <table:table-cell office:value-type="float" office:value="0.23546076029346663">
            <text:p>0.23546076029346663</text:p>
          </table:table-cell>
          <table:table-cell office:value-type="float" office:value="0.32725561578022355">
            <text:p>0.32725561578022355</text:p>
          </table:table-cell>
        </table:table-row>
        <table:table-row>
          <table:table-cell table:style-name="pd1" office:value-type="string" office:string-value="156">
            <text:p>156</text:p>
          </table:table-cell>
          <table:table-cell office:value-type="float" office:value="0.21697660868191176">
            <text:p>0.21697660868191176</text:p>
          </table:table-cell>
          <table:table-cell office:value-type="float" office:value="2.370707576454953">
            <text:p>2.370707576454953</text:p>
          </table:table-cell>
          <table:table-cell office:value-type="float" office:value="5.481223997594123">
            <text:p>5.481223997594123</text:p>
          </table:table-cell>
          <table:table-cell office:value-type="float" office:value="7.725656145280625">
            <text:p>7.725656145280625</text:p>
          </table:table-cell>
          <table:table-cell office:value-type="float" office:value="0.12443131516151992">
            <text:p>0.12443131516151992</text:p>
          </table:table-cell>
          <table:table-cell office:value-type="float" office:value="0.22049188780366122">
            <text:p>0.22049188780366122</text:p>
          </table:table-cell>
          <table:table-cell office:value-type="float" office:value="0.235532833049499">
            <text:p>0.235532833049499</text:p>
          </table:table-cell>
          <table:table-cell office:value-type="float" office:value="0.3274852599048383">
            <text:p>0.3274852599048383</text:p>
          </table:table-cell>
        </table:table-row>
        <table:table-row>
          <table:table-cell table:style-name="pd1" office:value-type="string" office:string-value="157">
            <text:p>157</text:p>
          </table:table-cell>
          <table:table-cell office:value-type="float" office:value="0.21670120342394836">
            <text:p>0.21670120342394836</text:p>
          </table:table-cell>
          <table:table-cell office:value-type="float" office:value="2.3715335992336657">
            <text:p>2.3715335992336657</text:p>
          </table:table-cell>
          <table:table-cell office:value-type="float" office:value="5.483124486869248">
            <text:p>5.483124486869248</text:p>
          </table:table-cell>
          <table:table-cell office:value-type="float" office:value="7.728437405322745">
            <text:p>7.728437405322745</text:p>
          </table:table-cell>
          <table:table-cell office:value-type="float" office:value="0.12448019456567698">
            <text:p>0.12448019456567698</text:p>
          </table:table-cell>
          <table:table-cell office:value-type="float" office:value="0.2204359530764665">
            <text:p>0.2204359530764665</text:p>
          </table:table-cell>
          <table:table-cell office:value-type="float" office:value="0.23560418847119688">
            <text:p>0.23560418847119688</text:p>
          </table:table-cell>
          <table:table-cell office:value-type="float" office:value="0.327712048166695">
            <text:p>0.327712048166695</text:p>
          </table:table-cell>
        </table:table-row>
        <table:table-row>
          <table:table-cell table:style-name="pd1" office:value-type="string" office:string-value="158">
            <text:p>158</text:p>
          </table:table-cell>
          <table:table-cell office:value-type="float" office:value="0.21642862810813604">
            <text:p>0.21642862810813604</text:p>
          </table:table-cell>
          <table:table-cell office:value-type="float" office:value="2.3723511375598725">
            <text:p>2.3723511375598725</text:p>
          </table:table-cell>
          <table:table-cell office:value-type="float" office:value="5.485005444169584">
            <text:p>5.485005444169584</text:p>
          </table:table-cell>
          <table:table-cell office:value-type="float" office:value="7.731189408780207">
            <text:p>7.731189408780207</text:p>
          </table:table-cell>
          <table:table-cell office:value-type="float" office:value="0.1245285272945338">
            <text:p>0.1245285272945338</text:p>
          </table:table-cell>
          <table:table-cell office:value-type="float" office:value="0.2203809761793492">
            <text:p>0.2203809761793492</text:p>
          </table:table-cell>
          <table:table-cell office:value-type="float" office:value="0.2356748130063917">
            <text:p>0.2356748130063917</text:p>
          </table:table-cell>
          <table:table-cell office:value-type="float" office:value="0.32793598802782464">
            <text:p>0.32793598802782464</text:p>
          </table:table-cell>
        </table:table-row>
        <table:table-row>
          <table:table-cell table:style-name="pd1" office:value-type="string" office:string-value="159">
            <text:p>159</text:p>
          </table:table-cell>
          <table:table-cell office:value-type="float" office:value="0.216166229495494">
            <text:p>0.216166229495494</text:p>
          </table:table-cell>
          <table:table-cell office:value-type="float" office:value="2.3731380337583863">
            <text:p>2.3731380337583863</text:p>
          </table:table-cell>
          <table:table-cell office:value-type="float" office:value="5.486816294236227">
            <text:p>5.486816294236227</text:p>
          </table:table-cell>
          <table:table-cell office:value-type="float" office:value="7.7338399291857645">
            <text:p>7.7338399291857645</text:p>
          </table:table-cell>
          <table:table-cell office:value-type="float" office:value="0.12457515250220065">
            <text:p>0.12457515250220065</text:p>
          </table:table-cell>
          <table:table-cell office:value-type="float" office:value="0.22032582427732583">
            <text:p>0.22032582427732583</text:p>
          </table:table-cell>
          <table:table-cell office:value-type="float" office:value="0.23574265936758243">
            <text:p>0.23574265936758243</text:p>
          </table:table-cell>
          <table:table-cell office:value-type="float" office:value="0.32815374584016066">
            <text:p>0.32815374584016066</text:p>
          </table:table-cell>
        </table:table-row>
        <table:table-row>
          <table:table-cell table:style-name="pd1" office:value-type="string" office:string-value="160">
            <text:p>160</text:p>
          </table:table-cell>
          <table:table-cell office:value-type="float" office:value="0.21590093275912378">
            <text:p>0.21590093275912378</text:p>
          </table:table-cell>
          <table:table-cell office:value-type="float" office:value="2.3739337186081566">
            <text:p>2.3739337186081566</text:p>
          </table:table-cell>
          <table:table-cell office:value-type="float" office:value="5.48864704707652">
            <text:p>5.48864704707652</text:p>
          </table:table-cell>
          <table:table-cell office:value-type="float" office:value="7.736517574665106">
            <text:p>7.736517574665106</text:p>
          </table:table-cell>
          <table:table-cell office:value-type="float" office:value="0.12462214080084452">
            <text:p>0.12462214080084452</text:p>
          </table:table-cell>
          <table:table-cell office:value-type="float" office:value="0.2202724614904098">
            <text:p>0.2202724614904098</text:p>
          </table:table-cell>
          <table:table-cell office:value-type="float" office:value="0.23581136439157177">
            <text:p>0.23581136439157177</text:p>
          </table:table-cell>
          <table:table-cell office:value-type="float" office:value="0.3283713248574941">
            <text:p>0.3283713248574941</text:p>
          </table:table-cell>
        </table:table-row>
        <table:table-row>
          <table:table-cell table:style-name="pd1" office:value-type="string" office:string-value="161">
            <text:p>161</text:p>
          </table:table-cell>
          <table:table-cell office:value-type="float" office:value="0.21564671313049996">
            <text:p>0.21564671313049996</text:p>
          </table:table-cell>
          <table:table-cell office:value-type="float" office:value="2.374696042327393">
            <text:p>2.374696042327393</text:p>
          </table:table-cell>
          <table:table-cell office:value-type="float" office:value="5.49040149768066">
            <text:p>5.49040149768066</text:p>
          </table:table-cell>
          <table:table-cell office:value-type="float" office:value="7.739084929202564">
            <text:p>7.739084929202564</text:p>
          </table:table-cell>
          <table:table-cell office:value-type="float" office:value="0.12466728227605187">
            <text:p>0.12466728227605187</text:p>
          </table:table-cell>
          <table:table-cell office:value-type="float" office:value="0.2202187417384244">
            <text:p>0.2202187417384244</text:p>
          </table:table-cell>
          <table:table-cell office:value-type="float" office:value="0.23587703446326705">
            <text:p>0.23587703446326705</text:p>
          </table:table-cell>
          <table:table-cell office:value-type="float" office:value="0.32858235981266615">
            <text:p>0.32858235981266615</text:p>
          </table:table-cell>
        </table:table-row>
        <table:table-row>
          <table:table-cell table:style-name="pd1" office:value-type="string" office:string-value="162">
            <text:p>162</text:p>
          </table:table-cell>
          <table:table-cell office:value-type="float" office:value="0.21538405268752073">
            <text:p>0.21538405268752073</text:p>
          </table:table-cell>
          <table:table-cell office:value-type="float" office:value="2.3754838717448528">
            <text:p>2.3754838717448528</text:p>
          </table:table-cell>
          <table:table-cell office:value-type="float" office:value="5.492214006648695">
            <text:p>5.492214006648695</text:p>
          </table:table-cell>
          <table:table-cell office:value-type="float" office:value="7.741733967745942">
            <text:p>7.741733967745942</text:p>
          </table:table-cell>
          <table:table-cell office:value-type="float" office:value="0.12471366746480614">
            <text:p>0.12471366746480614</text:p>
          </table:table-cell>
          <table:table-cell office:value-type="float" office:value="0.2201676328206085">
            <text:p>0.2201676328206085</text:p>
          </table:table-cell>
          <table:table-cell office:value-type="float" office:value="0.23594510536392402">
            <text:p>0.23594510536392402</text:p>
          </table:table-cell>
          <table:table-cell office:value-type="float" office:value="0.32879579892688426">
            <text:p>0.32879579892688426</text:p>
          </table:table-cell>
        </table:table-row>
        <table:table-row>
          <table:table-cell table:style-name="pd1" office:value-type="string" office:string-value="163">
            <text:p>163</text:p>
          </table:table-cell>
          <table:table-cell office:value-type="float" office:value="0.2151347139444342">
            <text:p>0.2151347139444342</text:p>
          </table:table-cell>
          <table:table-cell office:value-type="float" office:value="2.3762315669657665">
            <text:p>2.3762315669657665</text:p>
          </table:table-cell>
          <table:table-cell office:value-type="float" office:value="5.493934764984337">
            <text:p>5.493934764984337</text:p>
          </table:table-cell>
          <table:table-cell office:value-type="float" office:value="7.744250686238027">
            <text:p>7.744250686238027</text:p>
          </table:table-cell>
          <table:table-cell office:value-type="float" office:value="0.1247578537189098">
            <text:p>0.1247578537189098</text:p>
          </table:table-cell>
          <table:table-cell office:value-type="float" office:value="0.22011578163141474">
            <text:p>0.22011578163141474</text:p>
          </table:table-cell>
          <table:table-cell office:value-type="float" office:value="0.2360095109985758">
            <text:p>0.2360095109985758</text:p>
          </table:table-cell>
          <table:table-cell office:value-type="float" office:value="0.32900171561339414">
            <text:p>0.32900171561339414</text:p>
          </table:table-cell>
        </table:table-row>
        <table:table-row>
          <table:table-cell table:style-name="pd1" office:value-type="string" office:string-value="164">
            <text:p>164</text:p>
          </table:table-cell>
          <table:table-cell office:value-type="float" office:value="0.21488369241552743">
            <text:p>0.21488369241552743</text:p>
          </table:table-cell>
          <table:table-cell office:value-type="float" office:value="2.376984384467625">
            <text:p>2.376984384467625</text:p>
          </table:table-cell>
          <table:table-cell office:value-type="float" office:value="5.495667060618656">
            <text:p>5.495667060618656</text:p>
          </table:table-cell>
          <table:table-cell office:value-type="float" office:value="7.746782673980559">
            <text:p>7.746782673980559</text:p>
          </table:table-cell>
          <table:table-cell office:value-type="float" office:value="0.1248022174245414">
            <text:p>0.1248022174245414</text:p>
          </table:table-cell>
          <table:table-cell office:value-type="float" office:value="0.2200654755562837">
            <text:p>0.2200654755562837</text:p>
          </table:table-cell>
          <table:table-cell office:value-type="float" office:value="0.23607443191652894">
            <text:p>0.23607443191652894</text:p>
          </table:table-cell>
          <table:table-cell office:value-type="float" office:value="0.3292069936286326">
            <text:p>0.3292069936286326</text:p>
          </table:table-cell>
        </table:table-row>
        <table:table-row>
          <table:table-cell table:style-name="pd1" office:value-type="string" office:string-value="165">
            <text:p>165</text:p>
          </table:table-cell>
          <table:table-cell office:value-type="float" office:value="0.21464047673281894">
            <text:p>0.21464047673281894</text:p>
          </table:table-cell>
          <table:table-cell office:value-type="float" office:value="2.3777137017340775">
            <text:p>2.3777137017340775</text:p>
          </table:table-cell>
          <table:table-cell office:value-type="float" office:value="5.497345578611018">
            <text:p>5.497345578611018</text:p>
          </table:table-cell>
          <table:table-cell office:value-type="float" office:value="7.749236633232237">
            <text:p>7.749236633232237</text:p>
          </table:table-cell>
          <table:table-cell office:value-type="float" office:value="0.1248452582182307">
            <text:p>0.1248452582182307</text:p>
          </table:table-cell>
          <table:table-cell office:value-type="float" office:value="0.22001523213701918">
            <text:p>0.22001523213701918</text:p>
          </table:table-cell>
          <table:table-cell office:value-type="float" office:value="0.2361372203099841">
            <text:p>0.2361372203099841</text:p>
          </table:table-cell>
          <table:table-cell office:value-type="float" office:value="0.32940731745771373">
            <text:p>0.32940731745771373</text:p>
          </table:table-cell>
        </table:table-row>
        <table:table-row>
          <table:table-cell table:style-name="pd1" office:value-type="string" office:string-value="166">
            <text:p>166</text:p>
          </table:table-cell>
          <table:table-cell office:value-type="float" office:value="0.21440163202813128">
            <text:p>0.21440163202813128</text:p>
          </table:table-cell>
          <table:table-cell office:value-type="float" office:value="2.3784298788534053">
            <text:p>2.3784298788534053</text:p>
          </table:table-cell>
          <table:table-cell office:value-type="float" office:value="5.498993964068098">
            <text:p>5.498993964068098</text:p>
          </table:table-cell>
          <table:table-cell office:value-type="float" office:value="7.751646368627074">
            <text:p>7.751646368627074</text:p>
          </table:table-cell>
          <table:table-cell office:value-type="float" office:value="0.12488752130454615">
            <text:p>0.12488752130454615</text:p>
          </table:table-cell>
          <table:table-cell office:value-type="float" office:value="0.21996556166957903">
            <text:p>0.21996556166957903</text:p>
          </table:table-cell>
          <table:table-cell office:value-type="float" office:value="0.23619883212828105">
            <text:p>0.23619883212828105</text:p>
          </table:table-cell>
          <table:table-cell office:value-type="float" office:value="0.32960428017686316">
            <text:p>0.32960428017686316</text:p>
          </table:table-cell>
        </table:table-row>
        <table:table-row>
          <table:table-cell table:style-name="pd1" office:value-type="string" office:string-value="167">
            <text:p>167</text:p>
          </table:table-cell>
          <table:table-cell office:value-type="float" office:value="0.2141619770517725">
            <text:p>0.2141619770517725</text:p>
          </table:table-cell>
          <table:table-cell office:value-type="float" office:value="2.379148544810655">
            <text:p>2.379148544810655</text:p>
          </table:table-cell>
          <table:table-cell office:value-type="float" office:value="5.5006478823768">
            <text:p>5.5006478823768</text:p>
          </table:table-cell>
          <table:table-cell office:value-type="float" office:value="7.754062859463673">
            <text:p>7.754062859463673</text:p>
          </table:table-cell>
          <table:table-cell office:value-type="float" office:value="0.1249298284318261">
            <text:p>0.1249298284318261</text:p>
          </table:table-cell>
          <table:table-cell office:value-type="float" office:value="0.2199172561528989">
            <text:p>0.2199172561528989</text:p>
          </table:table-cell>
          <table:table-cell office:value-type="float" office:value="0.23626071292587703">
            <text:p>0.23626071292587703</text:p>
          </table:table-cell>
          <table:table-cell office:value-type="float" office:value="0.32980027278367036">
            <text:p>0.32980027278367036</text:p>
          </table:table-cell>
        </table:table-row>
        <table:table-row>
          <table:table-cell table:style-name="pd1" office:value-type="string" office:string-value="168">
            <text:p>168</text:p>
          </table:table-cell>
          <table:table-cell office:value-type="float" office:value="0.21392685402391126">
            <text:p>0.21392685402391126</text:p>
          </table:table-cell>
          <table:table-cell office:value-type="float" office:value="2.3798535830617342">
            <text:p>2.3798535830617342</text:p>
          </table:table-cell>
          <table:table-cell office:value-type="float" office:value="5.502270562101547">
            <text:p>5.502270562101547</text:p>
          </table:table-cell>
          <table:table-cell office:value-type="float" office:value="7.7564335856365005">
            <text:p>7.7564335856365005</text:p>
          </table:table-cell>
          <table:table-cell office:value-type="float" office:value="0.12497133537182088">
            <text:p>0.12497133537182088</text:p>
          </table:table-cell>
          <table:table-cell office:value-type="float" office:value="0.2198694663190389">
            <text:p>0.2198694663190389</text:p>
          </table:table-cell>
          <table:table-cell office:value-type="float" office:value="0.2363213700085344">
            <text:p>0.2363213700085344</text:p>
          </table:table-cell>
          <table:table-cell office:value-type="float" office:value="0.3299928744458173">
            <text:p>0.3299928744458173</text:p>
          </table:table-cell>
        </table:table-row>
        <table:table-row>
          <table:table-cell table:style-name="pd1" office:value-type="string" office:string-value="169">
            <text:p>169</text:p>
          </table:table-cell>
          <table:table-cell office:value-type="float" office:value="0.21369343521286607">
            <text:p>0.21369343521286607</text:p>
          </table:table-cell>
          <table:table-cell office:value-type="float" office:value="2.3805535240312716">
            <text:p>2.3805535240312716</text:p>
          </table:table-cell>
          <table:table-cell office:value-type="float" office:value="5.5038814673613565">
            <text:p>5.5038814673613565</text:p>
          </table:table-cell>
          <table:table-cell office:value-type="float" office:value="7.758786380875712">
            <text:p>7.758786380875712</text:p>
          </table:table-cell>
          <table:table-cell office:value-type="float" office:value="0.12501249130453265">
            <text:p>0.12501249130453265</text:p>
          </table:table-cell>
          <table:table-cell office:value-type="float" office:value="0.21982261893495414">
            <text:p>0.21982261893495414</text:p>
          </table:table-cell>
          <table:table-cell office:value-type="float" office:value="0.23638159235167322">
            <text:p>0.23638159235167322</text:p>
          </table:table-cell>
          <table:table-cell office:value-type="float" office:value="0.33018339944022873">
            <text:p>0.33018339944022873</text:p>
          </table:table-cell>
        </table:table-row>
        <table:table-row>
          <table:table-cell table:style-name="pd1" office:value-type="string" office:string-value="170">
            <text:p>170</text:p>
          </table:table-cell>
          <table:table-cell office:value-type="float" office:value="0.21346599457409682">
            <text:p>0.21346599457409682</text:p>
          </table:table-cell>
          <table:table-cell office:value-type="float" office:value="2.3812354723385565">
            <text:p>2.3812354723385565</text:p>
          </table:table-cell>
          <table:table-cell office:value-type="float" office:value="5.505451181377888">
            <text:p>5.505451181377888</text:p>
          </table:table-cell>
          <table:table-cell office:value-type="float" office:value="7.761079229764901">
            <text:p>7.761079229764901</text:p>
          </table:table-cell>
          <table:table-cell office:value-type="float" office:value="0.12505262094739777">
            <text:p>0.12505262094739777</text:p>
          </table:table-cell>
          <table:table-cell office:value-type="float" office:value="0.21977602343335612">
            <text:p>0.21977602343335612</text:p>
          </table:table-cell>
          <table:table-cell office:value-type="float" office:value="0.23644018399110975">
            <text:p>0.23644018399110975</text:p>
          </table:table-cell>
          <table:table-cell office:value-type="float" office:value="0.33036991464505705">
            <text:p>0.33036991464505705</text:p>
          </table:table-cell>
        </table:table-row>
        <table:table-row>
          <table:table-cell table:style-name="pd1" office:value-type="string" office:string-value="171">
            <text:p>171</text:p>
          </table:table-cell>
          <table:table-cell office:value-type="float" office:value="0.2132382188906939">
            <text:p>0.2132382188906939</text:p>
          </table:table-cell>
          <table:table-cell office:value-type="float" office:value="2.381918475017029">
            <text:p>2.381918475017029</text:p>
          </table:table-cell>
          <table:table-cell office:value-type="float" office:value="5.507023157965104">
            <text:p>5.507023157965104</text:p>
          </table:table-cell>
          <table:table-cell office:value-type="float" office:value="7.7633742474072065">
            <text:p>7.7633742474072065</text:p>
          </table:table-cell>
          <table:table-cell office:value-type="float" office:value="0.12509272538558033">
            <text:p>0.12509272538558033</text:p>
          </table:table-cell>
          <table:table-cell office:value-type="float" office:value="0.21973066113341588">
            <text:p>0.21973066113341588</text:p>
          </table:table-cell>
          <table:table-cell office:value-type="float" office:value="0.23649890950846975">
            <text:p>0.23649890950846975</text:p>
          </table:table-cell>
          <table:table-cell office:value-type="float" office:value="0.3305553271697314">
            <text:p>0.3305553271697314</text:p>
          </table:table-cell>
        </table:table-row>
        <table:table-row>
          <table:table-cell table:style-name="pd1" office:value-type="string" office:string-value="172">
            <text:p>172</text:p>
          </table:table-cell>
          <table:table-cell office:value-type="float" office:value="0.2130127384254847">
            <text:p>0.2130127384254847</text:p>
          </table:table-cell>
          <table:table-cell office:value-type="float" office:value="2.38259459524763">
            <text:p>2.38259459524763</text:p>
          </table:table-cell>
          <table:table-cell office:value-type="float" office:value="5.508579294340074">
            <text:p>5.508579294340074</text:p>
          </table:table-cell>
          <table:table-cell office:value-type="float" office:value="7.765645582811572">
            <text:p>7.765645582811572</text:p>
          </table:table-cell>
          <table:table-cell office:value-type="float" office:value="0.12513238953715786">
            <text:p>0.12513238953715786</text:p>
          </table:table-cell>
          <table:table-cell office:value-type="float" office:value="0.21968610209973227">
            <text:p>0.21968610209973227</text:p>
          </table:table-cell>
          <table:table-cell office:value-type="float" office:value="0.23655703281678211">
            <text:p>0.23655703281678211</text:p>
          </table:table-cell>
          <table:table-cell office:value-type="float" office:value="0.33073845460234896">
            <text:p>0.33073845460234896</text:p>
          </table:table-cell>
        </table:table-row>
        <table:table-row>
          <table:table-cell table:style-name="pd1" office:value-type="string" office:string-value="173">
            <text:p>173</text:p>
          </table:table-cell>
          <table:table-cell office:value-type="float" office:value="0.21279166398056454">
            <text:p>0.21279166398056454</text:p>
          </table:table-cell>
          <table:table-cell office:value-type="float" office:value="2.383257463766664">
            <text:p>2.383257463766664</text:p>
          </table:table-cell>
          <table:table-cell office:value-type="float" office:value="5.510105062825749">
            <text:p>5.510105062825749</text:p>
          </table:table-cell>
          <table:table-cell office:value-type="float" office:value="7.767872495677452">
            <text:p>7.767872495677452</text:p>
          </table:table-cell>
          <table:table-cell office:value-type="float" office:value="0.1251712805256458">
            <text:p>0.1251712805256458</text:p>
          </table:table-cell>
          <table:table-cell office:value-type="float" office:value="0.21964199383505822">
            <text:p>0.21964199383505822</text:p>
          </table:table-cell>
          <table:table-cell office:value-type="float" office:value="0.2366139622442386">
            <text:p>0.2366139622442386</text:p>
          </table:table-cell>
          <table:table-cell office:value-type="float" office:value="0.33091835184167473">
            <text:p>0.33091835184167473</text:p>
          </table:table-cell>
        </table:table-row>
        <table:table-row>
          <table:table-cell table:style-name="pd1" office:value-type="string" office:string-value="174">
            <text:p>174</text:p>
          </table:table-cell>
          <table:table-cell office:value-type="float" office:value="0.2125732919006531">
            <text:p>0.2125732919006531</text:p>
          </table:table-cell>
          <table:table-cell office:value-type="float" office:value="2.3839122206738073">
            <text:p>2.3839122206738073</text:p>
          </table:table-cell>
          <table:table-cell office:value-type="float" office:value="5.51161218950973">
            <text:p>5.51161218950973</text:p>
          </table:table-cell>
          <table:table-cell office:value-type="float" office:value="7.770071763250981">
            <text:p>7.770071763250981</text:p>
          </table:table-cell>
          <table:table-cell office:value-type="float" office:value="0.12520966951175827">
            <text:p>0.12520966951175827</text:p>
          </table:table-cell>
          <table:table-cell office:value-type="float" office:value="0.21959859135074053">
            <text:p>0.21959859135074053</text:p>
          </table:table-cell>
          <table:table-cell office:value-type="float" office:value="0.23667017385208033">
            <text:p>0.23667017385208033</text:p>
          </table:table-cell>
          <table:table-cell office:value-type="float" office:value="0.3310958174223746">
            <text:p>0.3310958174223746</text:p>
          </table:table-cell>
        </table:table-row>
        <table:table-row>
          <table:table-cell table:style-name="pd1" office:value-type="string" office:string-value="175">
            <text:p>175</text:p>
          </table:table-cell>
          <table:table-cell office:value-type="float" office:value="0.212363030634969">
            <text:p>0.212363030634969</text:p>
          </table:table-cell>
          <table:table-cell office:value-type="float" office:value="2.3845425437496885">
            <text:p>2.3845425437496885</text:p>
          </table:table-cell>
          <table:table-cell office:value-type="float" office:value="5.51306345296412">
            <text:p>5.51306345296412</text:p>
          </table:table-cell>
          <table:table-cell office:value-type="float" office:value="7.772190205595272">
            <text:p>7.772190205595272</text:p>
          </table:table-cell>
          <table:table-cell office:value-type="float" office:value="0.1252467011684126">
            <text:p>0.1252467011684126</text:p>
          </table:table-cell>
          <table:table-cell office:value-type="float" office:value="0.21955500803546665">
            <text:p>0.21955500803546665</text:p>
          </table:table-cell>
          <table:table-cell office:value-type="float" office:value="0.23672415097879793">
            <text:p>0.23672415097879793</text:p>
          </table:table-cell>
          <table:table-cell office:value-type="float" office:value="0.331268397763877">
            <text:p>0.331268397763877</text:p>
          </table:table-cell>
        </table:table-row>
        <table:table-row>
          <table:table-cell table:style-name="pd1" office:value-type="string" office:string-value="176">
            <text:p>176</text:p>
          </table:table-cell>
          <table:table-cell office:value-type="float" office:value="0.2121522808207447">
            <text:p>0.2121522808207447</text:p>
          </table:table-cell>
          <table:table-cell office:value-type="float" office:value="2.385174383747249">
            <text:p>2.385174383747249</text:p>
          </table:table-cell>
          <table:table-cell office:value-type="float" office:value="5.514518036127381">
            <text:p>5.514518036127381</text:p>
          </table:table-cell>
          <table:table-cell office:value-type="float" office:value="7.774312429775775">
            <text:p>7.774312429775775</text:p>
          </table:table-cell>
          <table:table-cell office:value-type="float" office:value="0.12528373888235728">
            <text:p>0.12528373888235728</text:p>
          </table:table-cell>
          <table:table-cell office:value-type="float" office:value="0.21951260935461772">
            <text:p>0.21951260935461772</text:p>
          </table:table-cell>
          <table:table-cell office:value-type="float" office:value="0.23677830263600688">
            <text:p>0.23677830263600688</text:p>
          </table:table-cell>
          <table:table-cell office:value-type="float" office:value="0.3314400436371876">
            <text:p>0.3314400436371876</text:p>
          </table:table-cell>
        </table:table-row>
        <table:table-row>
          <table:table-cell table:style-name="pd1" office:value-type="string" office:string-value="177">
            <text:p>177</text:p>
          </table:table-cell>
          <table:table-cell office:value-type="float" office:value="0.21194363183077947">
            <text:p>0.21194363183077947</text:p>
          </table:table-cell>
          <table:table-cell office:value-type="float" office:value="2.3857999240242593">
            <text:p>2.3857999240242593</text:p>
          </table:table-cell>
          <table:table-cell office:value-type="float" office:value="5.515958120851026">
            <text:p>5.515958120851026</text:p>
          </table:table-cell>
          <table:table-cell office:value-type="float" office:value="7.776412980095635">
            <text:p>7.776412980095635</text:p>
          </table:table-cell>
          <table:table-cell office:value-type="float" office:value="0.12532037374814886">
            <text:p>0.12532037374814886</text:p>
          </table:table-cell>
          <table:table-cell office:value-type="float" office:value="0.21947096536217986">
            <text:p>0.21947096536217986</text:p>
          </table:table-cell>
          <table:table-cell office:value-type="float" office:value="0.2368319028220084">
            <text:p>0.2368319028220084</text:p>
          </table:table-cell>
          <table:table-cell office:value-type="float" office:value="0.33160958945259444">
            <text:p>0.33160958945259444</text:p>
          </table:table-cell>
        </table:table-row>
        <table:table-row>
          <table:table-cell table:style-name="pd1" office:value-type="string" office:string-value="178">
            <text:p>178</text:p>
          </table:table-cell>
          <table:table-cell office:value-type="float" office:value="0.2117403811457114">
            <text:p>0.2117403811457114</text:p>
          </table:table-cell>
          <table:table-cell office:value-type="float" office:value="2.3864092126387466">
            <text:p>2.3864092126387466</text:p>
          </table:table-cell>
          <table:table-cell office:value-type="float" office:value="5.5173610140187135">
            <text:p>5.5173610140187135</text:p>
          </table:table-cell>
          <table:table-cell office:value-type="float" office:value="7.778459440562197">
            <text:p>7.778459440562197</text:p>
          </table:table-cell>
          <table:table-cell office:value-type="float" office:value="0.12535608469878398">
            <text:p>0.12535608469878398</text:p>
          </table:table-cell>
          <table:table-cell office:value-type="float" office:value="0.21942952484028044">
            <text:p>0.21942952484028044</text:p>
          </table:table-cell>
          <table:table-cell office:value-type="float" office:value="0.23688402562951424">
            <text:p>0.23688402562951424</text:p>
          </table:table-cell>
          <table:table-cell office:value-type="float" office:value="0.33177554591836983">
            <text:p>0.33177554591836983</text:p>
          </table:table-cell>
        </table:table-row>
        <table:table-row>
          <table:table-cell table:style-name="pd1" office:value-type="string" office:string-value="179">
            <text:p>179</text:p>
          </table:table-cell>
          <table:table-cell office:value-type="float" office:value="0.21153652861984917">
            <text:p>0.21153652861984917</text:p>
          </table:table-cell>
          <table:table-cell office:value-type="float" office:value="2.3870203594315678">
            <text:p>2.3870203594315678</text:p>
          </table:table-cell>
          <table:table-cell office:value-type="float" office:value="5.518768007231928">
            <text:p>5.518768007231928</text:p>
          </table:table-cell>
          <table:table-cell office:value-type="float" office:value="7.780510853821807">
            <text:p>7.780510853821807</text:p>
          </table:table-cell>
          <table:table-cell office:value-type="float" office:value="0.12539182356851925">
            <text:p>0.12539182356851925</text:p>
          </table:table-cell>
          <table:table-cell office:value-type="float" office:value="0.21938924899817475">
            <text:p>0.21938924899817475</text:p>
          </table:table-cell>
          <table:table-cell office:value-type="float" office:value="0.23693635477003883">
            <text:p>0.23693635477003883</text:p>
          </table:table-cell>
          <table:table-cell office:value-type="float" office:value="0.3319406744540797">
            <text:p>0.3319406744540797</text:p>
          </table:table-cell>
        </table:table-row>
        <table:table-row>
          <table:table-cell table:style-name="pd1" office:value-type="string" office:string-value="180">
            <text:p>180</text:p>
          </table:table-cell>
          <table:table-cell office:value-type="float" office:value="0.21133293114918872">
            <text:p>0.21133293114918872</text:p>
          </table:table-cell>
          <table:table-cell office:value-type="float" office:value="2.3876307762075863">
            <text:p>2.3876307762075863</text:p>
          </table:table-cell>
          <table:table-cell office:value-type="float" office:value="5.520173205415448">
            <text:p>5.520173205415448</text:p>
          </table:table-cell>
          <table:table-cell office:value-type="float" office:value="7.782558804798083">
            <text:p>7.782558804798083</text:p>
          </table:table-cell>
          <table:table-cell office:value-type="float" office:value="0.12542745581138667">
            <text:p>0.12542745581138667</text:p>
          </table:table-cell>
          <table:table-cell office:value-type="float" office:value="0.2193499876923074">
            <text:p>0.2193499876923074</text:p>
          </table:table-cell>
          <table:table-cell office:value-type="float" office:value="0.2369886500513372">
            <text:p>0.2369886500513372</text:p>
          </table:table-cell>
          <table:table-cell office:value-type="float" office:value="0.3321046006586842">
            <text:p>0.3321046006586842</text:p>
          </table:table-cell>
        </table:table-row>
        <table:table-row>
          <table:table-cell table:style-name="pd1" office:value-type="string" office:string-value="181">
            <text:p>181</text:p>
          </table:table-cell>
          <table:table-cell office:value-type="float" office:value="0.21113794018051926">
            <text:p>0.21113794018051926</text:p>
          </table:table-cell>
          <table:table-cell office:value-type="float" office:value="2.3882152538968957">
            <text:p>2.3882152538968957</text:p>
          </table:table-cell>
          <table:table-cell office:value-type="float" office:value="5.521519138315966">
            <text:p>5.521519138315966</text:p>
          </table:table-cell>
          <table:table-cell office:value-type="float" office:value="7.784521157057943">
            <text:p>7.784521157057943</text:p>
          </table:table-cell>
          <table:table-cell office:value-type="float" office:value="0.12546165942872367">
            <text:p>0.12546165942872367</text:p>
          </table:table-cell>
          <table:table-cell office:value-type="float" office:value="0.2193103556452424">
            <text:p>0.2193103556452424</text:p>
          </table:table-cell>
          <table:table-cell office:value-type="float" office:value="0.23703856433599613">
            <text:p>0.23703856433599613</text:p>
          </table:table-cell>
          <table:table-cell office:value-type="float" office:value="0.332263523450361">
            <text:p>0.332263523450361</text:p>
          </table:table-cell>
        </table:table-row>
        <table:table-row>
          <table:table-cell table:style-name="pd1" office:value-type="string" office:string-value="182">
            <text:p>182</text:p>
          </table:table-cell>
          <table:table-cell office:value-type="float" office:value="0.21094231994375492">
            <text:p>0.21094231994375492</text:p>
          </table:table-cell>
          <table:table-cell office:value-type="float" office:value="2.3888016740608977">
            <text:p>2.3888016740608977</text:p>
          </table:table-cell>
          <table:table-cell office:value-type="float" office:value="5.522869358495931">
            <text:p>5.522869358495931</text:p>
          </table:table-cell>
          <table:table-cell office:value-type="float" office:value="7.786488790778615">
            <text:p>7.786488790778615</text:p>
          </table:table-cell>
          <table:table-cell office:value-type="float" office:value="0.12549589911092052">
            <text:p>0.12549589911092052</text:p>
          </table:table-cell>
          <table:table-cell office:value-type="float" office:value="0.21927185366005705">
            <text:p>0.21927185366005705</text:p>
          </table:table-cell>
          <table:table-cell office:value-type="float" office:value="0.237088692663285">
            <text:p>0.237088692663285</text:p>
          </table:table-cell>
          <table:table-cell office:value-type="float" office:value="0.33242168312522397">
            <text:p>0.33242168312522397</text:p>
          </table:table-cell>
        </table:table-row>
        <table:table-row>
          <table:table-cell table:style-name="pd1" office:value-type="string" office:string-value="183">
            <text:p>183</text:p>
          </table:table-cell>
          <table:table-cell office:value-type="float" office:value="0.21075640006145327">
            <text:p>0.21075640006145327</text:p>
          </table:table-cell>
          <table:table-cell office:value-type="float" office:value="2.389358847927937">
            <text:p>2.389358847927937</text:p>
          </table:table-cell>
          <table:table-cell office:value-type="float" office:value="5.5241527914636785">
            <text:p>5.5241527914636785</text:p>
          </table:table-cell>
          <table:table-cell office:value-type="float" office:value="7.788360093186528">
            <text:p>7.788360093186528</text:p>
          </table:table-cell>
          <table:table-cell office:value-type="float" office:value="0.12552853896516536">
            <text:p>0.12552853896516536</text:p>
          </table:table-cell>
          <table:table-cell office:value-type="float" office:value="0.21923275965429348">
            <text:p>0.21923275965429348</text:p>
          </table:table-cell>
          <table:table-cell office:value-type="float" office:value="0.2371361287807647">
            <text:p>0.2371361287807647</text:p>
          </table:table-cell>
          <table:table-cell office:value-type="float" office:value="0.33257437283292113">
            <text:p>0.33257437283292113</text:p>
          </table:table-cell>
        </table:table-row>
        <table:table-row>
          <table:table-cell table:style-name="pd1" office:value-type="string" office:string-value="184">
            <text:p>184</text:p>
          </table:table-cell>
          <table:table-cell office:value-type="float" office:value="0.21056591461632548">
            <text:p>0.21056591461632548</text:p>
          </table:table-cell>
          <table:table-cell office:value-type="float" office:value="2.38992984935944">
            <text:p>2.38992984935944</text:p>
          </table:table-cell>
          <table:table-cell office:value-type="float" office:value="5.525467595938941">
            <text:p>5.525467595938941</text:p>
          </table:table-cell>
          <table:table-cell office:value-type="float" office:value="7.79027544099135">
            <text:p>7.79027544099135</text:p>
          </table:table-cell>
          <table:table-cell office:value-type="float" office:value="0.12556184111676938">
            <text:p>0.12556184111676938</text:p>
          </table:table-cell>
          <table:table-cell office:value-type="float" office:value="0.219195421555558">
            <text:p>0.219195421555558</text:p>
          </table:table-cell>
          <table:table-cell office:value-type="float" office:value="0.2371848865295653">
            <text:p>0.2371848865295653</text:p>
          </table:table-cell>
          <table:table-cell office:value-type="float" office:value="0.33272813273954027">
            <text:p>0.33272813273954027</text:p>
          </table:table-cell>
        </table:table-row>
        <table:table-row>
          <table:table-cell table:style-name="pd1" office:value-type="string" office:string-value="185">
            <text:p>185</text:p>
          </table:table-cell>
          <table:table-cell office:value-type="float" office:value="0.21038166875564773">
            <text:p>0.21038166875564773</text:p>
          </table:table-cell>
          <table:table-cell office:value-type="float" office:value="2.390482047192556">
            <text:p>2.390482047192556</text:p>
          </table:table-cell>
          <table:table-cell office:value-type="float" office:value="5.526739432126534">
            <text:p>5.526739432126534</text:p>
          </table:table-cell>
          <table:table-cell office:value-type="float" office:value="7.792128529317719">
            <text:p>7.792128529317719</text:p>
          </table:table-cell>
          <table:table-cell office:value-type="float" office:value="0.1255940939588283">
            <text:p>0.1255940939588283</text:p>
          </table:table-cell>
          <table:table-cell office:value-type="float" office:value="0.21915803188604357">
            <text:p>0.21915803188604357</text:p>
          </table:table-cell>
          <table:table-cell office:value-type="float" office:value="0.2372319238866316">
            <text:p>0.2372319238866316</text:p>
          </table:table-cell>
          <table:table-cell office:value-type="float" office:value="0.33287803736112836">
            <text:p>0.33287803736112836</text:p>
          </table:table-cell>
        </table:table-row>
        <table:table-row>
          <table:table-cell table:style-name="pd1" office:value-type="string" office:string-value="186">
            <text:p>186</text:p>
          </table:table-cell>
          <table:table-cell office:value-type="float" office:value="0.21019280413149657">
            <text:p>0.21019280413149657</text:p>
          </table:table-cell>
          <table:table-cell office:value-type="float" office:value="2.391048232955506">
            <text:p>2.391048232955506</text:p>
          </table:table-cell>
          <table:table-cell office:value-type="float" office:value="5.52804300614268">
            <text:p>5.52804300614268</text:p>
          </table:table-cell>
          <table:table-cell office:value-type="float" office:value="7.794026218348664">
            <text:p>7.794026218348664</text:p>
          </table:table-cell>
          <table:table-cell office:value-type="float" office:value="0.12562701987530878">
            <text:p>0.12562701987530878</text:p>
          </table:table-cell>
          <table:table-cell office:value-type="float" office:value="0.2191223912111567">
            <text:p>0.2191223912111567</text:p>
          </table:table-cell>
          <table:table-cell office:value-type="float" office:value="0.2372803000449077">
            <text:p>0.2372803000449077</text:p>
          </table:table-cell>
          <table:table-cell office:value-type="float" office:value="0.33302906843445107">
            <text:p>0.33302906843445107</text:p>
          </table:table-cell>
        </table:table-row>
        <table:table-row>
          <table:table-cell table:style-name="pd1" office:value-type="string" office:string-value="187">
            <text:p>187</text:p>
          </table:table-cell>
          <table:table-cell office:value-type="float" office:value="0.21001236031086548">
            <text:p>0.21001236031086548</text:p>
          </table:table-cell>
          <table:table-cell office:value-type="float" office:value="2.391589026852479">
            <text:p>2.391589026852479</text:p>
          </table:table-cell>
          <table:table-cell office:value-type="float" office:value="5.529288606069955">
            <text:p>5.529288606069955</text:p>
          </table:table-cell>
          <table:table-cell office:value-type="float" office:value="7.79584021813021">
            <text:p>7.79584021813021</text:p>
          </table:table-cell>
          <table:table-cell office:value-type="float" office:value="0.12565855290330483">
            <text:p>0.12565855290330483</text:p>
          </table:table-cell>
          <table:table-cell office:value-type="float" office:value="0.2190863035443329">
            <text:p>0.2190863035443329</text:p>
          </table:table-cell>
          <table:table-cell office:value-type="float" office:value="0.2373263399682177">
            <text:p>0.2373263399682177</text:p>
          </table:table-cell>
          <table:table-cell office:value-type="float" office:value="0.33317527832428123">
            <text:p>0.33317527832428123</text:p>
          </table:table-cell>
        </table:table-row>
        <table:table-row>
          <table:table-cell table:style-name="pd1" office:value-type="string" office:string-value="188">
            <text:p>188</text:p>
          </table:table-cell>
          <table:table-cell office:value-type="float" office:value="0.20983343681236585">
            <text:p>0.20983343681236585</text:p>
          </table:table-cell>
          <table:table-cell office:value-type="float" office:value="2.3921252735681318">
            <text:p>2.3921252735681318</text:p>
          </table:table-cell>
          <table:table-cell office:value-type="float" office:value="5.530523701989449">
            <text:p>5.530523701989449</text:p>
          </table:table-cell>
          <table:table-cell office:value-type="float" office:value="7.797638455908177">
            <text:p>7.797638455908177</text:p>
          </table:table-cell>
          <table:table-cell office:value-type="float" office:value="0.1256897882372901">
            <text:p>0.1256897882372901</text:p>
          </table:table-cell>
          <table:table-cell office:value-type="float" office:value="0.21905091026278953">
            <text:p>0.21905091026278953</text:p>
          </table:table-cell>
          <table:table-cell office:value-type="float" office:value="0.23737198847064034">
            <text:p>0.23737198847064034</text:p>
          </table:table-cell>
          <table:table-cell office:value-type="float" office:value="0.33331983881164684">
            <text:p>0.33331983881164684</text:p>
          </table:table-cell>
        </table:table-row>
        <table:table-row>
          <table:table-cell table:style-name="pd1" office:value-type="string" office:string-value="189">
            <text:p>189</text:p>
          </table:table-cell>
          <table:table-cell office:value-type="float" office:value="0.20965684162201106">
            <text:p>0.20965684162201106</text:p>
          </table:table-cell>
          <table:table-cell office:value-type="float" office:value="2.392654527426564">
            <text:p>2.392654527426564</text:p>
          </table:table-cell>
          <table:table-cell office:value-type="float" office:value="5.531742740515529">
            <text:p>5.531742740515529</text:p>
          </table:table-cell>
          <table:table-cell office:value-type="float" office:value="7.799412985877279">
            <text:p>7.799412985877279</text:p>
          </table:table-cell>
          <table:table-cell office:value-type="float" office:value="0.12572059863823443">
            <text:p>0.12572059863823443</text:p>
          </table:table-cell>
          <table:table-cell office:value-type="float" office:value="0.21901606206314708">
            <text:p>0.21901606206314708</text:p>
          </table:table-cell>
          <table:table-cell office:value-type="float" office:value="0.2374170171536949">
            <text:p>0.2374170171536949</text:p>
          </table:table-cell>
          <table:table-cell office:value-type="float" office:value="0.3334623949439615">
            <text:p>0.3334623949439615</text:p>
          </table:table-cell>
        </table:table-row>
        <table:table-row>
          <table:table-cell table:style-name="pd1" office:value-type="string" office:string-value="190">
            <text:p>190</text:p>
          </table:table-cell>
          <table:table-cell office:value-type="float" office:value="0.20948568698160352">
            <text:p>0.20948568698160352</text:p>
          </table:table-cell>
          <table:table-cell office:value-type="float" office:value="2.3931673887750273">
            <text:p>2.3931673887750273</text:p>
          </table:table-cell>
          <table:table-cell office:value-type="float" office:value="5.5329243101071">
            <text:p>5.5329243101071</text:p>
          </table:table-cell>
          <table:table-cell office:value-type="float" office:value="7.801133200781239">
            <text:p>7.801133200781239</text:p>
          </table:table-cell>
          <table:table-cell office:value-type="float" office:value="0.12575049173109598">
            <text:p>0.12575049173109598</text:p>
          </table:table-cell>
          <table:table-cell office:value-type="float" office:value="0.21898121624927483">
            <text:p>0.21898121624927483</text:p>
          </table:table-cell>
          <table:table-cell office:value-type="float" office:value="0.23746054674498085">
            <text:p>0.23746054674498085</text:p>
          </table:table-cell>
          <table:table-cell office:value-type="float" office:value="0.3336015384260626">
            <text:p>0.3336015384260626</text:p>
          </table:table-cell>
        </table:table-row>
        <table:table-row>
          <table:table-cell table:style-name="pd1" office:value-type="string" office:string-value="191">
            <text:p>191</text:p>
          </table:table-cell>
          <table:table-cell office:value-type="float" office:value="0.20931255884190003">
            <text:p>0.20931255884190003</text:p>
          </table:table-cell>
          <table:table-cell office:value-type="float" office:value="2.3936862529646827">
            <text:p>2.3936862529646827</text:p>
          </table:table-cell>
          <table:table-cell office:value-type="float" office:value="5.53411941450051">
            <text:p>5.53411941450051</text:p>
          </table:table-cell>
          <table:table-cell office:value-type="float" office:value="7.802872075822305">
            <text:p>7.802872075822305</text:p>
          </table:table-cell>
          <table:table-cell office:value-type="float" office:value="0.12578064415377246">
            <text:p>0.12578064415377246</text:p>
          </table:table-cell>
          <table:table-cell office:value-type="float" office:value="0.21894761968391713">
            <text:p>0.21894761968391713</text:p>
          </table:table-cell>
          <table:table-cell office:value-type="float" office:value="0.2375046711725666">
            <text:p>0.2375046711725666</text:p>
          </table:table-cell>
          <table:table-cell office:value-type="float" office:value="0.3337406747364308">
            <text:p>0.3337406747364308</text:p>
          </table:table-cell>
        </table:table-row>
        <table:table-row>
          <table:table-cell table:style-name="pd1" office:value-type="string" office:string-value="192">
            <text:p>192</text:p>
          </table:table-cell>
          <table:table-cell office:value-type="float" office:value="0.20914658564263508">
            <text:p>0.20914658564263508</text:p>
          </table:table-cell>
          <table:table-cell office:value-type="float" office:value="2.3941835392642385">
            <text:p>2.3941835392642385</text:p>
          </table:table-cell>
          <table:table-cell office:value-type="float" office:value="5.535265262873677">
            <text:p>5.535265262873677</text:p>
          </table:table-cell>
          <table:table-cell office:value-type="float" office:value="7.8045397830588525">
            <text:p>7.8045397830588525</text:p>
          </table:table-cell>
          <table:table-cell office:value-type="float" office:value="0.125809609185508">
            <text:p>0.125809609185508</text:p>
          </table:table-cell>
          <table:table-cell office:value-type="float" office:value="0.21891370246724293">
            <text:p>0.21891370246724293</text:p>
          </table:table-cell>
          <table:table-cell office:value-type="float" office:value="0.23754681018616156">
            <text:p>0.23754681018616156</text:p>
          </table:table-cell>
          <table:table-cell office:value-type="float" office:value="0.33387564273798986">
            <text:p>0.33387564273798986</text:p>
          </table:table-cell>
        </table:table-row>
        <table:table-row>
          <table:table-cell table:style-name="pd1" office:value-type="string" office:string-value="193">
            <text:p>193</text:p>
          </table:table-cell>
          <table:table-cell office:value-type="float" office:value="0.20898274477383272">
            <text:p>0.20898274477383272</text:p>
          </table:table-cell>
          <table:table-cell office:value-type="float" office:value="2.3946744284246506">
            <text:p>2.3946744284246506</text:p>
          </table:table-cell>
          <table:table-cell office:value-type="float" office:value="5.536396398314408">
            <text:p>5.536396398314408</text:p>
          </table:table-cell>
          <table:table-cell office:value-type="float" office:value="7.806185783170289">
            <text:p>7.806185783170289</text:p>
          </table:table-cell>
          <table:table-cell office:value-type="float" office:value="0.12583818461707577">
            <text:p>0.12583818461707577</text:p>
          </table:table-cell>
          <table:table-cell office:value-type="float" office:value="0.21888030682588597">
            <text:p>0.21888030682588597</text:p>
          </table:table-cell>
          <table:table-cell office:value-type="float" office:value="0.23758838316219397">
            <text:p>0.23758838316219397</text:p>
          </table:table-cell>
          <table:table-cell office:value-type="float" office:value="0.3340087547038863">
            <text:p>0.3340087547038863</text:p>
          </table:table-cell>
        </table:table-row>
        <table:table-row>
          <table:table-cell table:style-name="pd1" office:value-type="string" office:string-value="194">
            <text:p>194</text:p>
          </table:table-cell>
          <table:table-cell office:value-type="float" office:value="0.2088202002810407">
            <text:p>0.2088202002810407</text:p>
          </table:table-cell>
          <table:table-cell office:value-type="float" office:value="2.395161439473814">
            <text:p>2.395161439473814</text:p>
          </table:table-cell>
          <table:table-cell office:value-type="float" office:value="5.537518577743886">
            <text:p>5.537518577743886</text:p>
          </table:table-cell>
          <table:table-cell office:value-type="float" office:value="7.80781830407967">
            <text:p>7.80781830407967</text:p>
          </table:table-cell>
          <table:table-cell office:value-type="float" office:value="0.125866503745064">
            <text:p>0.125866503745064</text:p>
          </table:table-cell>
          <table:table-cell office:value-type="float" office:value="0.218847564122328">
            <text:p>0.218847564122328</text:p>
          </table:table-cell>
          <table:table-cell office:value-type="float" office:value="0.23762962615832198">
            <text:p>0.23762962615832198</text:p>
          </table:table-cell>
          <table:table-cell office:value-type="float" office:value="0.3341404061713758">
            <text:p>0.3341404061713758</text:p>
          </table:table-cell>
        </table:table-row>
        <table:table-row>
          <table:table-cell table:style-name="pd1" office:value-type="string" office:string-value="195">
            <text:p>195</text:p>
          </table:table-cell>
          <table:table-cell office:value-type="float" office:value="0.20865714928699947">
            <text:p>0.20865714928699947</text:p>
          </table:table-cell>
          <table:table-cell office:value-type="float" office:value="2.395650017895027">
            <text:p>2.395650017895027</text:p>
          </table:table-cell>
          <table:table-cell office:value-type="float" office:value="5.53864420416368">
            <text:p>5.53864420416368</text:p>
          </table:table-cell>
          <table:table-cell office:value-type="float" office:value="7.8094550998956525">
            <text:p>7.8094550998956525</text:p>
          </table:table-cell>
          <table:table-cell office:value-type="float" office:value="0.12589485342768342">
            <text:p>0.12589485342768342</text:p>
          </table:table-cell>
          <table:table-cell office:value-type="float" office:value="0.21881577592568108">
            <text:p>0.21881577592568108</text:p>
          </table:table-cell>
          <table:table-cell office:value-type="float" office:value="0.23767105009734732">
            <text:p>0.23767105009734732</text:p>
          </table:table-cell>
          <table:table-cell office:value-type="float" office:value="0.3342714352244216">
            <text:p>0.3342714352244216</text:p>
          </table:table-cell>
        </table:table-row>
        <table:table-row>
          <table:table-cell table:style-name="pd1" office:value-type="string" office:string-value="196">
            <text:p>196</text:p>
          </table:table-cell>
          <table:table-cell office:value-type="float" office:value="0.20849581206268322">
            <text:p>0.20849581206268322</text:p>
          </table:table-cell>
          <table:table-cell office:value-type="float" office:value="2.39613345314656">
            <text:p>2.39613345314656</text:p>
          </table:table-cell>
          <table:table-cell office:value-type="float" office:value="5.539758007432878">
            <text:p>5.539758007432878</text:p>
          </table:table-cell>
          <table:table-cell office:value-type="float" office:value="7.8110743287717455">
            <text:p>7.8110743287717455</text:p>
          </table:table-cell>
          <table:table-cell office:value-type="float" office:value="0.1259228823856856">
            <text:p>0.1259228823856856</text:p>
          </table:table-cell>
          <table:table-cell office:value-type="float" office:value="0.21878454817256401">
            <text:p>0.21878454817256401</text:p>
          </table:table-cell>
          <table:table-cell office:value-type="float" office:value="0.2377120264179016">
            <text:p>0.2377120264179016</text:p>
          </table:table-cell>
          <table:table-cell office:value-type="float" office:value="0.33440083953720884">
            <text:p>0.33440083953720884</text:p>
          </table:table-cell>
        </table:table-row>
        <table:table-row>
          <table:table-cell table:style-name="pd1" office:value-type="string" office:string-value="197">
            <text:p>197</text:p>
          </table:table-cell>
          <table:table-cell office:value-type="float" office:value="0.20833787638878856">
            <text:p>0.20833787638878856</text:p>
          </table:table-cell>
          <table:table-cell office:value-type="float" office:value="2.3966066484013746">
            <text:p>2.3966066484013746</text:p>
          </table:table-cell>
          <table:table-cell office:value-type="float" office:value="5.540848375349621">
            <text:p>5.540848375349621</text:p>
          </table:table-cell>
          <table:table-cell office:value-type="float" office:value="7.812659400451812">
            <text:p>7.812659400451812</text:p>
          </table:table-cell>
          <table:table-cell office:value-type="float" office:value="0.12595032395989478">
            <text:p>0.12595032395989478</text:p>
          </table:table-cell>
          <table:table-cell office:value-type="float" office:value="0.21875357487011804">
            <text:p>0.21875357487011804</text:p>
          </table:table-cell>
          <table:table-cell office:value-type="float" office:value="0.23775207667784432">
            <text:p>0.23775207667784432</text:p>
          </table:table-cell>
          <table:table-cell office:value-type="float" office:value="0.33452786072725493">
            <text:p>0.33452786072725493</text:p>
          </table:table-cell>
        </table:table-row>
        <table:table-row>
          <table:table-cell table:style-name="pd1" office:value-type="string" office:string-value="198">
            <text:p>198</text:p>
          </table:table-cell>
          <table:table-cell office:value-type="float" office:value="0.20818210252216818">
            <text:p>0.20818210252216818</text:p>
          </table:table-cell>
          <table:table-cell office:value-type="float" office:value="2.397073351657334">
            <text:p>2.397073351657334</text:p>
          </table:table-cell>
          <table:table-cell office:value-type="float" office:value="5.541923833373203">
            <text:p>5.541923833373203</text:p>
          </table:table-cell>
          <table:table-cell office:value-type="float" office:value="7.814222534957585">
            <text:p>7.814222534957585</text:p>
          </table:table-cell>
          <table:table-cell office:value-type="float" office:value="0.12597737579561138">
            <text:p>0.12597737579561138</text:p>
          </table:table-cell>
          <table:table-cell office:value-type="float" office:value="0.21872305875536913">
            <text:p>0.21872305875536913</text:p>
          </table:table-cell>
          <table:table-cell office:value-type="float" office:value="0.23779155210070446">
            <text:p>0.23779155210070446</text:p>
          </table:table-cell>
          <table:table-cell office:value-type="float" office:value="0.33465307911275244">
            <text:p>0.33465307911275244</text:p>
          </table:table-cell>
        </table:table-row>
        <table:table-row>
          <table:table-cell table:style-name="pd1" office:value-type="string" office:string-value="199">
            <text:p>199</text:p>
          </table:table-cell>
          <table:table-cell office:value-type="float" office:value="0.20802907756258748">
            <text:p>0.20802907756258748</text:p>
          </table:table-cell>
          <table:table-cell office:value-type="float" office:value="2.397531786172164">
            <text:p>2.397531786172164</text:p>
          </table:table-cell>
          <table:table-cell office:value-type="float" office:value="5.542980345958222">
            <text:p>5.542980345958222</text:p>
          </table:table-cell>
          <table:table-cell office:value-type="float" office:value="7.815757962274994">
            <text:p>7.815757962274994</text:p>
          </table:table-cell>
          <table:table-cell office:value-type="float" office:value="0.1260039455494305">
            <text:p>0.1260039455494305</text:p>
          </table:table-cell>
          <table:table-cell office:value-type="float" office:value="0.2186928842217559">
            <text:p>0.2186928842217559</text:p>
          </table:table-cell>
          <table:table-cell office:value-type="float" office:value="0.23783028557230523">
            <text:p>0.23783028557230523</text:p>
          </table:table-cell>
          <table:table-cell office:value-type="float" office:value="0.3347762386789645">
            <text:p>0.3347762386789645</text:p>
          </table:table-cell>
        </table:table-row>
        <table:table-row>
          <table:table-cell table:style-name="pd1" office:value-type="string" office:string-value="200">
            <text:p>200</text:p>
          </table:table-cell>
          <table:table-cell office:value-type="float" office:value="0.20787455428447044">
            <text:p>0.20787455428447044</text:p>
          </table:table-cell>
          <table:table-cell office:value-type="float" office:value="2.3979947885212765">
            <text:p>2.3979947885212765</text:p>
          </table:table-cell>
          <table:table-cell office:value-type="float" office:value="5.544047124062469">
            <text:p>5.544047124062469</text:p>
          </table:table-cell>
          <table:table-cell office:value-type="float" office:value="7.817307502124778">
            <text:p>7.817307502124778</text:p>
          </table:table-cell>
          <table:table-cell office:value-type="float" office:value="0.12603070797272029">
            <text:p>0.12603070797272029</text:p>
          </table:table-cell>
          <table:table-cell office:value-type="float" office:value="0.21866378734494116">
            <text:p>0.21866378734494116</text:p>
          </table:table-cell>
          <table:table-cell office:value-type="float" office:value="0.23786948336405608">
            <text:p>0.23786948336405608</text:p>
          </table:table-cell>
          <table:table-cell office:value-type="float" office:value="0.3348992949094644">
            <text:p>0.33489929490946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